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bold" fo:font-family="Arial" style:font-family-asian="Arial" style:font-family-complex="Arial"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8.00pt" fo:font-weight="bold" fo:font-family="Arial" style:font-family-asian="Arial" style:font-family-complex="Arial" fo:background-color="transparent" style:use-window-font-color="true"/>
    </style:style>
    <style:style style:name="T7" style:family="text">
      <style:text-properties fo:font-size="18.00pt" fo:font-weight="bold" fo:font-family="Arial" style:font-family-asian="Arial" style:font-family-complex="Arial" fo:background-color="transparent" style:use-window-font-color="true" fo:font-style="italic"/>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6.00pt" fo:font-weight="bold"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bold"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bold"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bold"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bold"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bold"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bold"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bold"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style:text-underline-mode="continuous" style:text-underline-type="single" style:text-underline-style="solid" style:text-underline-width="normal" fo:font-family="Arial" style:font-family-asian="Arial" style:font-family-complex="Arial"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Times New Roman'" style:font-family-asian="'Times New Roman'" style:font-family-complex="'Times New Roman'" fo:background-color="transparent" fo:color="#000000"/>
    </style:style>
    <style:style style:name="T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2.00pt" fo:font-weight="bold" fo:font-family="'Times New Roman'" style:font-family-asian="'Times New Roman'" style:font-family-complex="'Times New Roman'"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2.00pt" fo:font-weight="bold" fo:font-family="'Times New Roman'" style:font-family-asian="'Times New Roman'" style:font-family-complex="'Times New Roman'"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1" style:family="text">
      <style:text-properties fo:font-size="16.00pt" fo:font-weight="bold" style:text-underline-mode="continuous" style:text-underline-type="single" style:text-underline-style="solid" style:text-underline-width="normal" fo:font-family="Arial" style:font-family-asian="Arial" style:font-family-complex="Arial"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2.00pt" fo:font-weight="bold" fo:font-family="'Times New Roman'" style:font-family-asian="'Times New Roman'" style:font-family-complex="'Times New Roman'" fo:background-color="transparent" style:use-window-font-color="true" fo:font-style="italic"/>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2.00pt" fo:font-weight="bold" fo:font-family="'Times New Roman'" style:font-family-asian="'Times New Roman'" style:font-family-complex="'Times New Roman'"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bold"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99"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0"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17"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0" style:family="text">
      <style:text-properties fo:font-size="12.00pt" fo:font-weight="normal" fo:font-family="'Times New Roman'" style:font-family-asian="'Times New Roman'" style:font-family-complex="'Times New Roman'" fo:background-color="transparent" style:use-window-font-color="true"/>
    </style:style>
    <style:style style:name="T161" style:family="text">
      <style:text-properties fo:font-size="12.00pt" fo:font-weight="normal" fo:font-family="'Times New Roman'" style:font-family-asian="'Times New Roman'" style:font-family-complex="'Times New Roman'" fo:background-color="transparent" style:use-window-font-color="true"/>
    </style:style>
    <style:style style:name="T162" style:family="text">
      <style:text-properties fo:font-size="12.00pt" fo:font-weight="normal" fo:font-family="'Times New Roman'" style:font-family-asian="'Times New Roman'" style:font-family-complex="'Times New Roman'" fo:background-color="transparent" style:use-window-font-color="true"/>
    </style:style>
    <style:style style:name="T163" style:family="text">
      <style:text-properties fo:font-size="12.00pt" fo:font-weight="normal" fo:font-family="'Times New Roman'" style:font-family-asian="'Times New Roman'" style:font-family-complex="'Times New Roman'" fo:background-color="transparent" style:use-window-font-color="true"/>
    </style:style>
    <style:style style:name="T164" style:family="text">
      <style:text-properties fo:font-size="12.00pt" fo:font-weight="normal" fo:font-family="'Times New Roman'" style:font-family-asian="'Times New Roman'" style:font-family-complex="'Times New Roman'" fo:background-color="transparent" style:use-window-font-color="true"/>
    </style:style>
    <style:style style:name="T165" style:family="text">
      <style:text-properties fo:font-size="12.00pt" fo:font-weight="normal" fo:font-family="'Times New Roman'" style:font-family-asian="'Times New Roman'" style:font-family-complex="'Times New Roman'" fo:background-color="transparent" style:use-window-font-color="true"/>
    </style:style>
    <style:style style:name="T166" style:family="text">
      <style:text-properties fo:font-size="12.00pt" fo:font-weight="normal" fo:font-family="'Times New Roman'" style:font-family-asian="'Times New Roman'" style:font-family-complex="'Times New Roman'" fo:background-color="transparent" style:use-window-font-color="true"/>
    </style:style>
    <style:style style:name="T167" style:family="text">
      <style:text-properties fo:font-size="12.00pt" fo:font-weight="normal" fo:font-family="'Times New Roman'" style:font-family-asian="'Times New Roman'" style:font-family-complex="'Times New Roman'" fo:background-color="transparent" style:use-window-font-color="true"/>
    </style:style>
    <style:style style:name="T168" style:family="text">
      <style:text-properties fo:font-size="12.00pt" fo:font-weight="normal" fo:font-family="'Times New Roman'" style:font-family-asian="'Times New Roman'" style:font-family-complex="'Times New Roman'" fo:background-color="transparent" style:use-window-font-color="true"/>
    </style:style>
    <style:style style:name="T169" style:family="text">
      <style:text-properties fo:font-size="12.00pt" fo:font-weight="normal" fo:font-family="'Times New Roman'" style:font-family-asian="'Times New Roman'" style:font-family-complex="'Times New Roman'" fo:background-color="transparent" style:use-window-font-color="true"/>
    </style:style>
    <style:style style:name="T170" style:family="text">
      <style:text-properties fo:font-size="12.00pt" fo:font-weight="normal" fo:font-family="'Times New Roman'" style:font-family-asian="'Times New Roman'" style:font-family-complex="'Times New Roman'" fo:background-color="transparent" style:use-window-font-color="true"/>
    </style:style>
    <style:style style:name="T171" style:family="text">
      <style:text-properties fo:font-size="12.00pt" fo:font-weight="normal" fo:font-family="'Times New Roman'" style:font-family-asian="'Times New Roman'" style:font-family-complex="'Times New Roman'" fo:background-color="transparent" style:use-window-font-color="true"/>
    </style:style>
    <style:style style:name="T172" style:family="text">
      <style:text-properties fo:font-size="12.00pt" fo:font-weight="normal" fo:font-family="'Times New Roman'" style:font-family-asian="'Times New Roman'" style:font-family-complex="'Times New Roman'" fo:background-color="transparent" style:use-window-font-color="true"/>
    </style:style>
    <style:style style:name="T173" style:family="text">
      <style:text-properties fo:font-size="12.00pt" fo:font-weight="normal" fo:font-family="'Times New Roman'" style:font-family-asian="'Times New Roman'" style:font-family-complex="'Times New Roman'" fo:background-color="transparent" style:use-window-font-color="true"/>
    </style:style>
    <style:style style:name="T174" style:family="text">
      <style:text-properties fo:font-size="12.00pt" fo:font-weight="normal" fo:font-family="'Times New Roman'" style:font-family-asian="'Times New Roman'" style:font-family-complex="'Times New Roman'" fo:background-color="transparent" style:use-window-font-color="true"/>
    </style:style>
    <style:style style:name="T175" style:family="text">
      <style:text-properties fo:font-size="12.00pt" fo:font-weight="normal" fo:font-family="'Times New Roman'" style:font-family-asian="'Times New Roman'" style:font-family-complex="'Times New Roman'" fo:background-color="transparent" style:use-window-font-color="true"/>
    </style:style>
    <style:style style:name="T176" style:family="text">
      <style:text-properties fo:font-size="12.00pt" fo:font-weight="normal" fo:font-family="'Times New Roman'" style:font-family-asian="'Times New Roman'" style:font-family-complex="'Times New Roman'" fo:background-color="transparent" style:use-window-font-color="true"/>
    </style:style>
    <style:style style:name="T177" style:family="text">
      <style:text-properties fo:font-size="12.00pt" fo:font-weight="normal" fo:font-family="'Times New Roman'" style:font-family-asian="'Times New Roman'" style:font-family-complex="'Times New Roman'" fo:background-color="transparent" style:use-window-font-color="true"/>
    </style:style>
    <style:style style:name="T178" style:family="text">
      <style:text-properties fo:font-size="12.00pt" fo:font-weight="normal" fo:font-family="'Times New Roman'" style:font-family-asian="'Times New Roman'" style:font-family-complex="'Times New Roman'" fo:background-color="transparent" style:use-window-font-color="true"/>
    </style:style>
    <style:style style:name="T179" style:family="text">
      <style:text-properties fo:font-size="12.00pt" fo:font-weight="normal" fo:font-family="'Times New Roman'" style:font-family-asian="'Times New Roman'" style:font-family-complex="'Times New Roman'" fo:background-color="transparent" style:use-window-font-color="true"/>
    </style:style>
    <style:style style:name="T180" style:family="text">
      <style:text-properties fo:font-size="12.00pt" fo:font-weight="normal" fo:font-family="'Times New Roman'" style:font-family-asian="'Times New Roman'" style:font-family-complex="'Times New Roman'" fo:background-color="transparent" style:use-window-font-color="true"/>
    </style:style>
    <style:style style:name="T181" style:family="text">
      <style:text-properties fo:font-size="12.00pt" fo:font-weight="normal" fo:font-family="'Times New Roman'" style:font-family-asian="'Times New Roman'" style:font-family-complex="'Times New Roman'" fo:background-color="transparent" style:use-window-font-color="true"/>
    </style:style>
    <style:style style:name="T182" style:family="text">
      <style:text-properties fo:font-size="12.00pt" fo:font-weight="normal" fo:font-family="'Times New Roman'" style:font-family-asian="'Times New Roman'" style:font-family-complex="'Times New Roman'" fo:background-color="transparent" style:use-window-font-color="true"/>
    </style:style>
    <style:style style:name="T183" style:family="text">
      <style:text-properties fo:font-size="12.00pt" fo:font-weight="normal" fo:font-family="'Times New Roman'" style:font-family-asian="'Times New Roman'" style:font-family-complex="'Times New Roman'" fo:background-color="transparent" style:use-window-font-color="true"/>
    </style:style>
    <style:style style:name="T184" style:family="text">
      <style:text-properties fo:font-size="12.00pt" fo:font-weight="normal" fo:font-family="'Times New Roman'" style:font-family-asian="'Times New Roman'" style:font-family-complex="'Times New Roman'" fo:background-color="transparent" style:use-window-font-color="true"/>
    </style:style>
    <style:style style:name="T185" style:family="text">
      <style:text-properties fo:font-size="12.00pt" fo:font-weight="normal" fo:font-family="'Times New Roman'" style:font-family-asian="'Times New Roman'" style:font-family-complex="'Times New Roman'" fo:background-color="transparent" style:use-window-font-color="true"/>
    </style:style>
    <style:style style:name="T186" style:family="text">
      <style:text-properties fo:font-size="12.00pt" fo:font-weight="normal" fo:font-family="'Times New Roman'" style:font-family-asian="'Times New Roman'" style:font-family-complex="'Times New Roman'" fo:background-color="transparent" style:use-window-font-color="true"/>
    </style:style>
    <style:style style:name="T187" style:family="text">
      <style:text-properties fo:font-size="12.00pt" fo:font-weight="normal" fo:font-family="'Times New Roman'" style:font-family-asian="'Times New Roman'" style:font-family-complex="'Times New Roman'" fo:background-color="transparent" style:use-window-font-color="true"/>
    </style:style>
    <style:style style:name="T188" style:family="text">
      <style:text-properties fo:font-size="12.00pt" fo:font-weight="normal" fo:font-family="'Times New Roman'" style:font-family-asian="'Times New Roman'" style:font-family-complex="'Times New Roman'" fo:background-color="transparent" style:use-window-font-color="true"/>
    </style:style>
    <style:style style:name="T189" style:family="text">
      <style:text-properties fo:font-size="12.00pt" fo:font-weight="normal" fo:font-family="'Times New Roman'" style:font-family-asian="'Times New Roman'" style:font-family-complex="'Times New Roman'" fo:background-color="transparent" style:use-window-font-color="true"/>
    </style:style>
    <style:style style:name="T190" style:family="text">
      <style:text-properties fo:font-size="12.00pt" fo:font-weight="normal" fo:font-family="'Times New Roman'" style:font-family-asian="'Times New Roman'" style:font-family-complex="'Times New Roman'" fo:background-color="transparent" style:use-window-font-color="true"/>
    </style:style>
    <style:style style:name="T19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92" style:family="text">
      <style:text-properties fo:font-size="14.00pt" fo:font-weight="normal" fo:font-family="'Times New Roman'" style:font-family-asian="'Times New Roman'" style:font-family-complex="'Times New Roman'" fo:background-color="transparent" style:use-window-font-color="true"/>
    </style:style>
    <style:style style:name="T193" style:family="text">
      <style:text-properties fo:font-size="12.00pt" fo:font-weight="normal" fo:font-family="'Times New Roman'" style:font-family-asian="'Times New Roman'" style:font-family-complex="'Times New Roman'" fo:background-color="transparent" style:use-window-font-color="true"/>
    </style:style>
    <style:style style:name="T194" style:family="text">
      <style:text-properties fo:font-size="12.00pt" fo:font-weight="normal" fo:font-family="'Times New Roman'" style:font-family-asian="'Times New Roman'" style:font-family-complex="'Times New Roman'" fo:background-color="transparent" style:use-window-font-color="true"/>
    </style:style>
    <style:style style:name="T195" style:family="text">
      <style:text-properties fo:font-size="12.00pt" fo:font-weight="normal" fo:font-family="'Times New Roman'" style:font-family-asian="'Times New Roman'" style:font-family-complex="'Times New Roman'" fo:background-color="transparent" style:use-window-font-color="true"/>
    </style:style>
    <style:style style:name="T196" style:family="text">
      <style:text-properties fo:font-size="12.00pt" fo:font-weight="normal" fo:font-family="'Times New Roman'" style:font-family-asian="'Times New Roman'" style:font-family-complex="'Times New Roman'" fo:background-color="transparent" style:use-window-font-color="true"/>
    </style:style>
    <style:style style:name="T197" style:family="text">
      <style:text-properties fo:font-size="12.00pt" fo:font-weight="normal" fo:font-family="'Times New Roman'" style:font-family-asian="'Times New Roman'" style:font-family-complex="'Times New Roman'" fo:background-color="transparent" style:use-window-font-color="true"/>
    </style:style>
    <style:style style:name="T198" style:family="text">
      <style:text-properties fo:font-size="12.00pt" fo:font-weight="normal" fo:font-family="'Times New Roman'" style:font-family-asian="'Times New Roman'" style:font-family-complex="'Times New Roman'" fo:background-color="transparent" style:use-window-font-color="true"/>
    </style:style>
    <style:style style:name="T199" style:family="text">
      <style:text-properties fo:font-size="12.00pt" fo:font-weight="normal" fo:font-family="'Times New Roman'" style:font-family-asian="'Times New Roman'" style:font-family-complex="'Times New Roman'" fo:background-color="transparent" style:use-window-font-color="true"/>
    </style:style>
    <style:style style:name="T200" style:family="text">
      <style:text-properties fo:font-size="12.00pt" fo:font-weight="normal" fo:font-family="'Times New Roman'" style:font-family-asian="'Times New Roman'" style:font-family-complex="'Times New Roman'" fo:background-color="transparent" style:use-window-font-color="true"/>
    </style:style>
    <style:style style:name="T201" style:family="text">
      <style:text-properties fo:font-size="12.00pt" fo:font-weight="normal" fo:font-family="'Times New Roman'" style:font-family-asian="'Times New Roman'" style:font-family-complex="'Times New Roman'" fo:background-color="transparent" style:use-window-font-color="true"/>
    </style:style>
    <style:style style:name="T202" style:family="text">
      <style:text-properties fo:font-size="12.00pt" fo:font-weight="normal" fo:font-family="'Times New Roman'" style:font-family-asian="'Times New Roman'" style:font-family-complex="'Times New Roman'" fo:background-color="transparent" style:use-window-font-color="true"/>
    </style:style>
    <style:style style:name="T203" style:family="text">
      <style:text-properties fo:font-size="12.00pt" fo:font-weight="normal" fo:font-family="'Times New Roman'" style:font-family-asian="'Times New Roman'" style:font-family-complex="'Times New Roman'" fo:background-color="transparent" style:use-window-font-color="true"/>
    </style:style>
    <style:style style:name="T204" style:family="text">
      <style:text-properties fo:font-size="12.00pt" fo:font-weight="normal" fo:font-family="'Times New Roman'" style:font-family-asian="'Times New Roman'" style:font-family-complex="'Times New Roman'" fo:background-color="transparent" style:use-window-font-color="true"/>
    </style:style>
    <style:style style:name="T205" style:family="text">
      <style:text-properties fo:font-size="12.00pt" fo:font-weight="normal" fo:font-family="'Times New Roman'" style:font-family-asian="'Times New Roman'" style:font-family-complex="'Times New Roman'" fo:background-color="transparent" style:use-window-font-color="true"/>
    </style:style>
    <style:style style:name="T206" style:family="text">
      <style:text-properties fo:font-size="12.00pt" fo:font-weight="normal" fo:font-family="'Times New Roman'" style:font-family-asian="'Times New Roman'" style:font-family-complex="'Times New Roman'" fo:background-color="transparent" style:use-window-font-color="true"/>
    </style:style>
    <style:style style:name="T207" style:family="text">
      <style:text-properties fo:font-size="12.00pt" fo:font-weight="normal" fo:font-family="'Times New Roman'" style:font-family-asian="'Times New Roman'" style:font-family-complex="'Times New Roman'" fo:background-color="transparent" style:use-window-font-color="true"/>
    </style:style>
    <style:style style:name="T208" style:family="text">
      <style:text-properties fo:font-size="12.00pt" fo:font-weight="normal" fo:font-family="'Times New Roman'" style:font-family-asian="'Times New Roman'" style:font-family-complex="'Times New Roman'" fo:background-color="transparent" style:use-window-font-color="true"/>
    </style:style>
    <style:style style:name="T209" style:family="text">
      <style:text-properties fo:font-size="12.00pt" fo:font-weight="normal" fo:font-family="'Times New Roman'" style:font-family-asian="'Times New Roman'" style:font-family-complex="'Times New Roman'" fo:background-color="transparent" style:use-window-font-color="true"/>
    </style:style>
    <style:style style:name="T210" style:family="text">
      <style:text-properties fo:font-size="12.00pt" fo:font-weight="normal" fo:font-family="'Times New Roman'" style:font-family-asian="'Times New Roman'" style:font-family-complex="'Times New Roman'" fo:background-color="transparent" style:use-window-font-color="true"/>
    </style:style>
    <style:style style:name="T211" style:family="text">
      <style:text-properties fo:font-size="12.00pt" fo:font-weight="normal" fo:font-family="'Times New Roman'" style:font-family-asian="'Times New Roman'" style:font-family-complex="'Times New Roman'" fo:background-color="transparent" style:use-window-font-color="true"/>
    </style:style>
    <style:style style:name="T212" style:family="text">
      <style:text-properties fo:font-size="12.00pt" fo:font-weight="normal" fo:font-family="'Times New Roman'" style:font-family-asian="'Times New Roman'" style:font-family-complex="'Times New Roman'" fo:background-color="transparent" style:use-window-font-color="true"/>
    </style:style>
    <style:style style:name="T213" style:family="text">
      <style:text-properties fo:font-size="12.00pt" fo:font-weight="normal" fo:font-family="'Times New Roman'" style:font-family-asian="'Times New Roman'" style:font-family-complex="'Times New Roman'" fo:background-color="transparent" style:use-window-font-color="true"/>
    </style:style>
    <style:style style:name="T214" style:family="text">
      <style:text-properties fo:font-size="12.00pt" fo:font-weight="normal" fo:font-family="'Times New Roman'" style:font-family-asian="'Times New Roman'" style:font-family-complex="'Times New Roman'" fo:background-color="transparent" style:use-window-font-color="true"/>
    </style:style>
    <style:style style:name="T215" style:family="text">
      <style:text-properties fo:font-size="12.00pt" fo:font-weight="normal" fo:font-family="'Times New Roman'" style:font-family-asian="'Times New Roman'" style:font-family-complex="'Times New Roman'" fo:background-color="transparent" style:use-window-font-color="true"/>
    </style:style>
    <style:style style:name="T216" style:family="text">
      <style:text-properties fo:font-size="12.00pt" fo:font-weight="normal" fo:font-family="'Times New Roman'" style:font-family-asian="'Times New Roman'" style:font-family-complex="'Times New Roman'" fo:background-color="transparent" style:use-window-font-color="true"/>
    </style:style>
    <style:style style:name="T217" style:family="text">
      <style:text-properties fo:font-size="12.00pt" fo:font-weight="normal" fo:font-family="'Times New Roman'" style:font-family-asian="'Times New Roman'" style:font-family-complex="'Times New Roman'" fo:background-color="transparent" style:use-window-font-color="true"/>
    </style:style>
    <style:style style:name="T218" style:family="text">
      <style:text-properties fo:font-size="12.00pt" fo:font-weight="normal" fo:font-family="'Times New Roman'" style:font-family-asian="'Times New Roman'" style:font-family-complex="'Times New Roman'" fo:background-color="transparent" style:use-window-font-color="true"/>
    </style:style>
    <style:style style:name="T219" style:family="text">
      <style:text-properties fo:font-size="12.00pt" fo:font-weight="normal" fo:font-family="'Times New Roman'" style:font-family-asian="'Times New Roman'" style:font-family-complex="'Times New Roman'" fo:background-color="transparent" style:use-window-font-color="true"/>
    </style:style>
    <style:style style:name="T220" style:family="text">
      <style:text-properties fo:font-size="12.00pt" fo:font-weight="normal" fo:font-family="'Times New Roman'" style:font-family-asian="'Times New Roman'" style:font-family-complex="'Times New Roman'" fo:background-color="transparent" style:use-window-font-color="true"/>
    </style:style>
    <style:style style:name="T221" style:family="text">
      <style:text-properties fo:font-size="12.00pt" fo:font-weight="normal" fo:font-family="'Times New Roman'" style:font-family-asian="'Times New Roman'" style:font-family-complex="'Times New Roman'" fo:background-color="transparent" style:use-window-font-color="true"/>
    </style:style>
    <style:style style:name="T222" style:family="text">
      <style:text-properties fo:font-size="12.00pt" fo:font-weight="normal" fo:font-family="'Times New Roman'" style:font-family-asian="'Times New Roman'" style:font-family-complex="'Times New Roman'" fo:background-color="transparent" style:use-window-font-color="true"/>
    </style:style>
    <style:style style:name="T223" style:family="text">
      <style:text-properties fo:font-size="12.00pt" fo:font-weight="normal" fo:font-family="'Times New Roman'" style:font-family-asian="'Times New Roman'" style:font-family-complex="'Times New Roman'" fo:background-color="transparent" style:use-window-font-color="true"/>
    </style:style>
    <style:style style:name="T224" style:family="text">
      <style:text-properties fo:font-size="12.00pt" fo:font-weight="normal" fo:font-family="'Times New Roman'" style:font-family-asian="'Times New Roman'" style:font-family-complex="'Times New Roman'" fo:background-color="transparent" style:use-window-font-color="true"/>
    </style:style>
    <style:style style:name="T225" style:family="text">
      <style:text-properties fo:font-size="12.00pt" fo:font-weight="normal" fo:font-family="'Times New Roman'" style:font-family-asian="'Times New Roman'" style:font-family-complex="'Times New Roman'" fo:background-color="transparent" style:use-window-font-color="true"/>
    </style:style>
    <style:style style:name="T226" style:family="text">
      <style:text-properties fo:font-size="12.00pt" fo:font-weight="normal" fo:font-family="'Times New Roman'" style:font-family-asian="'Times New Roman'" style:font-family-complex="'Times New Roman'" fo:background-color="transparent" style:use-window-font-color="true"/>
    </style:style>
    <style:style style:name="T227" style:family="text">
      <style:text-properties fo:font-size="12.00pt" fo:font-weight="normal" fo:font-family="'Times New Roman'" style:font-family-asian="'Times New Roman'" style:font-family-complex="'Times New Roman'" fo:background-color="transparent" style:use-window-font-color="true"/>
    </style:style>
    <style:style style:name="T228" style:family="text">
      <style:text-properties fo:font-size="12.00pt" fo:font-weight="normal" fo:font-family="'Times New Roman'" style:font-family-asian="'Times New Roman'" style:font-family-complex="'Times New Roman'" fo:background-color="transparent" style:use-window-font-color="true"/>
    </style:style>
    <style:style style:name="T229" style:family="text">
      <style:text-properties fo:font-size="12.00pt" fo:font-weight="normal" fo:font-family="'Times New Roman'" style:font-family-asian="'Times New Roman'" style:font-family-complex="'Times New Roman'" fo:background-color="transparent" style:use-window-font-color="true"/>
    </style:style>
    <style:style style:name="T230" style:family="text">
      <style:text-properties fo:font-size="12.00pt" fo:font-weight="normal" fo:font-family="'Times New Roman'" style:font-family-asian="'Times New Roman'" style:font-family-complex="'Times New Roman'" fo:background-color="transparent" style:use-window-font-color="true"/>
    </style:style>
    <style:style style:name="T23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32" style:family="text">
      <style:text-properties fo:font-size="12.00pt" fo:font-weight="normal" fo:font-family="'Times New Roman'" style:font-family-asian="'Times New Roman'" style:font-family-complex="'Times New Roman'" fo:background-color="transparent" style:use-window-font-color="true"/>
    </style:style>
    <style:style style:name="T233" style:family="text">
      <style:text-properties fo:font-size="12.00pt" fo:font-weight="normal" fo:font-family="'Times New Roman'" style:font-family-asian="'Times New Roman'" style:font-family-complex="'Times New Roman'" fo:background-color="transparent" style:use-window-font-color="true"/>
    </style:style>
    <style:style style:name="T234" style:family="text">
      <style:text-properties fo:font-size="12.00pt" fo:font-weight="normal" fo:font-family="'Times New Roman'" style:font-family-asian="'Times New Roman'" style:font-family-complex="'Times New Roman'" fo:background-color="transparent" style:use-window-font-color="true"/>
    </style:style>
    <style:style style:name="T235" style:family="text">
      <style:text-properties fo:font-size="12.00pt" fo:font-weight="normal" fo:font-family="'Times New Roman'" style:font-family-asian="'Times New Roman'" style:font-family-complex="'Times New Roman'" fo:background-color="transparent" style:use-window-font-color="true"/>
    </style:style>
    <style:style style:name="T236" style:family="text">
      <style:text-properties fo:font-size="12.00pt" fo:font-weight="normal" fo:font-family="'Times New Roman'" style:font-family-asian="'Times New Roman'" style:font-family-complex="'Times New Roman'" fo:background-color="transparent" style:use-window-font-color="true"/>
    </style:style>
    <style:style style:name="T237" style:family="text">
      <style:text-properties fo:font-size="12.00pt" fo:font-weight="normal" fo:font-family="'Times New Roman'" style:font-family-asian="'Times New Roman'" style:font-family-complex="'Times New Roman'" fo:background-color="transparent" style:use-window-font-color="true"/>
    </style:style>
    <style:style style:name="T238" style:family="text">
      <style:text-properties fo:font-size="12.00pt" fo:font-weight="normal" fo:font-family="'Times New Roman'" style:font-family-asian="'Times New Roman'" style:font-family-complex="'Times New Roman'" fo:background-color="transparent" style:use-window-font-color="true"/>
    </style:style>
    <style:style style:name="T239" style:family="text">
      <style:text-properties fo:font-size="12.00pt" fo:font-weight="normal" fo:font-family="'Times New Roman'" style:font-family-asian="'Times New Roman'" style:font-family-complex="'Times New Roman'" fo:background-color="transparent" style:use-window-font-color="true"/>
    </style:style>
    <style:style style:name="T240" style:family="text">
      <style:text-properties fo:font-size="12.00pt" fo:font-weight="normal" fo:font-family="'Times New Roman'" style:font-family-asian="'Times New Roman'" style:font-family-complex="'Times New Roman'" fo:background-color="transparent" style:use-window-font-color="true"/>
    </style:style>
    <style:style style:name="T241"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4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4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44" style:family="text">
      <style:text-properties fo:font-size="12.00pt" fo:font-weight="normal" fo:font-family="'Times New Roman'" style:font-family-asian="'Times New Roman'" style:font-family-complex="'Times New Roman'" fo:background-color="transparent" style:use-window-font-color="true"/>
    </style:style>
    <style:style style:name="T245" style:family="text">
      <style:text-properties fo:font-size="12.00pt" fo:font-weight="normal" fo:font-family="'Times New Roman'" style:font-family-asian="'Times New Roman'" style:font-family-complex="'Times New Roman'" fo:background-color="transparent" style:use-window-font-color="true"/>
    </style:style>
    <style:style style:name="T246" style:family="text">
      <style:text-properties fo:font-size="12.00pt" fo:font-weight="normal" fo:font-family="'Times New Roman'" style:font-family-asian="'Times New Roman'" style:font-family-complex="'Times New Roman'" fo:background-color="transparent" style:use-window-font-color="true"/>
    </style:style>
    <style:style style:name="T247" style:family="text">
      <style:text-properties fo:font-size="12.00pt" fo:font-weight="normal" fo:font-family="'Times New Roman'" style:font-family-asian="'Times New Roman'" style:font-family-complex="'Times New Roman'" fo:background-color="transparent" style:use-window-font-color="true"/>
    </style:style>
    <style:style style:name="T248" style:family="text">
      <style:text-properties fo:font-size="12.00pt" fo:font-weight="normal" fo:font-family="'Times New Roman'" style:font-family-asian="'Times New Roman'" style:font-family-complex="'Times New Roman'" fo:background-color="transparent" style:use-window-font-color="true"/>
    </style:style>
    <style:style style:name="T249" style:family="text">
      <style:text-properties fo:font-size="12.00pt" fo:font-weight="normal" fo:font-family="'Times New Roman'" style:font-family-asian="'Times New Roman'" style:font-family-complex="'Times New Roman'" fo:background-color="transparent" style:use-window-font-color="true"/>
    </style:style>
    <style:style style:name="T250" style:family="text">
      <style:text-properties fo:font-size="12.00pt" fo:font-weight="normal" fo:font-family="'Times New Roman'" style:font-family-asian="'Times New Roman'" style:font-family-complex="'Times New Roman'" fo:background-color="transparent" style:use-window-font-color="true"/>
    </style:style>
    <style:style style:name="T251" style:family="text">
      <style:text-properties fo:font-size="12.00pt" fo:font-weight="normal" fo:font-family="'Times New Roman'" style:font-family-asian="'Times New Roman'" style:font-family-complex="'Times New Roman'" fo:background-color="transparent" style:use-window-font-color="true"/>
    </style:style>
    <style:style style:name="T25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53" style:family="text">
      <style:text-properties fo:font-size="12.00pt" fo:font-weight="normal" fo:font-family="'Times New Roman'" style:font-family-asian="'Times New Roman'" style:font-family-complex="'Times New Roman'" fo:background-color="transparent" style:use-window-font-color="true"/>
    </style:style>
    <style:style style:name="T254" style:family="text">
      <style:text-properties fo:font-size="12.00pt" fo:font-weight="normal" fo:font-family="'Times New Roman'" style:font-family-asian="'Times New Roman'" style:font-family-complex="'Times New Roman'" fo:background-color="transparent" style:use-window-font-color="true"/>
    </style:style>
    <style:style style:name="T255" style:family="text">
      <style:text-properties fo:font-size="12.00pt" fo:font-weight="normal" fo:font-family="'Times New Roman'" style:font-family-asian="'Times New Roman'" style:font-family-complex="'Times New Roman'" fo:background-color="transparent" style:use-window-font-color="true"/>
    </style:style>
    <style:style style:name="T256" style:family="text">
      <style:text-properties fo:font-size="12.00pt" fo:font-weight="normal" fo:font-family="'Times New Roman'" style:font-family-asian="'Times New Roman'" style:font-family-complex="'Times New Roman'" fo:background-color="transparent" style:use-window-font-color="true"/>
    </style:style>
    <style:style style:name="T257" style:family="text">
      <style:text-properties fo:font-size="12.00pt" fo:font-weight="normal" fo:font-family="'Times New Roman'" style:font-family-asian="'Times New Roman'" style:font-family-complex="'Times New Roman'" fo:background-color="transparent" style:use-window-font-color="true"/>
    </style:style>
    <style:style style:name="T25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59" style:family="text">
      <style:text-properties fo:font-size="12.00pt" fo:font-weight="normal" fo:font-family="'Times New Roman'" style:font-family-asian="'Times New Roman'" style:font-family-complex="'Times New Roman'" fo:background-color="transparent" style:use-window-font-color="true"/>
    </style:style>
    <style:style style:name="T260" style:family="text">
      <style:text-properties fo:font-size="12.00pt" fo:font-weight="normal" fo:font-family="'Times New Roman'" style:font-family-asian="'Times New Roman'" style:font-family-complex="'Times New Roman'" fo:background-color="transparent" style:use-window-font-color="true"/>
    </style:style>
    <style:style style:name="T261" style:family="text">
      <style:text-properties fo:font-size="12.00pt" fo:font-weight="normal" fo:font-family="'Times New Roman'" style:font-family-asian="'Times New Roman'" style:font-family-complex="'Times New Roman'" fo:background-color="transparent" style:use-window-font-color="true"/>
    </style:style>
    <style:style style:name="T262" style:family="text">
      <style:text-properties fo:font-size="12.00pt" fo:font-weight="normal" fo:font-family="'Times New Roman'" style:font-family-asian="'Times New Roman'" style:font-family-complex="'Times New Roman'" fo:background-color="transparent" style:use-window-font-color="true"/>
    </style:style>
    <style:style style:name="T263" style:family="text">
      <style:text-properties fo:font-size="12.00pt" fo:font-weight="normal" fo:font-family="'Times New Roman'" style:font-family-asian="'Times New Roman'" style:font-family-complex="'Times New Roman'" fo:background-color="transparent" style:use-window-font-color="true"/>
    </style:style>
    <style:style style:name="T26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65" style:family="text">
      <style:text-properties fo:font-size="12.00pt" fo:font-weight="normal" fo:font-family="'Times New Roman'" style:font-family-asian="'Times New Roman'" style:font-family-complex="'Times New Roman'" fo:background-color="transparent" style:use-window-font-color="true"/>
    </style:style>
    <style:style style:name="T266" style:family="text">
      <style:text-properties fo:font-size="12.00pt" fo:font-weight="normal" fo:font-family="'Times New Roman'" style:font-family-asian="'Times New Roman'" style:font-family-complex="'Times New Roman'" fo:background-color="transparent" style:use-window-font-color="true"/>
    </style:style>
    <style:style style:name="T267" style:family="text">
      <style:text-properties fo:font-size="12.00pt" fo:font-weight="normal" fo:font-family="'Times New Roman'" style:font-family-asian="'Times New Roman'" style:font-family-complex="'Times New Roman'" fo:background-color="transparent" style:use-window-font-color="true"/>
    </style:style>
    <style:style style:name="T268" style:family="text">
      <style:text-properties fo:font-size="12.00pt" fo:font-weight="normal" fo:font-family="'Times New Roman'" style:font-family-asian="'Times New Roman'" style:font-family-complex="'Times New Roman'" fo:background-color="transparent" style:use-window-font-color="true"/>
    </style:style>
    <style:style style:name="T269" style:family="text">
      <style:text-properties fo:font-size="12.00pt" fo:font-weight="normal" fo:font-family="'Times New Roman'" style:font-family-asian="'Times New Roman'" style:font-family-complex="'Times New Roman'" fo:background-color="transparent" style:use-window-font-color="true"/>
    </style:style>
    <style:style style:name="T27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71" style:family="text">
      <style:text-properties fo:font-size="12.00pt" fo:font-weight="normal" fo:font-family="'Times New Roman'" style:font-family-asian="'Times New Roman'" style:font-family-complex="'Times New Roman'" fo:background-color="transparent" style:use-window-font-color="true"/>
    </style:style>
    <style:style style:name="T272" style:family="text">
      <style:text-properties fo:font-size="12.00pt" fo:font-weight="normal" fo:font-family="'Times New Roman'" style:font-family-asian="'Times New Roman'" style:font-family-complex="'Times New Roman'" fo:background-color="transparent" style:use-window-font-color="true"/>
    </style:style>
    <style:style style:name="T273" style:family="text">
      <style:text-properties fo:font-size="12.00pt" fo:font-weight="normal" fo:font-family="'Times New Roman'" style:font-family-asian="'Times New Roman'" style:font-family-complex="'Times New Roman'" fo:background-color="transparent" style:use-window-font-color="true"/>
    </style:style>
    <style:style style:name="T274" style:family="text">
      <style:text-properties fo:font-size="12.00pt" fo:font-weight="normal" fo:font-family="'Times New Roman'" style:font-family-asian="'Times New Roman'" style:font-family-complex="'Times New Roman'" fo:background-color="transparent" style:use-window-font-color="true"/>
    </style:style>
    <style:style style:name="T275" style:family="text">
      <style:text-properties fo:font-size="12.00pt" fo:font-weight="normal" fo:font-family="'Times New Roman'" style:font-family-asian="'Times New Roman'" style:font-family-complex="'Times New Roman'" fo:background-color="transparent" style:use-window-font-color="true"/>
    </style:style>
    <style:style style:name="T276" style:family="text">
      <style:text-properties fo:font-size="12.00pt" fo:font-weight="normal" fo:font-family="'Times New Roman'" style:font-family-asian="'Times New Roman'" style:font-family-complex="'Times New Roman'" fo:background-color="transparent" style:use-window-font-color="true"/>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2.00pt" fo:font-weight="normal" fo:font-family="'Times New Roman'" style:font-family-asian="'Times New Roman'" style:font-family-complex="'Times New Roman'"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4.00pt" fo:font-weight="bold" fo:font-family="'Times New Roman'" style:font-family-asian="'Times New Roman'" style:font-family-complex="'Times New Roman'" fo:background-color="transparent" style:use-window-font-color="true"/>
    </style:style>
    <style:style style:name="T281" style:family="text">
      <style:text-properties fo:font-size="12.00pt" fo:font-weight="normal" fo:font-family="'Times New Roman'" style:font-family-asian="'Times New Roman'" style:font-family-complex="'Times New Roman'" fo:background-color="transparent" style:use-window-font-color="true"/>
    </style:style>
    <style:style style:name="T282" style:family="text">
      <style:text-properties fo:font-size="12.00pt" fo:font-weight="normal" fo:font-family="'Times New Roman'" style:font-family-asian="'Times New Roman'" style:font-family-complex="'Times New Roman'" fo:background-color="transparent" style:use-window-font-color="true"/>
    </style:style>
    <style:style style:name="T283" style:family="text">
      <style:text-properties fo:font-size="12.00pt" fo:font-weight="normal" fo:font-family="'Times New Roman'" style:font-family-asian="'Times New Roman'" style:font-family-complex="'Times New Roman'" fo:background-color="transparent" style:use-window-font-color="true"/>
    </style:style>
    <style:style style:name="T284" style:family="text">
      <style:text-properties fo:font-size="12.00pt" fo:font-weight="normal" fo:font-family="'Times New Roman'" style:font-family-asian="'Times New Roman'" style:font-family-complex="'Times New Roman'"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2.00pt" fo:font-weight="normal" fo:font-family="'Times New Roman'" style:font-family-asian="'Times New Roman'" style:font-family-complex="'Times New Roman'" fo:background-color="transparent" style:use-window-font-color="true"/>
    </style:style>
    <style:style style:name="T28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88" style:family="text">
      <style:text-properties fo:font-size="12.00pt" fo:font-weight="normal" fo:font-family="'Times New Roman'" style:font-family-asian="'Times New Roman'" style:font-family-complex="'Times New Roman'" fo:background-color="transparent" style:use-window-font-color="true"/>
    </style:style>
    <style:style style:name="T28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90" style:family="text">
      <style:text-properties fo:font-size="12.00pt" fo:font-weight="normal" fo:font-family="'Times New Roman'" style:font-family-asian="'Times New Roman'" style:font-family-complex="'Times New Roman'"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93" style:family="text">
      <style:text-properties fo:font-size="12.00pt" fo:font-weight="normal" fo:font-family="'Times New Roman'" style:font-family-asian="'Times New Roman'" style:font-family-complex="'Times New Roman'" fo:background-color="transparent" style:use-window-font-color="tru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normal" fo:font-family="'Times New Roman'" style:font-family-asian="'Times New Roman'" style:font-family-complex="'Times New Roman'" fo:background-color="transparent" style:use-window-font-color="true"/>
    </style:style>
    <style:style style:name="T29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97" style:family="text">
      <style:text-properties fo:font-size="12.00pt" fo:font-weight="normal" fo:font-family="'Times New Roman'" style:font-family-asian="'Times New Roman'" style:font-family-complex="'Times New Roman'" fo:background-color="transparent" style:use-window-font-color="true"/>
    </style:style>
    <style:style style:name="T29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2.00pt" fo:font-weight="normal" fo:font-family="'Times New Roman'" style:font-family-asian="'Times New Roman'" style:font-family-complex="'Times New Roman'" fo:background-color="transparent" style:use-window-font-color="true"/>
    </style:style>
    <style:style style:name="T301" style:family="text">
      <style:text-properties fo:font-size="12.00pt" fo:font-weight="normal" fo:font-family="'Times New Roman'" style:font-family-asian="'Times New Roman'" style:font-family-complex="'Times New Roman'" fo:background-color="transparent" style:use-window-font-color="true"/>
    </style:style>
    <style:style style:name="T302" style:family="text">
      <style:text-properties fo:font-size="12.00pt" fo:font-weight="normal" fo:font-family="'Times New Roman'" style:font-family-asian="'Times New Roman'" style:font-family-complex="'Times New Roman'" fo:background-color="transparent" style:use-window-font-color="true"/>
    </style:style>
    <style:style style:name="T303"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04" style:family="text">
      <style:text-properties fo:font-size="12.00pt" fo:font-weight="normal" fo:font-family="'Times New Roman'" style:font-family-asian="'Times New Roman'" style:font-family-complex="'Times New Roman'" fo:background-color="transparent" style:use-window-font-color="true"/>
    </style:style>
    <style:style style:name="T305"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0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07"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0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09"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1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13" style:family="text">
      <style:text-properties fo:font-size="12.00pt" fo:font-weight="normal" fo:font-family="'Times New Roman'" style:font-family-asian="'Times New Roman'" style:font-family-complex="'Times New Roman'" fo:background-color="transparent" style:use-window-font-color="true"/>
    </style:style>
    <style:style style:name="T314"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15" style:family="text">
      <style:text-properties fo:font-size="12.00pt" fo:font-weight="normal" fo:font-family="'Times New Roman'" style:font-family-asian="'Times New Roman'" style:font-family-complex="'Times New Roman'" fo:background-color="transparent" style:use-window-font-color="true"/>
    </style:style>
    <style:style style:name="T316"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17" style:family="text">
      <style:text-properties fo:font-size="12.00pt" fo:font-weight="normal" fo:font-family="'Times New Roman'" style:font-family-asian="'Times New Roman'" style:font-family-complex="'Times New Roman'" fo:background-color="transparent" style:use-window-font-color="true"/>
    </style:style>
    <style:style style:name="T318" style:family="text">
      <style:text-properties fo:font-size="12.00pt" fo:font-weight="normal" fo:font-family="'Times New Roman'" style:font-family-asian="'Times New Roman'" style:font-family-complex="'Times New Roman'" fo:background-color="transparent" style:use-window-font-color="true"/>
    </style:style>
    <style:style style:name="T319" style:family="text">
      <style:text-properties fo:font-size="12.00pt" fo:font-weight="normal" fo:font-family="'Times New Roman'" style:font-family-asian="'Times New Roman'" style:font-family-complex="'Times New Roman'" fo:background-color="transparent" style:use-window-font-color="true"/>
    </style:style>
    <style:style style:name="T320" style:family="text">
      <style:text-properties fo:font-size="12.00pt" fo:font-weight="normal" fo:font-family="'Times New Roman'" style:font-family-asian="'Times New Roman'" style:font-family-complex="'Times New Roman'"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3" style:family="text">
      <style:text-properties fo:font-size="12.00pt" fo:font-weight="normal" fo:font-family="'Times New Roman'" style:font-family-asian="'Times New Roman'" style:font-family-complex="'Times New Roman'" fo:background-color="transparent" fo:color="#000000"/>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bold" style:text-underline-mode="continuous" style:text-underline-type="single" style:text-underline-style="solid" style:text-underline-width="normal" fo:font-family="Arial-BoldMT" style:font-family-asian="Arial-BoldMT" style:font-family-complex="Arial-BoldMT"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2.00pt" fo:font-weight="normal" fo:font-family="'Times New Roman'" style:font-family-asian="'Times New Roman'" style:font-family-complex="'Times New Roman'" fo:background-color="transparent" fo:color="#000000"/>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1f90"/>
    </style:style>
    <style:style style:name="T330" style:family="text">
      <style:text-properties fo:font-size="12.00pt" fo:font-weight="normal" fo:font-family="'Times New Roman'" style:font-family-asian="'Times New Roman'" style:font-family-complex="'Times New Roman'" fo:background-color="transparent" fo:color="#000000"/>
    </style:style>
    <style:style style:name="T331" style:family="text">
      <style:text-properties fo:font-size="11.00pt" fo:font-weight="normal" fo:font-family="Calibri" style:font-family-asian="Calibri" style:font-family-complex="Calibri" fo:background-color="transparent" style:use-window-font-color="true"/>
    </style:style>
    <style:style style:name="T332" style:family="text">
      <style:text-properties fo:font-size="12.00pt" fo:font-weight="normal" fo:font-family="'Times New Roman'" style:font-family-asian="'Times New Roman'" style:font-family-complex="'Times New Roman'" fo:background-color="transparent" fo:color="#000000"/>
    </style:style>
    <style:style style:name="T333" style:family="text">
      <style:text-properties fo:font-size="12.00pt" fo:font-weight="normal" fo:font-family="'Times New Roman'" style:font-family-asian="'Times New Roman'" style:font-family-complex="'Times New Roman'"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4.00pt" fo:font-weight="bold" style:text-underline-mode="continuous" style:text-underline-type="single" style:text-underline-style="solid" style:text-underline-width="normal" fo:font-family="Arial-BoldMT" style:font-family-asian="Arial-BoldMT" style:font-family-complex="Arial-BoldMT" fo:background-color="transparent" fo:color="#001f90"/>
    </style:style>
    <style:style style:name="T336" style:family="text">
      <style:text-properties fo:font-size="14.00pt" fo:font-weight="bold" style:text-underline-mode="continuous" style:text-underline-type="single" style:text-underline-style="solid" style:text-underline-width="normal" fo:font-family="Arial-BoldMT" style:font-family-asian="Arial-BoldMT" style:font-family-complex="Arial-BoldMT" fo:background-color="transparent" fo:color="#001e90"/>
    </style:style>
    <style:style style:name="T337" style:family="text">
      <style:text-properties fo:font-size="14.00pt" fo:font-weight="bold" style:text-underline-mode="continuous" style:text-underline-type="single" style:text-underline-style="solid" style:text-underline-width="normal" fo:font-family="Arial-BoldMT" style:font-family-asian="Arial-BoldMT" style:font-family-complex="Arial-BoldMT" fo:background-color="transparent" fo:color="#001f90"/>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fo:font-family="'Times New Roman'" style:font-family-asian="'Times New Roman'" style:font-family-complex="'Times New Roman'" fo:background-color="transparent" fo:color="#000000"/>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42" style:family="text">
      <style:text-properties fo:font-size="12.00pt" fo:font-weight="normal" fo:font-family="'Times New Roman'" style:font-family-asian="'Times New Roman'" style:font-family-complex="'Times New Roman'" fo:background-color="transparent" fo:color="#000000"/>
    </style:style>
    <style:style style:name="T343" style:family="text">
      <style:text-properties fo:font-size="12.00pt" fo:font-weight="normal" fo:font-family="'Times New Roman'" style:font-family-asian="'Times New Roman'" style:font-family-complex="'Times New Roman'" fo:background-color="transparent" fo:color="#000000"/>
    </style:style>
    <style:style style:name="T344" style:family="text">
      <style:text-properties fo:font-size="12.00pt" fo:font-weight="normal" fo:font-family="'Times New Roman'" style:font-family-asian="'Times New Roman'" style:font-family-complex="'Times New Roman'" fo:background-color="transparent" fo:color="#000000"/>
    </style:style>
    <style:style style:name="T345" style:family="text">
      <style:text-properties fo:font-size="12.00pt" fo:font-weight="normal" fo:font-family="'Times New Roman'" style:font-family-asian="'Times New Roman'" style:font-family-complex="'Times New Roman'" fo:background-color="transparent" fo:color="#000000"/>
    </style:style>
    <style:style style:name="T346" style:family="text">
      <style:text-properties fo:font-size="12.00pt" fo:font-weight="normal" fo:font-family="'Times New Roman'" style:font-family-asian="'Times New Roman'" style:font-family-complex="'Times New Roman'" fo:background-color="transparent" fo:color="#000000" fo:font-style="italic"/>
    </style:style>
    <style:style style:name="T347" style:family="text">
      <style:text-properties fo:font-size="12.00pt" fo:font-weight="normal" fo:font-family="'Times New Roman'" style:font-family-asian="'Times New Roman'" style:font-family-complex="'Times New Roman'" fo:background-color="transparent" fo:color="#000000"/>
    </style:style>
    <style:style style:name="T348" style:family="text">
      <style:text-properties fo:font-size="12.00pt" fo:font-weight="normal" fo:font-family="'Times New Roman'" style:font-family-asian="'Times New Roman'" style:font-family-complex="'Times New Roman'" fo:background-color="transparent" fo:color="#000000" fo:font-style="italic"/>
    </style:style>
    <style:style style:name="T349" style:family="text">
      <style:text-properties fo:font-size="12.00pt" fo:font-weight="normal" fo:font-family="'Times New Roman'" style:font-family-asian="'Times New Roman'" style:font-family-complex="'Times New Roman'" fo:background-color="transparent" fo:color="#000000"/>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5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1f90"/>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2.00pt" fo:font-weight="normal" fo:font-family="'Times New Roman'" style:font-family-asian="'Times New Roman'" style:font-family-complex="'Times New Roman'" fo:background-color="transparent" fo:color="#000000"/>
    </style:style>
    <style:style style:name="T355" style:family="text">
      <style:text-properties fo:font-size="12.00pt" fo:font-weight="normal" fo:font-family="'Times New Roman'" style:font-family-asian="'Times New Roman'" style:font-family-complex="'Times New Roman'" fo:background-color="transparent" fo:color="#000000" fo:font-style="italic"/>
    </style:style>
    <style:style style:name="T356" style:family="text">
      <style:text-properties fo:font-size="12.00pt" fo:font-weight="normal" fo:font-family="'Times New Roman'" style:font-family-asian="'Times New Roman'" style:font-family-complex="'Times New Roman'" fo:background-color="transparent" fo:color="#000000"/>
    </style:style>
    <style:style style:name="T357" style:family="text">
      <style:text-properties fo:font-size="12.00pt" fo:font-weight="normal" fo:font-family="'Times New Roman'" style:font-family-asian="'Times New Roman'" style:font-family-complex="'Times New Roman'" fo:background-color="transparent" style:use-window-font-color="true"/>
    </style:style>
    <style:style style:name="T358"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59" style:family="text">
      <style:text-properties fo:font-size="12.00pt" fo:font-weight="normal" fo:font-family="'Times New Roman'" style:font-family-asian="'Times New Roman'" style:font-family-complex="'Times New Roman'" fo:background-color="transparent" style:use-window-font-color="true"/>
    </style:style>
    <style:style style:name="T360" style:family="text">
      <style:text-properties fo:font-size="12.00pt" fo:font-weight="normal" fo:font-family="'Times New Roman'" style:font-family-asian="'Times New Roman'" style:font-family-complex="'Times New Roman'" fo:background-color="transparent" style:use-window-font-color="true" fo:font-style="italic"/>
    </style:style>
    <style:style style:name="T361" style:family="text">
      <style:text-properties fo:font-size="12.00pt" fo:font-weight="normal" fo:font-family="'Times New Roman'" style:font-family-asian="'Times New Roman'" style:font-family-complex="'Times New Roman'"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64"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1f90"/>
    </style:style>
    <style:style style:name="T365" style:family="text">
      <style:text-properties fo:font-size="12.00pt" fo:font-weight="normal" fo:font-family="'Times New Roman'" style:font-family-asian="'Times New Roman'" style:font-family-complex="'Times New Roman'" fo:background-color="transparent" fo:color="#000000"/>
    </style:style>
    <style:style style:name="T366" style:family="text">
      <style:text-properties fo:font-size="12.00pt" fo:font-weight="normal" fo:font-family="'Times New Roman'" style:font-family-asian="'Times New Roman'" style:font-family-complex="'Times New Roman'" fo:background-color="transparent" fo:color="#000000" fo:font-style="italic"/>
    </style:style>
    <style:style style:name="T367" style:family="text">
      <style:text-properties fo:font-size="12.00pt" fo:font-weight="normal" fo:font-family="'Times New Roman'" style:font-family-asian="'Times New Roman'" style:font-family-complex="'Times New Roman'" fo:background-color="transparent" fo:color="#000000"/>
    </style:style>
    <style:style style:name="T368" style:family="text">
      <style:text-properties fo:font-size="12.00pt" fo:font-weight="normal" fo:font-family="'Times New Roman'" style:font-family-asian="'Times New Roman'" style:font-family-complex="'Times New Roman'" fo:background-color="transparent" fo:color="#000000" fo:font-style="italic"/>
    </style:style>
    <style:style style:name="T369" style:family="text">
      <style:text-properties fo:font-size="12.00pt" fo:font-weight="normal" fo:font-family="'Times New Roman'" style:font-family-asian="'Times New Roman'" style:font-family-complex="'Times New Roman'" fo:background-color="transparent" fo:color="#000000"/>
    </style:style>
    <style:style style:name="T370" style:family="text">
      <style:text-properties fo:font-size="12.00pt" fo:font-weight="normal" fo:font-family="'Times New Roman'" style:font-family-asian="'Times New Roman'" style:font-family-complex="'Times New Roman'" fo:background-color="transparent" fo:color="#000000" fo:font-style="italic"/>
    </style:style>
    <style:style style:name="T371" style:family="text">
      <style:text-properties fo:font-size="12.00pt" fo:font-weight="normal" fo:font-family="'Times New Roman'" style:font-family-asian="'Times New Roman'" style:font-family-complex="'Times New Roman'" fo:background-color="transparent" fo:color="#000000"/>
    </style:style>
    <style:style style:name="T372" style:family="text">
      <style:text-properties fo:font-size="12.00pt" fo:font-weight="normal" fo:font-family="'Times New Roman'" style:font-family-asian="'Times New Roman'" style:font-family-complex="'Times New Roman'" fo:background-color="transparent" fo:color="#000000" fo:font-style="italic"/>
    </style:style>
    <style:style style:name="T373" style:family="text">
      <style:text-properties fo:font-size="12.00pt" fo:font-weight="normal" fo:font-family="'Times New Roman'" style:font-family-asian="'Times New Roman'" style:font-family-complex="'Times New Roman'" fo:background-color="transparent" fo:color="#000000"/>
    </style:style>
    <style:style style:name="T374" style:family="text">
      <style:text-properties fo:font-size="12.00pt" fo:font-weight="normal" fo:font-family="'Times New Roman'" style:font-family-asian="'Times New Roman'" style:font-family-complex="'Times New Roman'"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7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1f90"/>
    </style:style>
    <style:style style:name="T378" style:family="text">
      <style:text-properties fo:font-size="12.00pt" fo:font-weight="normal" fo:font-family="'Times New Roman'" style:font-family-asian="'Times New Roman'" style:font-family-complex="'Times New Roman'" fo:background-color="transparent" fo:color="#000000"/>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1f90"/>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2.00pt" fo:font-weight="normal" fo:font-family="'Times New Roman'" style:font-family-asian="'Times New Roman'" style:font-family-complex="'Times New Roman'" fo:background-color="transparent" fo:color="#000000"/>
    </style:style>
    <style:style style:name="T383" style:family="text">
      <style:text-properties fo:font-size="12.00pt" fo:font-weight="normal" fo:font-family="'Times New Roman'" style:font-family-asian="'Times New Roman'" style:font-family-complex="'Times New Roman'"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ff6600"/>
    </style:style>
    <style:style style:name="T38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38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ff6600"/>
    </style:style>
    <style:style style:name="T388" style:family="text">
      <style:text-properties fo:font-size="12.00pt" fo:font-weight="normal" fo:font-family="'Times New Roman'" style:font-family-asian="'Times New Roman'" style:font-family-complex="'Times New Roman'" fo:background-color="transparent" fo:color="#333333"/>
    </style:style>
    <style:style style:name="T389" style:family="text">
      <style:text-properties fo:font-size="12.00pt" fo:font-weight="normal" fo:font-family="'Times New Roman'" style:font-family-asian="'Times New Roman'" style:font-family-complex="'Times New Roman'" fo:background-color="transparent" fo:color="#333333" fo:font-style="italic"/>
    </style:style>
    <style:style style:name="T390" style:family="text">
      <style:text-properties fo:font-size="12.00pt" fo:font-weight="normal" fo:font-family="'Times New Roman'" style:font-family-asian="'Times New Roman'" style:font-family-complex="'Times New Roman'" fo:background-color="transparent" fo:color="#333333"/>
    </style:style>
    <style:style style:name="T391" style:family="text">
      <style:text-properties fo:font-size="12.00pt" fo:font-weight="normal" fo:font-family="'Times New Roman'" style:font-family-asian="'Times New Roman'" style:font-family-complex="'Times New Roman'" fo:background-color="transparent" fo:color="#333333" fo:font-style="italic"/>
    </style:style>
    <style:style style:name="T392" style:family="text">
      <style:text-properties fo:font-size="12.00pt" fo:font-weight="bold" fo:font-family="'Times New Roman'" style:font-family-asian="'Times New Roman'" style:font-family-complex="'Times New Roman'" fo:background-color="transparent" fo:color="#333333"/>
    </style:style>
    <style:style style:name="T393" style:family="text">
      <style:text-properties fo:font-size="12.00pt" fo:font-weight="normal" fo:font-family="'Times New Roman'" style:font-family-asian="'Times New Roman'" style:font-family-complex="'Times New Roman'" fo:background-color="transparent" fo:color="#333333"/>
    </style:style>
    <style:style style:name="T394" style:family="text">
      <style:text-properties fo:font-size="12.00pt" fo:font-weight="bold" fo:font-family="'Times New Roman'" style:font-family-asian="'Times New Roman'" style:font-family-complex="'Times New Roman'" fo:background-color="transparent" fo:color="#333333"/>
    </style:style>
    <style:style style:name="T395" style:family="text">
      <style:text-properties fo:font-size="12.00pt" fo:font-weight="normal" fo:font-family="'Times New Roman'" style:font-family-asian="'Times New Roman'" style:font-family-complex="'Times New Roman'" fo:background-color="transparent" fo:color="#333333"/>
    </style:style>
    <style:style style:name="T396" style:family="text">
      <style:text-properties fo:font-size="12.00pt" fo:font-weight="bold" fo:font-family="'Times New Roman'" style:font-family-asian="'Times New Roman'" style:font-family-complex="'Times New Roman'" fo:background-color="transparent" fo:color="#333333"/>
    </style:style>
    <style:style style:name="T397" style:family="text">
      <style:text-properties fo:font-size="12.00pt" fo:font-weight="normal" fo:font-family="'Times New Roman'" style:font-family-asian="'Times New Roman'" style:font-family-complex="'Times New Roman'" fo:background-color="transparent" fo:color="#333333" fo:font-style="italic"/>
    </style:style>
    <style:style style:name="T398" style:family="text">
      <style:text-properties fo:font-size="12.00pt" fo:font-weight="normal" fo:font-family="'Times New Roman'" style:font-family-asian="'Times New Roman'" style:font-family-complex="'Times New Roman'" fo:background-color="transparent" fo:color="#333333"/>
    </style:style>
    <style:style style:name="T39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ff6600"/>
    </style:style>
    <style:style style:name="T40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0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ff6600"/>
    </style:style>
    <style:style style:name="T402" style:family="text">
      <style:text-properties fo:font-size="12.00pt" fo:font-weight="normal" fo:font-family="'Times New Roman'" style:font-family-asian="'Times New Roman'" style:font-family-complex="'Times New Roman'" fo:background-color="transparent" fo:color="#333333"/>
    </style:style>
    <style:style style:name="T403" style:family="text">
      <style:text-properties fo:font-size="12.00pt" fo:font-weight="bold" fo:font-family="'Times New Roman'" style:font-family-asian="'Times New Roman'" style:font-family-complex="'Times New Roman'" fo:background-color="transparent" fo:color="#333333" fo:font-style="italic"/>
    </style:style>
    <style:style style:name="T404" style:family="text">
      <style:text-properties fo:font-size="12.00pt" fo:font-weight="normal" fo:font-family="'Times New Roman'" style:font-family-asian="'Times New Roman'" style:font-family-complex="'Times New Roman'" fo:background-color="transparent" fo:color="#333333" fo:font-style="italic"/>
    </style:style>
    <style:style style:name="T405" style:family="text">
      <style:text-properties fo:font-size="12.00pt" fo:font-weight="bold" fo:font-family="'Times New Roman'" style:font-family-asian="'Times New Roman'" style:font-family-complex="'Times New Roman'" fo:background-color="transparent" fo:color="#333333"/>
    </style:style>
    <style:style style:name="T406" style:family="text">
      <style:text-properties fo:font-size="12.00pt" fo:font-weight="normal" fo:font-family="'Times New Roman'" style:font-family-asian="'Times New Roman'" style:font-family-complex="'Times New Roman'" fo:background-color="transparent" fo:color="#333333"/>
    </style:style>
    <style:style style:name="T407" style:family="text">
      <style:text-properties fo:font-size="12.00pt" fo:font-weight="bold" fo:font-family="'Times New Roman'" style:font-family-asian="'Times New Roman'" style:font-family-complex="'Times New Roman'" fo:background-color="transparent" fo:color="#333333" fo:font-style="italic"/>
    </style:style>
    <style:style style:name="T408" style:family="text">
      <style:text-properties fo:font-size="12.00pt" fo:font-weight="normal" fo:font-family="'Times New Roman'" style:font-family-asian="'Times New Roman'" style:font-family-complex="'Times New Roman'" fo:background-color="transparent" fo:color="#333333" fo:font-style="italic"/>
    </style:style>
    <style:style style:name="T409" style:family="text">
      <style:text-properties fo:font-size="12.00pt" fo:font-weight="bold" fo:font-family="'Times New Roman'" style:font-family-asian="'Times New Roman'" style:font-family-complex="'Times New Roman'" fo:background-color="transparent" fo:color="#333333"/>
    </style:style>
    <style:style style:name="T410" style:family="text">
      <style:text-properties fo:font-size="12.00pt" fo:font-weight="normal" fo:font-family="'Times New Roman'" style:font-family-asian="'Times New Roman'" style:font-family-complex="'Times New Roman'" fo:background-color="transparent" fo:color="#333333"/>
    </style:style>
    <style:style style:name="T41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ff6600"/>
    </style:style>
    <style:style style:name="T412"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1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ff6600"/>
    </style:style>
    <style:style style:name="T414" style:family="text">
      <style:text-properties fo:font-size="12.00pt" fo:font-weight="normal" fo:font-family="'Times New Roman'" style:font-family-asian="'Times New Roman'" style:font-family-complex="'Times New Roman'" fo:background-color="transparent" fo:color="#333333"/>
    </style:style>
    <style:style style:name="T4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16" style:family="text">
      <style:text-properties fo:font-size="12.00pt" fo:font-weight="normal" fo:font-family="'Times New Roman'" style:font-family-asian="'Times New Roman'" style:font-family-complex="'Times New Roman'" fo:background-color="transparent" fo:color="#333333"/>
    </style:style>
    <style:style style:name="T417" style:family="text">
      <style:text-properties fo:font-size="12.00pt" fo:font-weight="normal" fo:font-family="'Times New Roman'" style:font-family-asian="'Times New Roman'" style:font-family-complex="'Times New Roman'" fo:background-color="transparent" fo:color="#333333" fo:font-style="italic"/>
    </style:style>
    <style:style style:name="T418" style:family="text">
      <style:text-properties fo:font-size="12.00pt" fo:font-weight="normal" fo:font-family="'Times New Roman'" style:font-family-asian="'Times New Roman'" style:font-family-complex="'Times New Roman'" fo:background-color="transparent" fo:color="#333333"/>
    </style:style>
    <style:style style:name="T419" style:family="text">
      <style:text-properties fo:font-size="12.00pt" fo:font-weight="normal" fo:font-family="'Times New Roman'" style:font-family-asian="'Times New Roman'" style:font-family-complex="'Times New Roman'" fo:background-color="transparent" fo:color="#333333" fo:font-style="italic"/>
    </style:style>
    <style:style style:name="T420" style:family="text">
      <style:text-properties fo:font-size="12.00pt" fo:font-weight="normal" fo:font-family="'Times New Roman'" style:font-family-asian="'Times New Roman'" style:font-family-complex="'Times New Roman'" fo:background-color="transparent" fo:color="#333333"/>
    </style:style>
    <style:style style:name="T421" style:family="text">
      <style:text-properties fo:font-size="12.00pt" fo:font-weight="normal" fo:font-family="'Times New Roman'" style:font-family-asian="'Times New Roman'" style:font-family-complex="'Times New Roman'" fo:background-color="transparent" fo:color="#333333" fo:font-style="italic"/>
    </style:style>
    <style:style style:name="T422" style:family="text">
      <style:text-properties fo:font-size="12.00pt" fo:font-weight="normal" fo:font-family="'Times New Roman'" style:font-family-asian="'Times New Roman'" style:font-family-complex="'Times New Roman'" fo:background-color="transparent" fo:color="#333333"/>
    </style:style>
    <style:style style:name="T423" style:family="text">
      <style:text-properties fo:font-size="12.00pt" fo:font-weight="normal" fo:font-family="'Times New Roman'" style:font-family-asian="'Times New Roman'" style:font-family-complex="'Times New Roman'" fo:background-color="transparent" fo:color="#333333" fo:font-style="italic"/>
    </style:style>
    <style:style style:name="T424" style:family="text">
      <style:text-properties fo:font-size="12.00pt" fo:font-weight="normal" fo:font-family="'Times New Roman'" style:font-family-asian="'Times New Roman'" style:font-family-complex="'Times New Roman'" fo:background-color="transparent" fo:color="#333333"/>
    </style:style>
    <style:style style:name="T425" style:family="text">
      <style:text-properties fo:font-size="12.00pt" fo:font-weight="normal" fo:font-family="'Times New Roman'" style:font-family-asian="'Times New Roman'" style:font-family-complex="'Times New Roman'" fo:background-color="transparent" fo:color="#333333" fo:font-style="italic"/>
    </style:style>
    <style:style style:name="T426" style:family="text">
      <style:text-properties fo:font-size="12.00pt" fo:font-weight="normal" fo:font-family="'Times New Roman'" style:font-family-asian="'Times New Roman'" style:font-family-complex="'Times New Roman'" fo:background-color="transparent" fo:color="#333333"/>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29" style:family="text">
      <style:text-properties fo:font-size="12.75pt" fo:font-weight="bold" fo:font-family="'Liberation Serif'" style:font-family-asian="'Liberation Serif'" style:font-family-complex="'Liberation Serif'" fo:background-color="transparent" fo:color="#333333"/>
    </style:style>
    <style:style style:name="T430"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1" style:family="text">
      <style:text-properties fo:font-size="12.00pt" fo:font-weight="normal" fo:font-family="'Times New Roman'" style:font-family-asian="'Times New Roman'" style:font-family-complex="'Times New Roman'" fo:background-color="transparent" fo:color="#333333"/>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4" style:family="text">
      <style:text-properties fo:font-size="12.00pt" fo:font-weight="normal" fo:font-family="'Times New Roman'" style:font-family-asian="'Times New Roman'" style:font-family-complex="'Times New Roman'" fo:background-color="transparent" fo:color="#333333"/>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37" style:family="text">
      <style:text-properties fo:font-size="12.00pt" fo:font-weight="normal" fo:font-family="'Times New Roman'" style:font-family-asian="'Times New Roman'" style:font-family-complex="'Times New Roman'" fo:background-color="transparent" fo:color="#333333"/>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0" style:family="text">
      <style:text-properties fo:font-size="12.00pt" fo:font-weight="normal" fo:font-family="'Times New Roman'" style:font-family-asian="'Times New Roman'" style:font-family-complex="'Times New Roman'" fo:background-color="transparent" fo:color="#333333"/>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2.00pt" fo:font-weight="normal" fo:font-family="'Times New Roman'" style:font-family-asian="'Times New Roman'" style:font-family-complex="'Times New Roman'" fo:background-color="transparent" fo:color="#333333"/>
    </style:style>
    <style:style style:name="T44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006600"/>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8" style:family="text">
      <style:text-properties fo:font-size="12.75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49" style:family="text">
      <style:text-properties fo:font-size="12.75pt" fo:font-weight="normal" fo:font-family="'Liberation Serif'" style:font-family-asian="'Liberation Serif'" style:font-family-complex="'Liberation Serif'" fo:background-color="transparent" fo:color="#333333"/>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2" style:family="text">
      <style:text-properties fo:font-size="12.00pt" fo:font-weight="normal" fo:font-family="'Times New Roman'" style:font-family-asian="'Times New Roman'" style:font-family-complex="'Times New Roman'" fo:background-color="transparent" fo:color="#333333"/>
    </style:style>
    <style:style style:name="T45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56" style:family="text">
      <style:text-properties fo:font-size="12.00pt" fo:font-weight="normal" fo:font-family="'Times New Roman'" style:font-family-asian="'Times New Roman'" style:font-family-complex="'Times New Roman'" fo:background-color="transparent" fo:color="#333333"/>
    </style:style>
    <style:style style:name="T457" style:family="text">
      <style:text-properties fo:font-size="12.00pt" fo:font-weight="bold" fo:font-family="'Times New Roman'" style:font-family-asian="'Times New Roman'" style:font-family-complex="'Times New Roman'" fo:background-color="transparent" fo:color="#333333"/>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fo:color="#333333"/>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4.00pt" fo:font-weight="bold" style:text-underline-mode="continuous" style:text-underline-type="single" style:text-underline-style="solid" style:text-underline-width="normal" fo:font-family="'Liberation Sans'" style:font-family-asian="'Liberation Sans'" style:font-family-complex="'Liberation Sans'" fo:background-color="transparent" fo:color="#333333"/>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4.00pt" fo:font-weight="bold" style:text-underline-mode="continuous" style:text-underline-type="single" style:text-underline-style="solid" style:text-underline-width="normal" fo:font-family="'Liberation Sans'" style:font-family-asian="'Liberation Sans'" style:font-family-complex="'Liberation Sans'" fo:background-color="transparent" fo:color="#333333"/>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4.00pt" fo:font-weight="bold" style:text-underline-mode="continuous" style:text-underline-type="single" style:text-underline-style="solid" style:text-underline-width="normal" fo:font-family="'Liberation Sans'" style:font-family-asian="'Liberation Sans'" style:font-family-complex="'Liberation Sans'" fo:background-color="transparent" fo:color="#333333"/>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4.00pt" fo:font-weight="bold" style:text-underline-mode="continuous" style:text-underline-type="single" style:text-underline-style="solid" style:text-underline-width="normal" fo:font-family="'Liberation Sans'" style:font-family-asian="'Liberation Sans'" style:font-family-complex="'Liberation Sans'" fo:background-color="transparent" fo:color="#333333"/>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4.00pt" fo:font-weight="bold" style:text-underline-mode="continuous" style:text-underline-type="single" style:text-underline-style="solid" style:text-underline-width="normal" fo:font-family="'Liberation Sans'" style:font-family-asian="'Liberation Sans'" style:font-family-complex="'Liberation Sans'" fo:background-color="transparent" fo:color="#333333"/>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4.00pt" fo:font-weight="bold" style:text-underline-mode="continuous" style:text-underline-type="single" style:text-underline-style="solid" style:text-underline-width="normal" fo:font-family="'Liberation Sans'" style:font-family-asian="'Liberation Sans'" style:font-family-complex="'Liberation Sans'" fo:background-color="transparent" fo:color="#333333"/>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4.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Liberation Serif'" style:font-family-asian="'Liberation Serif'" style:font-family-complex="'Liberation Serif'" fo:background-color="transparent" style:use-window-font-color="true"/>
    </style:style>
    <style:style style:name="T482" style:family="text">
      <style:text-properties fo:font-size="12.00pt" fo:font-weight="normal" fo:font-family="'Times New Roman'" style:font-family-asian="'Times New Roman'" style:font-family-complex="'Times New Roman'" fo:background-color="transparent" fo:color="#252525"/>
    </style:style>
    <style:style style:name="T483" style:family="text">
      <style:text-properties fo:font-size="12.00pt" fo:font-weight="normal" fo:font-family="'Times New Roman'" style:font-family-asian="'Times New Roman'" style:font-family-complex="'Times New Roman'" fo:background-color="transparent" fo:color="#000000"/>
    </style:style>
    <style:style style:name="T48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8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8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8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8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8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9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9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9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9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9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9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496" style:family="text">
      <style:text-properties fo:font-size="12.00pt" fo:font-weight="normal" fo:font-family="'Times New Roman'" style:font-family-asian="'Times New Roman'" style:font-family-complex="'Times New Roman'" fo:background-color="transparent" fo:color="#000000"/>
    </style:style>
    <style:style style:name="T497" style:family="text">
      <style:text-properties fo:font-size="12.00pt" fo:font-weight="bold" fo:font-family="'Times New Roman'" style:font-family-asian="'Times New Roman'" style:font-family-complex="'Times New Roman'" fo:background-color="transparent" fo:color="#000000"/>
    </style:style>
    <style:style style:name="T498" style:family="text">
      <style:text-properties fo:font-size="12.00pt" fo:font-weight="bold" fo:font-family="'Liberation Serif'" style:font-family-asian="'Liberation Serif'" style:font-family-complex="'Liberation Serif'" fo:background-color="transparent" style:use-window-font-color="true"/>
    </style:style>
    <style:style style:name="T499" style:family="text">
      <style:text-properties fo:font-size="12.00pt" fo:font-weight="normal" fo:font-family="'Liberation Serif'" style:font-family-asian="'Liberation Serif'" style:font-family-complex="'Liberation Serif'" fo:background-color="transparent" style:use-window-font-color="true"/>
    </style:style>
    <style:style style:name="T500" style:family="text">
      <style:text-properties fo:font-size="12.00pt" fo:font-weight="normal" fo:font-family="'Liberation Serif'" style:font-family-asian="'Liberation Serif'" style:font-family-complex="'Liberation Serif'" fo:background-color="transparent" fo:color="#0000ff"/>
    </style:style>
    <style:style style:name="T501" style:family="text">
      <style:text-properties fo:font-size="12.00pt" fo:font-weight="normal" fo:font-family="'Liberation Serif'" style:font-family-asian="'Liberation Serif'" style:font-family-complex="'Liberation Serif'" fo:background-color="transparent" style:use-window-font-color="true"/>
    </style:style>
    <style:style style:name="T502"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0a"/>
    </style:style>
    <style:style style:name="T503" style:family="text">
      <style:text-properties fo:font-size="12.00pt" fo:font-weight="normal" fo:font-family="'Liberation Serif'" style:font-family-asian="'Liberation Serif'" style:font-family-complex="'Liberation Serif'" fo:background-color="transparent" fo:color="#00000a"/>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bold" fo:font-family="'Liberation Serif'" style:font-family-asian="'Liberation Serif'" style:font-family-complex="'Liberation Serif'" fo:background-color="transparent" style:use-window-font-color="true"/>
    </style:style>
    <style:style style:name="T506" style:family="text">
      <style:text-properties fo:font-size="12.00pt" fo:font-weight="normal" fo:font-family="'Liberation Serif'" style:font-family-asian="'Liberation Serif'" style:font-family-complex="'Liberation Serif'" fo:background-color="transparent" style:use-window-font-color="true"/>
    </style:style>
    <style:style style:name="T507" style:family="text">
      <style:text-properties fo:font-size="12.00pt" fo:font-weight="normal" fo:font-family="'Liberation Serif'" style:font-family-asian="'Liberation Serif'" style:font-family-complex="'Liberation Serif'" fo:background-color="transparent" fo:color="#0000ff"/>
    </style:style>
    <style:style style:name="T508" style:family="text">
      <style:text-properties fo:font-size="12.00pt" fo:font-weight="normal" fo:font-family="'Times New Roman'" style:font-family-asian="'Times New Roman'" style:font-family-complex="'Times New Roman'" fo:background-color="#ffffff" fo:color="#999999"/>
    </style:style>
    <style:style style:name="T509" style:family="text">
      <style:text-properties fo:font-size="12.00pt" fo:font-weight="normal" fo:font-family="'Times New Roman'" style:font-family-asian="'Times New Roman'" style:font-family-complex="'Times New Roman'" fo:background-color="#ffffff" fo:color="#000000"/>
    </style:style>
    <style:style style:name="T5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5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512" style:family="text">
      <style:text-properties fo:font-size="12.00pt" fo:font-weight="normal" fo:font-family="'Times New Roman'" style:font-family-asian="'Times New Roman'" style:font-family-complex="'Times New Roman'" fo:background-color="#ffffff" fo:color="#000000"/>
    </style:style>
    <style:style style:name="T513" style:family="text">
      <style:text-properties fo:font-size="12.00pt" fo:font-weight="normal" fo:font-family="'Times New Roman'" style:font-family-asian="'Times New Roman'" style:font-family-complex="'Times New Roman'" fo:background-color="#ffffff" fo:color="#333333"/>
    </style:style>
    <style:style style:name="T514" style:family="text">
      <style:text-properties fo:font-size="12.00pt" fo:font-weight="normal" fo:font-family="'Times New Roman'" style:font-family-asian="'Times New Roman'" style:font-family-complex="'Times New Roman'" fo:background-color="#ffffff" fo:color="#000000"/>
    </style:style>
    <style:style style:name="T5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ffffff" fo:color="#000000"/>
    </style:style>
    <style:style style:name="T516" style:family="text">
      <style:text-properties fo:font-size="12.00pt" fo:font-weight="normal" fo:font-family="'Times New Roman'" style:font-family-asian="'Times New Roman'" style:font-family-complex="'Times New Roman'" fo:background-color="#ffffff" fo:color="#000000"/>
    </style:style>
    <style:style style:name="T51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center" fo:margin-left="36.00pt" fo:text-indent="0.00pt"/>
    </style:style>
    <style:style style:name="P3" style:family="paragraph">
      <style:paragraph-properties fo:line-height="100.00%" fo:text-align="center"/>
    </style:style>
    <style:style style:name="P4" style:family="paragraph">
      <style:paragraph-properties fo:line-height="100.00%" fo:text-align="center"/>
    </style:style>
    <style:style style:name="P5" style:family="paragraph">
      <style:paragraph-properties fo:line-height="100.00%" fo:text-align="center"/>
    </style:style>
    <style:style style:name="P6" style:family="paragraph">
      <style:paragraph-properties fo:line-height="100.00%" fo:text-align="left"/>
    </style:style>
    <style:style style:name="P7" style:family="paragraph">
      <style:paragraph-properties fo:line-height="100.00%" fo:text-align="center"/>
    </style:style>
    <style:style style:name="P8" style:family="paragraph">
      <style:paragraph-properties fo:line-height="150.00%" fo:text-align="justify"/>
    </style:style>
    <style:style style:name="P9" style:family="paragraph">
      <style:paragraph-properties fo:line-height="100.00%" fo:text-align="left"/>
    </style:style>
    <style:style style:name="P10" style:family="paragraph">
      <style:paragraph-properties fo:line-height="150.00%" fo:text-align="left"/>
    </style:style>
    <style:style style:name="P11" style:family="paragraph">
      <style:paragraph-properties fo:line-height="100.00%" fo:text-align="center"/>
    </style:style>
    <style:style style:name="P12" style:family="paragraph">
      <style:paragraph-properties fo:line-height="150.00%" fo:text-align="justify"/>
    </style:style>
    <style:style style:name="P13" style:family="paragraph">
      <style:paragraph-properties fo:line-height="150.00%" fo:text-align="left"/>
    </style:style>
    <style:style style:name="P14" style:family="paragraph">
      <style:paragraph-properties fo:line-height="100.00%" fo:text-align="center"/>
    </style:style>
    <style:style style:name="P15" style:family="paragraph">
      <style:paragraph-properties fo:line-height="150.00%" fo:text-align="left"/>
    </style:style>
    <style:style style:name="P16"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17" style:family="paragraph">
      <style:paragraph-properties fo:line-height="150.00%" fo:text-align="justify"/>
    </style:style>
    <style:style style:name="P18" style:family="paragraph">
      <style:paragraph-properties fo:line-height="150.00%" fo:text-align="left" fo:margin-left="48.60pt" fo:text-indent="0.00pt"/>
    </style:style>
    <style:style style:name="P19" style:family="paragraph">
      <style:paragraph-properties fo:line-height="150.00%" fo:text-align="right"/>
    </style:style>
    <style:style style:name="P20"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21"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22" style:family="paragraph">
      <style:paragraph-properties fo:line-height="150.00%" fo:text-align="justify"/>
    </style:style>
    <style:style style:name="P23" style:family="paragraph">
      <style:paragraph-properties fo:line-height="150.00%" fo:text-align="right"/>
    </style:style>
    <style:style style:name="P24"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25"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26" style:family="paragraph">
      <style:paragraph-properties fo:line-height="150.00%" fo:text-align="justify"/>
    </style:style>
    <style:style style:name="P27" style:family="paragraph">
      <style:paragraph-properties fo:line-height="150.00%" fo:text-align="right"/>
    </style:style>
    <style:style style:name="P28"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29" style:family="paragraph">
      <style:paragraph-properties fo:line-height="150.00%" fo:text-align="justify"/>
    </style:style>
    <style:style style:name="P30" style:family="paragraph">
      <style:paragraph-properties fo:line-height="150.00%" fo:text-align="right"/>
    </style:style>
    <style:style style:name="P31"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32" style:family="paragraph">
      <style:paragraph-properties fo:line-height="150.00%" fo:text-align="justify"/>
    </style:style>
    <style:style style:name="P33" style:family="paragraph">
      <style:paragraph-properties fo:line-height="150.00%" fo:text-align="right"/>
    </style:style>
    <style:style style:name="P34"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35" style:family="paragraph">
      <style:paragraph-properties fo:line-height="150.00%" fo:text-align="center" fo:margin-left="49.50pt" fo:text-indent="-49.50pt"/>
    </style:style>
    <style:style style:name="P36" style:family="paragraph">
      <style:paragraph-properties fo:line-height="150.00%" fo:text-align="justify"/>
    </style:style>
    <style:style style:name="P37" style:family="paragraph">
      <style:paragraph-properties fo:line-height="150.00%" fo:text-align="right"/>
    </style:style>
    <style:style style:name="P38"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39" style:family="paragraph">
      <style:paragraph-properties fo:line-height="150.00%" fo:text-align="center"/>
    </style:style>
    <style:style style:name="P40" style:family="paragraph">
      <style:paragraph-properties fo:line-height="150.00%" fo:text-align="justify"/>
    </style:style>
    <style:style style:name="P41" style:family="paragraph">
      <style:paragraph-properties fo:line-height="150.00%" fo:text-align="right"/>
    </style:style>
    <style:style style:name="P42"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43" style:family="paragraph">
      <style:paragraph-properties fo:line-height="150.00%" fo:text-align="center"/>
    </style:style>
    <style:style style:name="P44" style:family="paragraph">
      <style:paragraph-properties fo:line-height="150.00%" fo:text-align="justify"/>
    </style:style>
    <style:style style:name="P45" style:family="paragraph">
      <style:paragraph-properties fo:line-height="150.00%" fo:text-align="right"/>
    </style:style>
    <style:style style:name="P46"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47" style:family="paragraph">
      <style:paragraph-properties fo:line-height="150.00%" fo:text-align="center"/>
    </style:style>
    <style:style style:name="P48" style:family="paragraph">
      <style:paragraph-properties fo:line-height="150.00%" fo:text-align="justify"/>
    </style:style>
    <style:style style:name="P49" style:family="paragraph">
      <style:paragraph-properties fo:line-height="150.00%" fo:text-align="right"/>
    </style:style>
    <style:style style:name="P50"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51" style:family="paragraph">
      <style:paragraph-properties fo:line-height="150.00%" fo:text-align="center"/>
    </style:style>
    <style:style style:name="P52" style:family="paragraph">
      <style:paragraph-properties fo:line-height="150.00%" fo:text-align="justify"/>
    </style:style>
    <style:style style:name="P53" style:family="paragraph">
      <style:paragraph-properties fo:line-height="150.00%" fo:text-align="right"/>
    </style:style>
    <style:style style:name="P54"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55" style:family="paragraph">
      <style:paragraph-properties fo:line-height="150.00%" fo:text-align="justify"/>
    </style:style>
    <style:style style:name="P56" style:family="paragraph">
      <style:paragraph-properties fo:line-height="150.00%" fo:text-align="right"/>
    </style:style>
    <style:style style:name="P57"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58" style:family="paragraph">
      <style:paragraph-properties fo:line-height="150.00%" fo:text-align="center"/>
    </style:style>
    <style:style style:name="P59" style:family="paragraph">
      <style:paragraph-properties fo:line-height="150.00%" fo:text-align="justify"/>
    </style:style>
    <style:style style:name="P60" style:family="paragraph">
      <style:paragraph-properties fo:line-height="150.00%" fo:text-align="right"/>
    </style:style>
    <style:style style:name="P61"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62" style:family="paragraph">
      <style:paragraph-properties fo:line-height="150.00%" fo:text-align="center"/>
    </style:style>
    <style:style style:name="P63" style:family="paragraph">
      <style:paragraph-properties fo:line-height="150.00%" fo:text-align="justify"/>
    </style:style>
    <style:style style:name="P64" style:family="paragraph">
      <style:paragraph-properties fo:line-height="150.00%" fo:text-align="right"/>
    </style:style>
    <style:style style:name="P65"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66" style:family="paragraph">
      <style:paragraph-properties fo:line-height="150.00%" fo:text-align="center"/>
    </style:style>
    <style:style style:name="P67" style:family="paragraph">
      <style:paragraph-properties fo:line-height="150.00%" fo:text-align="justify"/>
    </style:style>
    <style:style style:name="P68" style:family="paragraph">
      <style:paragraph-properties fo:line-height="150.00%" fo:text-align="right"/>
    </style:style>
    <style:style style:name="P69"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70" style:family="paragraph">
      <style:paragraph-properties fo:line-height="150.00%" fo:text-align="center"/>
    </style:style>
    <style:style style:name="P71" style:family="paragraph">
      <style:paragraph-properties fo:line-height="150.00%" fo:text-align="justify"/>
    </style:style>
    <style:style style:name="P72" style:family="paragraph">
      <style:paragraph-properties fo:line-height="150.00%" fo:text-align="right"/>
    </style:style>
    <style:style style:name="P73"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74" style:family="paragraph">
      <style:paragraph-properties fo:line-height="150.00%" fo:text-align="center"/>
    </style:style>
    <style:style style:name="P75" style:family="paragraph">
      <style:paragraph-properties fo:line-height="150.00%" fo:text-align="justify"/>
    </style:style>
    <style:style style:name="P76" style:family="paragraph">
      <style:paragraph-properties fo:line-height="150.00%" fo:text-align="right"/>
    </style:style>
    <style:style style:name="P77"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78" style:family="paragraph">
      <style:paragraph-properties fo:line-height="150.00%" fo:text-align="center"/>
    </style:style>
    <style:style style:name="P79" style:family="paragraph">
      <style:paragraph-properties fo:line-height="150.00%" fo:text-align="justify"/>
    </style:style>
    <style:style style:name="P80" style:family="paragraph">
      <style:paragraph-properties fo:line-height="150.00%" fo:text-align="right"/>
    </style:style>
    <style:style style:name="P81"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82" style:family="paragraph">
      <style:paragraph-properties fo:line-height="150.00%" fo:text-align="center"/>
    </style:style>
    <style:style style:name="P83" style:family="paragraph">
      <style:paragraph-properties fo:line-height="150.00%" fo:text-align="justify"/>
    </style:style>
    <style:style style:name="P84" style:family="paragraph">
      <style:paragraph-properties fo:line-height="150.00%" fo:text-align="right"/>
    </style:style>
    <style:style style:name="P85"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86" style:family="paragraph">
      <style:paragraph-properties fo:line-height="150.00%" fo:text-align="center"/>
    </style:style>
    <style:style style:name="P87" style:family="paragraph">
      <style:paragraph-properties fo:line-height="150.00%" fo:text-align="justify"/>
    </style:style>
    <style:style style:name="P88" style:family="paragraph">
      <style:paragraph-properties fo:line-height="150.00%" fo:text-align="right"/>
    </style:style>
    <style:style style:name="P89"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90" style:family="paragraph">
      <style:paragraph-properties fo:line-height="150.00%" fo:text-align="center"/>
    </style:style>
    <style:style style:name="P91" style:family="paragraph">
      <style:paragraph-properties fo:line-height="150.00%" fo:text-align="justify"/>
    </style:style>
    <style:style style:name="P92" style:family="paragraph">
      <style:paragraph-properties fo:line-height="150.00%" fo:text-align="right"/>
    </style:style>
    <style:style style:name="P93" style:family="paragraph">
      <style:paragraph-properties fo:line-height="100.00%" fo:text-align="justify" fo:margin-left="5.40pt" fo:text-indent="-5.40pt">
        <style:tab-stops>
          <style:tab-stop style:position="130.25pt"/>
          <style:tab-stop style:position="3284.25pt" style:type="center"/>
          <style:tab-stop style:position="421116.25pt" style:type="right"/>
        </style:tab-stops>
      </style:paragraph-properties>
    </style:style>
    <style:style style:name="P94" style:family="paragraph">
      <style:paragraph-properties fo:line-height="100.00%" fo:text-align="left"/>
    </style:style>
    <style:style style:name="P95" style:family="paragraph">
      <style:paragraph-properties fo:line-height="150.00%" fo:text-align="justify"/>
    </style:style>
    <style:style style:name="P96" style:family="paragraph">
      <style:paragraph-properties fo:line-height="100.00%" fo:text-align="left"/>
    </style:style>
    <style:style style:name="P97" style:family="paragraph">
      <style:paragraph-properties fo:line-height="150.00%" fo:text-align="left" fo:margin-top="11.40pt" fo:margin-bottom="11.40pt"/>
    </style:style>
    <style:style style:name="P98" style:family="paragraph">
      <style:paragraph-properties fo:line-height="100.00%" fo:text-align="left"/>
    </style:style>
    <style:style style:name="P99" style:family="paragraph">
      <style:paragraph-properties fo:line-height="150.00%" fo:text-align="left" fo:margin-top="11.40pt" fo:margin-bottom="11.40pt"/>
    </style:style>
    <style:style style:name="P100" style:family="paragraph">
      <style:paragraph-properties fo:line-height="100.00%" fo:text-align="lef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00.00%" fo:text-align="left" fo:margin-left="-18.00pt" fo:text-indent="18.00pt"/>
    </style:style>
    <style:style style:name="P102" style:family="paragraph">
      <style:paragraph-properties fo:line-height="150.00%" fo:text-align="left" fo:margin-left="-18.00pt" fo:text-indent="18.00pt" fo:margin-top="11.40pt" fo:margin-bottom="11.40pt"/>
    </style:style>
    <style:style style:name="P103" style:family="paragraph">
      <style:paragraph-properties fo:line-height="150.00%" fo:text-align="left" fo:margin-top="11.40pt" fo:margin-bottom="11.40pt"/>
    </style:style>
    <style:style style:name="P104" style:family="paragraph">
      <style:paragraph-properties fo:line-height="150.00%" fo:text-align="left"/>
    </style:style>
    <style:style style:name="P105" style:family="paragraph">
      <style:paragraph-properties fo:line-height="115.00%" fo:text-align="left"/>
    </style:style>
    <style:style style:name="P106" style:family="paragraph">
      <style:paragraph-properties fo:line-height="150.00%" fo:text-align="left"/>
    </style:style>
    <style:style style:name="P107" style:family="paragraph">
      <style:paragraph-properties fo:line-height="115.00%" fo:text-align="left"/>
    </style:style>
    <style:style style:name="P108" style:family="paragraph">
      <style:paragraph-properties fo:line-height="100.00%" fo:text-align="left"/>
    </style:style>
    <style:style style:name="P109" style:family="paragraph">
      <style:paragraph-properties fo:line-height="115.00%" fo:text-align="left"/>
    </style:style>
    <style:style style:name="P110" style:family="paragraph">
      <style:paragraph-properties fo:line-height="150.00%" fo:text-align="left"/>
    </style:style>
    <style:style style:name="P111" style:family="paragraph">
      <style:paragraph-properties fo:line-height="100.00%" fo:text-align="left"/>
    </style:style>
    <style:style style:name="P112" style:family="paragraph">
      <style:paragraph-properties fo:line-height="150.00%" fo:text-align="left" fo:margin-top="8.55pt" fo:margin-bottom="8.55pt"/>
    </style:style>
    <style:style style:name="P113" style:family="paragraph">
      <style:paragraph-properties fo:line-height="150.00%" fo:text-align="left"/>
    </style:style>
    <style:style style:name="P114" style:family="paragraph">
      <style:paragraph-properties fo:line-height="150.00%" fo:text-align="left" fo:margin-top="8.55pt" fo:margin-bottom="8.55pt"/>
    </style:style>
    <style:style style:name="P115" style:family="paragraph">
      <style:paragraph-properties fo:line-height="100.00%" fo:text-align="left"/>
    </style:style>
    <style:style style:name="P116" style:family="paragraph">
      <style:paragraph-properties fo:line-height="150.00%" fo:text-align="left"/>
    </style:style>
    <style:style style:name="P117" style:family="paragraph">
      <style:paragraph-properties fo:line-height="150.00%" fo:text-align="left" fo:margin-top="8.55pt" fo:margin-bottom="8.55pt"/>
    </style:style>
    <style:style style:name="P118" style:family="paragraph">
      <style:paragraph-properties fo:line-height="150.00%" fo:text-align="left"/>
    </style:style>
    <style:style style:name="P119" style:family="paragraph">
      <style:paragraph-properties fo:line-height="150.00%" fo:text-align="left" fo:margin-top="8.55pt" fo:margin-bottom="8.55pt"/>
    </style:style>
    <style:style style:name="P120" style:family="paragraph">
      <style:paragraph-properties fo:line-height="100.00%" fo:text-align="left"/>
    </style:style>
    <style:style style:name="P121" style:family="paragraph">
      <style:paragraph-properties fo:line-height="150.00%" fo:text-align="left"/>
    </style:style>
    <style:style style:name="P122" style:family="paragraph">
      <style:paragraph-properties fo:line-height="100.00%" fo:text-align="left"/>
    </style:style>
    <style:style style:name="P123" style:family="paragraph">
      <style:paragraph-properties fo:line-height="150.00%" fo:text-align="left"/>
    </style:style>
    <style:style style:name="P124" style:family="paragraph">
      <style:paragraph-properties fo:line-height="150.00%" fo:text-align="left" fo:margin-top="8.55pt" fo:margin-bottom="8.55pt"/>
    </style:style>
    <style:style style:name="P125" style:family="paragraph">
      <style:paragraph-properties fo:line-height="150.00%" fo:text-align="left"/>
    </style:style>
    <style:style style:name="P126" style:family="paragraph">
      <style:paragraph-properties fo:line-height="150.00%" fo:text-align="left" fo:margin-top="8.55pt" fo:margin-bottom="8.55pt"/>
    </style:style>
    <style:style style:name="P127" style:family="paragraph">
      <style:paragraph-properties fo:line-height="150.00%" fo:text-align="left" fo:margin-top="17.10pt" fo:margin-bottom="17.10pt"/>
    </style:style>
    <style:style style:name="P128" style:family="paragraph">
      <style:paragraph-properties fo:line-height="120.00%" fo:text-align="left" fo:margin-top="2.25pt" fo:margin-bottom="7.50pt"/>
    </style:style>
    <style:style style:name="P129" style:family="paragraph">
      <style:paragraph-properties fo:line-height="150.00%" fo:text-align="left" fo:margin-top="17.10pt" fo:margin-bottom="17.10pt"/>
    </style:style>
    <text:list-style style:name="L130">
      <text:list-level-style-bullet text:level="1" text:bullet-char="•">
        <style:list-level-properties text:space-before="0.00pt" text:min-label-width="18.00pt"/>
        <style:text-properties fo:font-family="Symbol"/>
      </text:list-level-style-bullet>
    </text:list-style>
    <style:style style:name="P130" style:family="paragraph">
      <style:paragraph-properties fo:line-height="100.00%" fo:text-align="left" fo:margin-left="-18.00pt" fo:text-indent="18.00pt"/>
    </style:style>
    <style:style style:name="P131" style:family="paragraph">
      <style:paragraph-properties fo:line-height="100.00%" fo:text-align="left" fo:margin-left="72.00pt" fo:text-indent="0.00pt"/>
    </style:style>
    <style:style style:name="P132" style:family="paragraph">
      <style:paragraph-properties fo:line-height="100.00%" fo:text-align="left" fo:margin-left="40.50pt" fo:text-indent="0.00pt"/>
    </style:style>
    <style:style style:name="P133" style:family="paragraph">
      <style:paragraph-properties fo:line-height="100.00%" fo:text-align="left" fo:margin-top="17.10pt" fo:margin-bottom="17.10pt"/>
    </style:style>
    <style:style style:name="P134" style:family="paragraph">
      <style:paragraph-properties fo:line-height="100.00%" fo:text-align="left" fo:margin-left="40.50pt" fo:text-indent="0.00pt" fo:margin-top="17.10pt" fo:margin-bottom="17.10pt"/>
    </style:style>
    <style:style style:name="TableColumn0100" style:family="table-column">
      <style:table-column-properties style:column-width="1.884028in"/>
    </style:style>
    <style:style style:name="TableColumn0101" style:family="table-column">
      <style:table-column-properties style:column-width="3.677778in"/>
    </style:style>
    <style:style style:name="TableColumn0102" style:family="table-column">
      <style:table-column-properties style:column-width="0.548611in"/>
    </style:style>
    <style:style style:name="Table01" style:family="table">
      <style:table-properties style:width="6.11041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1" style:family="table-row">
      <style:table-row-properties style:min-row-height="0.346528in"/>
    </style:style>
    <style:style style:name="TableCell0101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4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4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5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5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6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6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7" style:family="table-row">
      <style:table-row-properties/>
    </style:style>
    <style:style style:name="TableCell0107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7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7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8" style:family="table-row">
      <style:table-row-properties/>
    </style:style>
    <style:style style:name="TableCell0108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8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8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09" style:family="table-row">
      <style:table-row-properties/>
    </style:style>
    <style:style style:name="TableCell0109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9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09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0" style:family="table-row">
      <style:table-row-properties/>
    </style:style>
    <style:style style:name="TableCell0110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0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0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1" style:family="table-row">
      <style:table-row-properties/>
    </style:style>
    <style:style style:name="TableCell0111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1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1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2" style:family="table-row">
      <style:table-row-properties/>
    </style:style>
    <style:style style:name="TableCell0112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2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2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3" style:family="table-row">
      <style:table-row-properties/>
    </style:style>
    <style:style style:name="TableCell0113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3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3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4" style:family="table-row">
      <style:table-row-properties/>
    </style:style>
    <style:style style:name="TableCell0114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4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4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5" style:family="table-row">
      <style:table-row-properties/>
    </style:style>
    <style:style style:name="TableCell0115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5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5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6" style:family="table-row">
      <style:table-row-properties/>
    </style:style>
    <style:style style:name="TableCell0116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6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6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7" style:family="table-row">
      <style:table-row-properties/>
    </style:style>
    <style:style style:name="TableCell0117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7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7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8" style:family="table-row">
      <style:table-row-properties/>
    </style:style>
    <style:style style:name="TableCell0118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8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8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Row0119" style:family="table-row">
      <style:table-row-properties/>
    </style:style>
    <style:style style:name="TableCell011900"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901"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style:style style:name="TableCell011902" style:family="table-cell">
      <style:table-cell-properties fo:border-top="0.000694in solid #000000" fo:border-left="0.000694in solid #000000" fo:border-right="0.000694in solid #000000" fo:border-bottom="0.000694in solid #000000" fo:padding-left="0.075000in" fo:padding-right="0.075000in" fo:vertical-align="top" fo:background-color="#ffffff"/>
    </style:style>
  </office:automatic-styles>
  <office:body>
    <office:text>
      <text:p text:style-name="P1"><text:span text:style-name="T1"/></text:p>
      <text:p text:style-name="P2"><text:span text:style-name="T2">Six Weeks Industrial Training Synopsis/Report</text:span></text:p>
      <text:p text:style-name="P2"><text:span text:style-name="T3"/></text:p>
      <text:p text:style-name="P3"><text:span text:style-name="T4">At</text:span></text:p>
      <text:p text:style-name="P3"><text:span text:style-name="T5"/></text:p>
      <text:p text:style-name="P3"><text:span text:style-name="T6">KOCHAR<text:s/></text:span><text:span text:style-name="T7">INFO. TECH. ,AMRITSAR</text:span></text:p>
      <text:p text:style-name="P3"><text:span text:style-name="T8"/></text:p>
      <text:p text:style-name="P3"><text:span text:style-name="T8"/></text:p>
      <text:p text:style-name="P3"><text:span text:style-name="T9">Submitted in partial fulfillment of the requirement for the award of the</text:span></text:p>
      <text:p text:style-name="P3"><text:span text:style-name="T10"/></text:p>
      <text:p text:style-name="P3"><text:span text:style-name="T11"><text:s/>degree of</text:span></text:p>
      <text:p text:style-name="P3"><text:span text:style-name="T12"/></text:p>
      <text:p text:style-name="P3"><text:span text:style-name="T13">Bachelor of Technology</text:span></text:p>
      <text:p text:style-name="P3"><text:span text:style-name="T14"/></text:p>
      <text:p text:style-name="P3"><text:span text:style-name="T15">in </text:span></text:p>
      <text:p text:style-name="P3"><text:span text:style-name="T16"/></text:p>
      <text:p text:style-name="P3"><text:span text:style-name="T17">Information Technology</text:span></text:p>
      <text:p text:style-name="P3"><text:span text:style-name="T18"/></text:p>
      <text:p text:style-name="P3"><text:span text:style-name="T19">Submitted By</text:span></text:p>
      <text:p text:style-name="P3"><text:span text:style-name="T20"/></text:p>
      <text:p text:style-name="P3"><text:span text:style-name="T21">Vivek Sharma </text:span></text:p>
      <text:p text:style-name="P3"><text:span text:style-name="T22"/></text:p>
      <text:p text:style-name="P3"><text:span text:style-name="T23">Roll. No.<text:s text:c="2"/>13124017</text:span></text:p>
      <text:p text:style-name="P3"><text:span text:style-name="T24"/></text:p>
      <text:p text:style-name="P3"><text:span text:style-name="T24"/></text:p>
      <text:p text:style-name="P3"><text:span text:style-name="T24"/></text:p>
      <text:p text:style-name="P3"><text:span text:style-name="T24"/></text:p>
      <text:p text:style-name="P3"><text:span text:style-name="T25">DEPARTMENT OF INFORMATION TECHNOLOGY</text:span><text:span text:style-name="T26"/></text:p>
      <text:p text:style-name="P3"><text:span text:style-name="T27">Dr. B.R. AMBEDKAR NATIONAL INSTITUTE OF TECHNOLOGY</text:span></text:p>
      <text:p text:style-name="P3"><text:span text:style-name="T28"/></text:p>
      <text:p text:style-name="P3"><text:span text:style-name="T29">JALANDHAR, PUNJAB, INDIA</text:span></text:p>
      <text:p text:style-name="P4"><draw:frame text:anchor-type="as-char" svg:width="152.14mm" svg:height="135.47mm" style:rel-width="scale" style:rel-height="scale"><draw:object-ole xlink:href="OleObj1"/><draw:image xlink:href="ObjectReplacements/OleObj1"/></draw:frame><text:span text:style-name="T30"/></text:p>
      <text:p text:style-name="P5"><text:span text:style-name="T30"/></text:p>
      <text:p text:style-name="P5"><text:span text:style-name="T31">Certificate</text:span></text:p>
      <text:p text:style-name="P6"><text:span text:style-name="T32"/></text:p>
      <text:p text:style-name="P7"><text:span text:style-name="T32"/></text:p>
      <text:p text:style-name="P7"><text:span text:style-name="T32"/></text:p>
      <text:p text:style-name="P7"><text:span text:style-name="T32"/></text:p>
      <text:p text:style-name="P7"><text:span text:style-name="T32"/></text:p>
      <text:p text:style-name="P8"><text:span text:style-name="T33">Abstract</text:span></text:p>
      <text:p text:style-name="P9"><text:span text:style-name="T34"/></text:p>
      <text:p text:style-name="P9"><text:span text:style-name="T34"/></text:p>
      <text:p text:style-name="P9"><text:span text:style-name="T34"/></text:p>
      <text:p text:style-name="P10"><text:span text:style-name="T35">I was Intern at</text:span><text:span text:style-name="T36"><text:s/></text:span><text:span text:style-name="T37">Kochar Infotech,amritsar</text:span><text:span text:style-name="T38"><text:s/></text:span><text:span text:style-name="T39">in Research and development (R&amp;D)</text:span><text:span text:style-name="T40"><text:s/></text:span><text:span text:style-name="T41">department.</text:span></text:p>
      <text:p text:style-name="P10"><text:span text:style-name="T42"/></text:p>
      <text:p text:style-name="P10"><text:span text:style-name="T43">ProjectTitle:<text:s text:c="2"/>Water tank level measurement Based on Internet of<text:s text:c="2"/>Things</text:span></text:p>
      <text:p text:style-name="P10"><text:span text:style-name="T44"/></text:p>
      <text:p text:style-name="P10"><text:span text:style-name="T45">We made a water tank level measurement instrument using zigbee and arduino .we had sent water level information on your server and from server to mobile device . we make your mobile app which gather all information from server and give proper notification about water level information . We had used kochar server for testing purpose. We had use the zigmo server for sending and receiving the data.</text:span></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draw:frame text:anchor-type="as-char" svg:width="158.49mm" svg:height="87.31mm" style:rel-width="scale" style:rel-height="scale"><draw:object-ole xlink:href="OleObj2"/><draw:image xlink:href="ObjectReplacements/OleObj2"/></draw:frame><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6"/></text:p>
      <text:p text:style-name="P10"><text:span text:style-name="T47">Objective: </text:span></text:p>
      <text:p text:style-name="P10"><text:span text:style-name="T48">This makes the real life of human being much easier .as we know that human being are generally<text:s text:c="2"/>forgot his/her daily life works. And this project provide solution to his/her problem</text:span></text:p>
      <text:p text:style-name="P10"><text:span text:style-name="T48">to get notification about daily life works .</text:span></text:p>
      <text:p text:style-name="P10"><text:span text:style-name="T48">Example : </text:span></text:p>
      <text:p text:style-name="P10"><text:span text:style-name="T48">1:Forgot to close water tank</text:span></text:p>
      <text:p text:style-name="P10"><text:span text:style-name="T48">2:Forgot to turn off ac/light etc</text:span></text:p>
      <text:p text:style-name="P10"><text:span text:style-name="T48">This project provide all solution to this king of problems as well as there are many new applications of iot devices</text:span></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0"><text:span text:style-name="T49"/></text:p>
      <text:p text:style-name="P11"><text:span text:style-name="T50">ACKNOWLEDGEMENT</text:span><text:span text:style-name="T51"><text:line-break/></text:span></text:p>
      <text:p text:style-name="P11"><text:span text:style-name="T52"/></text:p>
      <text:p text:style-name="P12"><text:span text:style-name="T53">It is our pleasure to be indebted to various people, who directly or indirectly contributed in the development of this work and who influenced my thinking, behavior and acts during the course of study.</text:span></text:p>
      <text:p text:style-name="P12"><text:span text:style-name="T53">I/We express our sincere gratitude to<text:s/></text:span><text:span text:style-name="T54">Dr. Geeta Sikka<text:s/></text:span><text:span text:style-name="T55">worthy Head of the Department for providing me/us an opportunity to undergo Industrial Training as the part of the curriculum. </text:span></text:p>
      <text:p text:style-name="P12"><text:span text:style-name="T55">I/We are thankful to<text:s/></text:span><text:span text:style-name="T56">Nitin Bhalla</text:span><text:span text:style-name="T57"><text:s/>for his/her support, cooperation, and motivation provided to us during the training for constant inspiration, presence and blessings.</text:span></text:p>
      <text:p text:style-name="P12"><text:span text:style-name="T58"/></text:p>
      <text:p text:style-name="P12"><text:span text:style-name="T59">Lastly, I/we would like to thank the almighty and my/our parents for their moral support and friends with whom we shared our day to day experience and received lots of suggestions that improve my/ our quality of work.</text:span></text:p>
      <text:p text:style-name="P12"><text:span text:style-name="T60"/></text:p>
      <text:p text:style-name="P13"><text:span text:style-name="T60"/></text:p>
      <text:p text:style-name="P13"><text:span text:style-name="T61">Shashi Kundan</text:span></text:p>
      <text:p text:style-name="P13"><text:span text:style-name="T61">13103070</text:span></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3"><text:span text:style-name="T62"/></text:p>
      <text:p text:style-name="P14"><text:span text:style-name="T62"/></text:p>
      <text:p text:style-name="P14"><text:span text:style-name="T62"/></text:p>
      <text:p text:style-name="P14"><text:span text:style-name="T63">CONTENTS</text:span></text:p>
      <text:p text:style-name="P15"><text:span text:style-name="T64">_____________________________________________________________________</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17"><text:span text:style-name="T66">S.No.</text:span><text:span text:style-name="T67"/></text:p>
          </table:table-cell>
          <table:table-cell table:style-name="TableCell010001">
            <text:p text:style-name="P18"><text:span text:style-name="T68">Title</text:span><text:span text:style-name="T69"/></text:p>
          </table:table-cell>
          <table:table-cell table:style-name="TableCell010002">
            <text:p text:style-name="P19"><text:span text:style-name="T70">Page No.</text:span><text:span text:style-name="T71"/></text:p>
          </table:table-cell>
        </table:table-row>
        <table:table-row table:style-name="TableRow0101">
          <table:table-cell table:style-name="TableCell010100">
            <text:p text:style-name="P22"><text:span text:style-name="T71"/></text:p>
          </table:table-cell>
          <table:table-cell table:style-name="TableCell010101">
            <text:p text:style-name="P22"><text:span text:style-name="T71"/></text:p>
          </table:table-cell>
          <table:table-cell table:style-name="TableCell010102">
            <text:p text:style-name="P23"><text:span text:style-name="T71"/></text:p>
          </table:table-cell>
        </table:table-row>
        <table:table-row table:style-name="TableRow0102">
          <table:table-cell table:style-name="TableCell010200">
            <text:p text:style-name="P26"><text:span text:style-name="T72">Abstract</text:span><text:span text:style-name="T73"/></text:p>
          </table:table-cell>
          <table:table-cell table:style-name="TableCell010201">
            <text:p text:style-name="P26"><text:span text:style-name="T73"/></text:p>
          </table:table-cell>
          <table:table-cell table:style-name="TableCell010202">
            <text:p text:style-name="P27"><text:span text:style-name="T74">3-5</text:span><text:span text:style-name="T75"/></text:p>
          </table:table-cell>
        </table:table-row>
        <table:table-row table:style-name="TableRow0103">
          <table:table-cell table:style-name="TableCell010300">
            <text:p text:style-name="P29"><text:span text:style-name="T76">Acknowledgment</text:span><text:span text:style-name="T77"/></text:p>
          </table:table-cell>
          <table:table-cell table:style-name="TableCell010301">
            <text:p text:style-name="P29"><text:span text:style-name="T77"/></text:p>
          </table:table-cell>
          <table:table-cell table:style-name="TableCell010302">
            <text:p text:style-name="P30"><text:span text:style-name="T78">6</text:span><text:span text:style-name="T79"/></text:p>
          </table:table-cell>
        </table:table-row>
        <table:table-row table:style-name="TableRow0104">
          <table:table-cell table:style-name="TableCell010400">
            <text:p text:style-name="P32"><text:span text:style-name="T80"><text:s text:c="9"/>Chapter 1</text:span><text:span text:style-name="T81"/></text:p>
          </table:table-cell>
          <table:table-cell table:style-name="TableCell010401">
            <text:p text:style-name="P32"><text:span text:style-name="T82">Introduction<text:tab/><text:tab/></text:span><text:span text:style-name="T83"/></text:p>
          </table:table-cell>
          <table:table-cell table:style-name="TableCell010402">
            <text:p text:style-name="P33"><text:span text:style-name="T84">7</text:span><text:span text:style-name="T85"/></text:p>
          </table:table-cell>
        </table:table-row>
        <table:table-row table:style-name="TableRow0105">
          <table:table-cell table:style-name="TableCell010500">
            <text:p text:style-name="P35"><text:span text:style-name="T86">1.1</text:span><text:span text:style-name="T87"/></text:p>
          </table:table-cell>
          <table:table-cell table:style-name="TableCell010501">
            <text:p text:style-name="P36"><text:span text:style-name="T88">Introduction</text:span><text:span text:style-name="T89"/></text:p>
          </table:table-cell>
          <table:table-cell table:style-name="TableCell010502">
            <text:p text:style-name="P37"><text:span text:style-name="T90">8-9</text:span><text:span text:style-name="T91"/></text:p>
          </table:table-cell>
        </table:table-row>
        <table:table-row table:style-name="TableRow0106">
          <table:table-cell table:style-name="TableCell010600">
            <text:p text:style-name="P39"><text:span text:style-name="T92">1.2</text:span><text:span text:style-name="T93"/></text:p>
          </table:table-cell>
          <table:table-cell table:style-name="TableCell010601">
            <text:p text:style-name="P40"><text:span text:style-name="T93"/></text:p>
          </table:table-cell>
          <table:table-cell table:style-name="TableCell010602">
            <text:p text:style-name="P41"><text:span text:style-name="T94">1</text:span><text:span text:style-name="T95"/></text:p>
          </table:table-cell>
        </table:table-row>
        <table:table-row table:style-name="TableRow0107">
          <table:table-cell table:style-name="TableCell010700">
            <text:p text:style-name="P43"><text:span text:style-name="T96">1.3</text:span><text:span text:style-name="T97"/></text:p>
          </table:table-cell>
          <table:table-cell table:style-name="TableCell010701">
            <text:p text:style-name="P44"><text:span text:style-name="T98">Cloud<text:s/></text:span><text:span text:style-name="T99">–</text:span><text:span text:style-name="T100"><text:s/>An overview</text:span><text:span text:style-name="T101"/></text:p>
          </table:table-cell>
          <table:table-cell table:style-name="TableCell010702">
            <text:p text:style-name="P45"><text:span text:style-name="T102">3</text:span><text:span text:style-name="T103"/></text:p>
          </table:table-cell>
        </table:table-row>
        <table:table-row table:style-name="TableRow0108">
          <table:table-cell table:style-name="TableCell010800">
            <text:p text:style-name="P47"><text:span text:style-name="T104">1.4</text:span><text:span text:style-name="T105"/></text:p>
          </table:table-cell>
          <table:table-cell table:style-name="TableCell010801">
            <text:p text:style-name="P48"><text:span text:style-name="T106">Types of Cloud</text:span><text:span text:style-name="T107"/></text:p>
          </table:table-cell>
          <table:table-cell table:style-name="TableCell010802">
            <text:p text:style-name="P49"><text:span text:style-name="T108">5</text:span><text:span text:style-name="T109"/></text:p>
          </table:table-cell>
        </table:table-row>
        <table:table-row table:style-name="TableRow0109">
          <table:table-cell table:style-name="TableCell010900">
            <text:p text:style-name="P51"><text:span text:style-name="T110">1.5</text:span><text:span text:style-name="T111"/></text:p>
          </table:table-cell>
          <table:table-cell table:style-name="TableCell010901">
            <text:p text:style-name="P52"><text:span text:style-name="T112">Companies who started</text:span><text:span text:style-name="T113"/></text:p>
          </table:table-cell>
          <table:table-cell table:style-name="TableCell010902">
            <text:p text:style-name="P53"><text:span text:style-name="T114">7</text:span><text:span text:style-name="T115"/></text:p>
          </table:table-cell>
        </table:table-row>
        <table:table-row table:style-name="TableRow0110">
          <table:table-cell table:style-name="TableCell011000">
            <text:p text:style-name="P55"><text:span text:style-name="T116"><text:s text:c="10"/>Chapter</text:span><text:span text:style-name="T117">2<text:tab/></text:span><text:span text:style-name="T118"/></text:p>
          </table:table-cell>
          <table:table-cell table:style-name="TableCell011001">
            <text:p text:style-name="P55"><text:span text:style-name="T119"><text:s/>Security Issue in IOT</text:span><text:span text:style-name="T120"/></text:p>
          </table:table-cell>
          <table:table-cell table:style-name="TableCell011002">
            <text:p text:style-name="P56"><text:span text:style-name="T121">8</text:span><text:span text:style-name="T122"/></text:p>
          </table:table-cell>
        </table:table-row>
        <table:table-row table:style-name="TableRow0111">
          <table:table-cell table:style-name="TableCell011100">
            <text:p text:style-name="P58"><text:span text:style-name="T123">2.1</text:span><text:span text:style-name="T124"/></text:p>
          </table:table-cell>
          <table:table-cell table:style-name="TableCell011101">
            <text:p text:style-name="P59"><text:span text:style-name="T125">Preamble</text:span><text:span text:style-name="T126"/></text:p>
          </table:table-cell>
          <table:table-cell table:style-name="TableCell011102">
            <text:p text:style-name="P60"><text:span text:style-name="T127">8</text:span><text:span text:style-name="T128"/></text:p>
          </table:table-cell>
        </table:table-row>
        <table:table-row table:style-name="TableRow0112">
          <table:table-cell table:style-name="TableCell011200">
            <text:p text:style-name="P62"><text:span text:style-name="T129">2.2</text:span><text:span text:style-name="T130"/></text:p>
          </table:table-cell>
          <table:table-cell table:style-name="TableCell011201">
            <text:p text:style-name="P63"><text:span text:style-name="T131">Creation of private cloud</text:span><text:span text:style-name="T132"/></text:p>
          </table:table-cell>
          <table:table-cell table:style-name="TableCell011202">
            <text:p text:style-name="P64"><text:span text:style-name="T133">8</text:span><text:span text:style-name="T134"/></text:p>
          </table:table-cell>
        </table:table-row>
        <table:table-row table:style-name="TableRow0113">
          <table:table-cell table:style-name="TableCell011300">
            <text:p text:style-name="P66"><text:span text:style-name="T135">2.3</text:span><text:span text:style-name="T136"/></text:p>
          </table:table-cell>
          <table:table-cell table:style-name="TableCell011301">
            <text:p text:style-name="P67"><text:span text:style-name="T137">Using SaaS service of cloud</text:span><text:span text:style-name="T138"/></text:p>
          </table:table-cell>
          <table:table-cell table:style-name="TableCell011302">
            <text:p text:style-name="P68"><text:span text:style-name="T139">9</text:span><text:span text:style-name="T140"/></text:p>
          </table:table-cell>
        </table:table-row>
        <table:table-row table:style-name="TableRow0114">
          <table:table-cell table:style-name="TableCell011400">
            <text:p text:style-name="P70"><text:span text:style-name="T141">2.4</text:span><text:span text:style-name="T142"/></text:p>
          </table:table-cell>
          <table:table-cell table:style-name="TableCell011401">
            <text:p text:style-name="P71"><text:span text:style-name="T143">Using PaaS service of cloud</text:span><text:span text:style-name="T144"/></text:p>
          </table:table-cell>
          <table:table-cell table:style-name="TableCell011402">
            <text:p text:style-name="P72"><text:span text:style-name="T144"/></text:p>
          </table:table-cell>
        </table:table-row>
        <table:table-row table:style-name="TableRow0115">
          <table:table-cell table:style-name="TableCell011500">
            <text:p text:style-name="P74"><text:span text:style-name="T145">Chapters 3</text:span><text:span text:style-name="T146"/></text:p>
          </table:table-cell>
          <table:table-cell table:style-name="TableCell011501">
            <text:p text:style-name="P75"><text:span text:style-name="T147"><text:s/>Working of project</text:span><text:span text:style-name="T148"/></text:p>
          </table:table-cell>
          <table:table-cell table:style-name="TableCell011502">
            <text:p text:style-name="P76"><text:span text:style-name="T148"/></text:p>
          </table:table-cell>
        </table:table-row>
        <table:table-row table:style-name="TableRow0116">
          <table:table-cell table:style-name="TableCell011600">
            <text:p text:style-name="P78"><text:span text:style-name="T149">3.1</text:span><text:span text:style-name="T150"/></text:p>
          </table:table-cell>
          <table:table-cell table:style-name="TableCell011601">
            <text:p text:style-name="P79"><text:span text:style-name="T150"/></text:p>
          </table:table-cell>
          <table:table-cell table:style-name="TableCell011602">
            <text:p text:style-name="P80"><text:span text:style-name="T150"/></text:p>
          </table:table-cell>
        </table:table-row>
        <table:table-row table:style-name="TableRow0117">
          <table:table-cell table:style-name="TableCell011700">
            <text:p text:style-name="P82"><text:span text:style-name="T151">3.2</text:span><text:span text:style-name="T152"/></text:p>
          </table:table-cell>
          <table:table-cell table:style-name="TableCell011701">
            <text:p text:style-name="P83"><text:span text:style-name="T152"/></text:p>
          </table:table-cell>
          <table:table-cell table:style-name="TableCell011702">
            <text:p text:style-name="P84"><text:span text:style-name="T152"/></text:p>
          </table:table-cell>
        </table:table-row>
        <table:table-row table:style-name="TableRow0118">
          <table:table-cell table:style-name="TableCell011800">
            <text:p text:style-name="P86"><text:span text:style-name="T153">3.3</text:span><text:span text:style-name="T154"/></text:p>
          </table:table-cell>
          <table:table-cell table:style-name="TableCell011801">
            <text:p text:style-name="P87"><text:span text:style-name="T154"/></text:p>
          </table:table-cell>
          <table:table-cell table:style-name="TableCell011802">
            <text:p text:style-name="P88"><text:span text:style-name="T154"/></text:p>
          </table:table-cell>
        </table:table-row>
        <table:table-row table:style-name="TableRow0119">
          <table:table-cell table:style-name="TableCell011900">
            <text:p text:style-name="P90"><text:span text:style-name="T155">3.4</text:span><text:span text:style-name="T156"/></text:p>
          </table:table-cell>
          <table:table-cell table:style-name="TableCell011901">
            <text:p text:style-name="P91"><text:span text:style-name="T156"/></text:p>
          </table:table-cell>
          <table:table-cell table:style-name="TableCell011902">
            <text:p text:style-name="P92"><text:span text:style-name="T156"/></text:p>
          </table:table-cell>
        </table:table-row>
      </table:table>
      <text:p text:style-name="P94"><text:span text:style-name="T156"/></text:p>
      <text:p text:style-name="P94"><text:span text:style-name="T156"/></text:p>
      <text:p text:style-name="P94"><text:span text:style-name="T156"/></text:p>
      <text:p text:style-name="P94"><text:span text:style-name="T156"/></text:p>
      <text:p text:style-name="P94"><text:span text:style-name="T156"/></text:p>
      <text:p text:style-name="P94"><text:span text:style-name="T156"/></text:p>
      <text:p text:style-name="P94"><text:span text:style-name="T157"><text:s text:c="9"/></text:span></text:p>
      <text:p text:style-name="P94"><text:span text:style-name="T158"/></text:p>
      <text:p text:style-name="P95"><text:span text:style-name="T158"/></text:p>
      <text:p text:style-name="P96"><text:span text:style-name="T158"/></text:p>
      <text:p text:style-name="P96"><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8"/></text:p>
      <text:p text:style-name="P97"><text:span text:style-name="T159">INTRODUCTION</text:span></text:p>
      <text:p text:style-name="P97"><text:span text:style-name="T160">The Internet of Things (IoT) is an important topic in technology industry, policy, and engineering circles and has become headline news in both the specialty press and the popular media. This technology is embodied in a wide spectrum of networked products, systems, and sensors, which take advantage of advancements in computing power, electronics miniaturization, and network interconnections to offer new capabilities not previously possible. An abundance of conferences, reports, and news articles discuss and debate the prospective impact of the “IoT revolution”</text:span><text:span text:style-name="T161">—</text:span><text:span text:style-name="T162">from new market opportunities and business models to concerns about security, privacy, and technical interoperability. The large-scale implementation of IoT devices promises to transform many aspects of the way we live. For consumers, new IoT products like Internet-enabled appliances, home automation components, and energy management devices are moving us toward a vision of the<text:s/></text:span><text:span text:style-name="T163">“</text:span><text:span text:style-name="T164">smart home</text:span><text:span text:style-name="T165">’’</text:span><text:span text:style-name="T166">, offering more security and energyefficiency. Other personal IoT devices like wearable fitness and health monitoring devices and networkenabled medical devices are transforming the way healthcare services are delivered. This technology promises to be beneficial for people with disabilities and the elderly, enabling improved levels of independence and quality of life at a reasonable cost.1 IoT systems like networked vehicles, intelligent traffic systems, and sensors embedded in roads and bridges move us closer to the idea of<text:s/></text:span><text:span text:style-name="T167">“</text:span><text:span text:style-name="T168">smart cities</text:span><text:span text:style-name="T169">’’</text:span><text:span text:style-name="T170">, which help minimize congestion and energy consumption. IoT technology offers the possibility to transform agriculture, industry, and energy production and distribution by increasing the availability of information along the value chain of production using networked sensors. However, IoT raises many issues and challenges that need to be considered and addressed in order for potential benefits to be realized. A number of companies and research organizations have offered a wide range of projections about the potential impact of IoT on the Internet and the economy during the next five to ten years. Cisco, for example, projects more than 24 billion Internet</text:span><text:span text:style-name="T171">–</text:span><text:span text:style-name="T172">connected objects by 2019;2 Morgan Stanley, however, projects 75 billion networked devices by 2020.3 Looking out further and raising the stakes higher, Huawei forecasts 100</text:span></text:p>
      <text:p text:style-name="P97"><text:span text:style-name="T173">billion IoT connections by 2025.4 McKinsey Global Institute suggests that the financial impact of IoT on the global economy may be as much as $3.9 to $11.1 trillion by 2025.5 While the variability in predictions makes any specific number questionable, collectively they paint a picture of significant growth and influence. Some observers see the IoT as a revolutionary fully</text:span><text:span text:style-name="T174">–</text:span><text:span text:style-name="T175">interconnected<text:s/></text:span><text:span text:style-name="T176">“</text:span><text:span text:style-name="T177">smart</text:span><text:span text:style-name="T178">”</text:span><text:span text:style-name="T179"><text:s/>world of progress, efficiency, and opportunity, with the potential for adding billions in value to industry and the global economy.6 Others warn that the IoT represents a darker world of surveillance, privacy and security violations, and consumer lock</text:span><text:span text:style-name="T180">–</text:span><text:span text:style-name="T181">in. Attention-grabbing headlines about the hacking of Internet-connected automobiles,7 surveillance concerns stemming from voice recognition features in<text:s/></text:span><text:span text:style-name="T182">“</text:span><text:span text:style-name="T183">smart</text:span><text:span text:style-name="T184">”</text:span><text:span text:style-name="T185"><text:s/>TVs,8 and privacy fears stemming from the potential misuse of IoT data9 have captured public attention. This<text:s/></text:span><text:span text:style-name="T186">“</text:span><text:span text:style-name="T187">promise vs. peril</text:span><text:span text:style-name="T188">”</text:span><text:span text:style-name="T189"><text:s/>debate along with an influx of information though popular media and marketing can make the IoT a complex topic to understand. Fundamentally, the Internet Society cares about the IoT as it represents a growing aspect of how people and institutions are likely to interact with the Internet in their personal, social, and economic lives. If even modest projections are correct, an explosion of IoT applications could present a fundamental shift in how users engage with and are impacted by the Internet, raising new issues and different dimensions of existing challenges across user/consumer concerns, technology, policy and law. IoT also will likely have varying consequences in different economies and regions, bringing a diverse set of opportunities and challenges</text:span></text:p>
      <text:p text:style-name="P97"><text:span text:style-name="T190">across the globe. This overview document is designed to help the Internet Society community navigate the dialogue surrounding the Internet of Things in light of the competing predictions about its promises and perils. It provides a high-level overview of the basics of IoT and some of the key issues and questions that this technology raises from the perspective of the Internet Society and the core values we promote.10,11 It also acknowledges some of the unique aspects of the Internet of Things that make this transformational technology for the Internet.</text:span></text:p>
      <text:p text:style-name="P97"><text:span text:style-name="T190">As this is intended to be an overview document, we do not propose a specific course of action for ISOC on IoT at this time. Rather, we see this document as an informational resource and starting point for discussion within the ISOC community on IoT-related issues.</text:span></text:p>
      <text:p text:style-name="P97"><text:span text:style-name="T191">What is the Internet of Things?</text:span></text:p>
      <text:p text:style-name="P97"><text:span text:style-name="T192">Origins, Drivers, and Applications</text:span></text:p>
      <text:p text:style-name="P97"><text:span text:style-name="T193">The term “Internet of Things” (IoT) was first used in 1999 by British technology pioneer Kevin Ashton to</text:span></text:p>
      <text:p text:style-name="P97"><text:span text:style-name="T193">describe a system in which objects in the physical world could be connected to the Internet by sensors.12</text:span></text:p>
      <text:p text:style-name="P97"><text:span text:style-name="T193">Ashton coined the term to illustrate the power of connecting Radio-Frequency Identification (RFID) tags13 used in corporate supply chains to the Internet in order to count and track goods without the need for human intervention. Today, the Internet of Things has become a popular term for describing scenarios in which Internet connectivity and computing capability extend to a variety of objects, devices, sensors, and everyday items. While the term “Internet of Things” is relatively new, the concept of combining computers and networks to monitor and control devices has been around for decades. By the late 1970s, for example, systems for remotely monitoring meters on the electrical grid via telephone lines were already in commercial use.14 In the 1990s, advances in wireless technology allowed “machine</text:span><text:span text:style-name="T194">–</text:span><text:span text:style-name="T195">to</text:span><text:span text:style-name="T196">–</text:span><text:span text:style-name="T197">machine</text:span><text:span text:style-name="T198">”</text:span><text:span text:style-name="T199"><text:s/>(M2M) enterprise and industrial solutions for equipment monitoring and operation to become widespread. Many of these early M2M solutions, however, were based on closed purpose</text:span><text:span text:style-name="T200">–</text:span><text:span text:style-name="T201">built networks and proprietary or industry</text:span><text:span text:style-name="T202">–</text:span><text:span text:style-name="T203">specific standards,15 rather than on Internet Protocol (IP)</text:span><text:span text:style-name="T204">–</text:span><text:span text:style-name="T205">based networks and Internet standards. Using IP to connect devices other than computers to the Internet is not a new idea. The first Internet<text:s/></text:span><text:span text:style-name="T206">“</text:span><text:span text:style-name="T207">device</text:span><text:span text:style-name="T208">”—</text:span><text:span text:style-name="T209">an IP</text:span><text:span text:style-name="T210">–</text:span><text:span text:style-name="T211">enabled toaster that could be turned on and off over the Internet</text:span><text:span text:style-name="T212">—</text:span><text:span text:style-name="T213">was featured at an Internet conference in 1990.16 Over the next several years, other<text:s/></text:span><text:span text:style-name="T214">“</text:span><text:span text:style-name="T215">things</text:span><text:span text:style-name="T216">”</text:span><text:span text:style-name="T217"><text:s/>were IP</text:span><text:span text:style-name="T218">–</text:span><text:span text:style-name="T219">enabled, including a soda machine17 at Carnegie Mellon University in the US and a coffee pot18 in the Trojan Room at the University of Cambridge in the UK (which remained Internet</text:span><text:span text:style-name="T220">–</text:span><text:span text:style-name="T221">connected until 2001). From these whimsical beginnings, a robust field of research and development into<text:s/></text:span><text:span text:style-name="T222">“</text:span><text:span text:style-name="T223">smart object networking</text:span><text:span text:style-name="T224">”</text:span><text:span text:style-name="T225">19 helped create the foundation for today</text:span><text:span text:style-name="T226">’</text:span><text:span text:style-name="T227">s Internet of Things.</text:span></text:p>
      <text:p text:style-name="P97"><text:span text:style-name="T228">12 Ashton was working on RFID (radio-frequency identification) devices, and the close association</text:span></text:p>
      <text:p text:style-name="P97"><text:span text:style-name="T228">If the idea of connecting objects to each other and to the Internet is not new, it is reasonable to ask, “Why is</text:span></text:p>
      <text:p text:style-name="P98"><text:span text:style-name="T228">the Internet of Things a newly popular topic today?”</text:span></text:p>
      <text:p text:style-name="P98"><text:span text:style-name="T228">From a broad perspective, the confluence of several technology and market trends20 is making it possible to</text:span></text:p>
      <text:p text:style-name="P98"><text:span text:style-name="T228">interconnect more and smaller devices cheaply and easily:</text:span></text:p>
      <text:p text:style-name="P98"><text:span text:style-name="T229">•</text:span><text:span text:style-name="T230"><text:s/></text:span><text:span text:style-name="T231">Ubiquitous Connectivity</text:span><text:span text:style-name="T232">—</text:span><text:span text:style-name="T233">Low</text:span><text:span text:style-name="T234">–</text:span><text:span text:style-name="T235">cost, high</text:span><text:span text:style-name="T236">–</text:span><text:span text:style-name="T237">speed, pervasive network connectivity, especially through</text:span></text:p>
      <text:p text:style-name="P98"><text:span text:style-name="T238">licensed and unlicensed wireless services and technology, makes almost everything “connectable’’.</text:span></text:p>
      <text:p text:style-name="P98"><text:span text:style-name="T239">•</text:span><text:span text:style-name="T240"><text:s/></text:span><text:span text:style-name="T241">Widespread adoption of IP</text:span><text:span text:style-name="T242">–</text:span><text:span text:style-name="T243">based networking</text:span><text:span text:style-name="T244">—</text:span><text:span text:style-name="T245"><text:s/>IP has become the dominant global standard for</text:span></text:p>
      <text:p text:style-name="P98"><text:span text:style-name="T246">networking, providing a well</text:span><text:span text:style-name="T247">–</text:span><text:span text:style-name="T248">defined and widely implemented platform of software and tools that can</text:span></text:p>
      <text:p text:style-name="P98"><text:span text:style-name="T249">be incorporated into a broad range of devices easily and inexpensively.</text:span></text:p>
      <text:p text:style-name="P98"><text:span text:style-name="T250">•</text:span><text:span text:style-name="T251"><text:s/></text:span><text:span text:style-name="T252">Computing Economics</text:span><text:span text:style-name="T253">—</text:span><text:span text:style-name="T254"><text:s/>Driven by industry investment in research, development, and</text:span></text:p>
      <text:p text:style-name="P98"><text:span text:style-name="T255">manufacturing, Moore’s law21 continues to deliver greater computing power at lower price points and</text:span></text:p>
      <text:p text:style-name="P98"><text:span text:style-name="T255">lower power consumption.22</text:span></text:p>
      <text:p text:style-name="P98"><text:span text:style-name="T256">•</text:span><text:span text:style-name="T257"><text:s/></text:span><text:span text:style-name="T258">Miniaturization</text:span><text:span text:style-name="T259">—</text:span><text:span text:style-name="T260"><text:s/>Manufacturing advances allow cutting-edge computing and communications</text:span></text:p>
      <text:p text:style-name="P98"><text:span text:style-name="T261">technology to be incorporated into very small objects.23 Coupled with greater computing economics,</text:span></text:p>
      <text:p text:style-name="P98"><text:span text:style-name="T261">this has fueled the advancement of small and inexpensive sensor devices, which drive many IoT</text:span></text:p>
      <text:p text:style-name="P98"><text:span text:style-name="T261">applications.</text:span></text:p>
      <text:p text:style-name="P98"><text:span text:style-name="T262">•</text:span><text:span text:style-name="T263"><text:s/></text:span><text:span text:style-name="T264">Advances in Data Analytics</text:span><text:span text:style-name="T265">—</text:span><text:span text:style-name="T266"><text:s/>New algorithms and rapid increases in computing power, data storage,</text:span></text:p>
      <text:p text:style-name="P98"><text:span text:style-name="T267">and cloud services enable the aggregation, correlation, and analysis of vast quantities of data; these</text:span></text:p>
      <text:p text:style-name="P98"><text:span text:style-name="T267">large and dynamic datasets provide new opportunities for extracting information and knowledge.</text:span></text:p>
      <text:p text:style-name="P98"><text:span text:style-name="T268">•</text:span><text:span text:style-name="T269"><text:s/></text:span><text:span text:style-name="T270">Rise of Cloud Computing</text:span><text:span text:style-name="T271">–</text:span><text:span text:style-name="T272"><text:s/>Cloud computing, which leverages remote, networked computing</text:span></text:p>
      <text:p text:style-name="P98"><text:span text:style-name="T273">resources to process, manage, and store data, allows small and distributed devices to interact with</text:span></text:p>
      <text:p text:style-name="P98"><text:span text:style-name="T273">powerful back-end analytic and control capabilities.</text:span></text:p>
      <text:p text:style-name="P98"><text:span text:style-name="T273">From this perspective, the IoT represents the convergence of a variety of computing and connectivity trends</text:span></text:p>
      <text:p text:style-name="P98"><text:span text:style-name="T273">that have been evolving for many decades. At present, a wide range of industry sectors<text:s/></text:span><text:span text:style-name="T274">–</text:span><text:span text:style-name="T275"><text:s/>including</text:span></text:p>
      <text:p text:style-name="P98"><text:span text:style-name="T276">automotive, healthcare, manufacturing, home and consumer electronics, and well beyond -- are considering</text:span></text:p>
      <text:p text:style-name="P99"><text:span text:style-name="T276">the potential for incorporating IoT technology into their products, services, and operations.</text:span></text:p>
      <text:p text:style-name="P99"><text:span text:style-name="T277"/></text:p>
      <text:p text:style-name="P99"><text:span text:style-name="T278">In their report “Unlocking the Potential of the Internet of Things’’, the McKinsey Global Institute24 describes</text:span></text:p>
      <text:p text:style-name="P100"><text:span text:style-name="T278">the broad range of potential applications in terms of “settings” where IoT is expected to create value for</text:span></text:p>
      <text:p text:style-name="P100"><text:span text:style-name="T278">industry and users.</text:span></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79"/></text:p>
      <text:p text:style-name="P100"><text:span text:style-name="T280">“Settings” for IoT Applications (Source: McKinsey Global Institute25)</text:span></text:p>
      <text:p text:style-name="P100"><text:span text:style-name="T280">Setting</text:span></text:p>
      <text:p text:style-name="P100"><text:span text:style-name="T280">Description Examples</text:span></text:p>
      <text:list text:style-name="L101">
        <text:list-item>
          <text:p text:style-name="P101"><text:span text:style-name="T281">Human</text:span></text:p>
        </text:list-item>
        <text:list-item>
          <text:p text:style-name="P101"><text:span text:style-name="T281">Devices attached or</text:span></text:p>
        </text:list-item>
        <text:list-item>
          <text:p text:style-name="P101"><text:span text:style-name="T281">inside the human</text:span></text:p>
        </text:list-item>
        <text:list-item>
          <text:p text:style-name="P101"><text:span text:style-name="T281">body</text:span></text:p>
        </text:list-item>
        <text:list-item>
          <text:p text:style-name="P101"><text:span text:style-name="T281">Devices (wearables and ingestibles) to monitor and</text:span></text:p>
        </text:list-item>
        <text:list-item>
          <text:p text:style-name="P101"><text:span text:style-name="T281">maintain human health and wellness; disease</text:span></text:p>
        </text:list-item>
        <text:list-item>
          <text:p text:style-name="P101"><text:span text:style-name="T281">management, increased fitness, higher productivity</text:span></text:p>
        </text:list-item>
        <text:list-item>
          <text:p text:style-name="P101"><text:span text:style-name="T281">Home Buildings where</text:span></text:p>
        </text:list-item>
        <text:list-item>
          <text:p text:style-name="P101"><text:span text:style-name="T281">people live Home controllers and security systems</text:span></text:p>
        </text:list-item>
        <text:list-item>
          <text:p text:style-name="P101"><text:span text:style-name="T281">Retail</text:span></text:p>
        </text:list-item>
        <text:list-item>
          <text:p text:style-name="P101"><text:span text:style-name="T281">Environments</text:span></text:p>
        </text:list-item>
        <text:list-item>
          <text:p text:style-name="P101"><text:span text:style-name="T281">Spaces where</text:span></text:p>
        </text:list-item>
        <text:list-item>
          <text:p text:style-name="P101"><text:span text:style-name="T281">consumers engage in</text:span></text:p>
        </text:list-item>
        <text:list-item>
          <text:p text:style-name="P101"><text:span text:style-name="T281">commerce</text:span></text:p>
        </text:list-item>
        <text:list-item>
          <text:p text:style-name="P101"><text:span text:style-name="T281">Stores, banks, restaurants, arenas<text:s/></text:span><text:span text:style-name="T282">–</text:span><text:span text:style-name="T283"><text:s/>anywhere</text:span></text:p>
        </text:list-item>
        <text:list-item>
          <text:p text:style-name="P101"><text:span text:style-name="T284">consumers consider and buy; self-checkout, in-store</text:span></text:p>
        </text:list-item>
        <text:list-item>
          <text:p text:style-name="P101"><text:span text:style-name="T284">offers, inventory optimization</text:span></text:p>
        </text:list-item>
        <text:list-item>
          <text:p text:style-name="P101"><text:span text:style-name="T284">Offices</text:span></text:p>
        </text:list-item>
        <text:list-item>
          <text:p text:style-name="P101"><text:span text:style-name="T284">Spaces where</text:span></text:p>
        </text:list-item>
        <text:list-item>
          <text:p text:style-name="P101"><text:span text:style-name="T284">knowledge workers</text:span></text:p>
        </text:list-item>
        <text:list-item>
          <text:p text:style-name="P101"><text:span text:style-name="T284">work</text:span></text:p>
        </text:list-item>
        <text:list-item>
          <text:p text:style-name="P101"><text:span text:style-name="T284">Energy management and security in office buildings;</text:span></text:p>
        </text:list-item>
        <text:list-item>
          <text:p text:style-name="P101"><text:span text:style-name="T284">improved productivity, including for mobile employees</text:span></text:p>
        </text:list-item>
        <text:list-item>
          <text:p text:style-name="P101"><text:span text:style-name="T284">Factories</text:span></text:p>
        </text:list-item>
        <text:list-item>
          <text:p text:style-name="P101"><text:span text:style-name="T284">Standardized</text:span></text:p>
        </text:list-item>
        <text:list-item>
          <text:p text:style-name="P101"><text:span text:style-name="T284">production</text:span></text:p>
        </text:list-item>
        <text:list-item>
          <text:p text:style-name="P101"><text:span text:style-name="T284">environments</text:span></text:p>
        </text:list-item>
        <text:list-item>
          <text:p text:style-name="P101"><text:span text:style-name="T284">Places with repetitive work routines, including hospitals</text:span></text:p>
        </text:list-item>
        <text:list-item>
          <text:p text:style-name="P101"><text:span text:style-name="T284">and farms; operating efficiencies, optimizing equipment</text:span></text:p>
        </text:list-item>
        <text:list-item>
          <text:p text:style-name="P101"><text:span text:style-name="T284">use and inventory</text:span></text:p>
        </text:list-item>
        <text:list-item>
          <text:p text:style-name="P101"><text:span text:style-name="T284">Worksites Custom production</text:span></text:p>
        </text:list-item>
        <text:list-item>
          <text:p text:style-name="P101"><text:span text:style-name="T284">environments</text:span></text:p>
        </text:list-item>
        <text:list-item>
          <text:p text:style-name="P101"><text:span text:style-name="T284">Mining, oil and gas, construction; operating efficiencies,</text:span></text:p>
        </text:list-item>
        <text:list-item>
          <text:p text:style-name="P101"><text:span text:style-name="T284">predictive maintenance, health and safety</text:span></text:p>
        </text:list-item>
        <text:list-item>
          <text:p text:style-name="P101"><text:span text:style-name="T284">Vehicles Systems inside</text:span></text:p>
        </text:list-item>
        <text:list-item>
          <text:p text:style-name="P101"><text:span text:style-name="T284">moving vehicles</text:span></text:p>
        </text:list-item>
        <text:list-item>
          <text:p text:style-name="P101"><text:span text:style-name="T284">Vehicles including cars, trucks, ships, aircraft, and</text:span></text:p>
        </text:list-item>
        <text:list-item>
          <text:p text:style-name="P101"><text:span text:style-name="T284">trains; condition-based maintenance, usage-based</text:span></text:p>
        </text:list-item>
        <text:list-item>
          <text:p text:style-name="P101"><text:span text:style-name="T284">design, pre-sales analytics</text:span></text:p>
        </text:list-item>
        <text:list-item>
          <text:p text:style-name="P101"><text:span text:style-name="T284">Cities Urban environments</text:span></text:p>
        </text:list-item>
        <text:list-item>
          <text:p text:style-name="P101"><text:span text:style-name="T284">Public spaces and infrastructure in urban settings;</text:span></text:p>
        </text:list-item>
        <text:list-item>
          <text:p text:style-name="P101"><text:span text:style-name="T284">adaptive traffic control, smart meters, environmental</text:span></text:p>
        </text:list-item>
        <text:list-item>
          <text:p text:style-name="P101"><text:span text:style-name="T284">monitoring, resource management</text:span></text:p>
        </text:list-item>
        <text:list-item>
          <text:p text:style-name="P101"><text:span text:style-name="T284">Outside</text:span></text:p>
        </text:list-item>
        <text:list-item>
          <text:p text:style-name="P101"><text:span text:style-name="T284">Between urban</text:span></text:p>
        </text:list-item>
        <text:list-item>
          <text:p text:style-name="P101"><text:span text:style-name="T284">environments (and</text:span></text:p>
        </text:list-item>
        <text:list-item>
          <text:p text:style-name="P101"><text:span text:style-name="T284">outside other settings)</text:span></text:p>
        </text:list-item>
        <text:list-item>
          <text:p text:style-name="P101"><text:span text:style-name="T284">Outside uses include railroad tracks, autonomous</text:span></text:p>
        </text:list-item>
        <text:list-item>
          <text:p text:style-name="P101"><text:span text:style-name="T284">vehicles (outside urban locations), and flight navigation;</text:span></text:p>
        </text:list-item>
        <text:list-item>
          <text:p text:style-name="P101"><text:span text:style-name="T284">real-time routing, connected navigation, shipment</text:span></text:p>
        </text:list-item>
        <text:list-item>
          <text:p text:style-name="P102"><text:span text:style-name="T284">tracking</text:span></text:p>
        </text:list-item>
      </text:list>
      <text:p text:style-name="P103"><text:span text:style-name="T285"/></text:p>
      <text:p text:style-name="P103"><text:span text:style-name="T286">Many organizations have developed their own taxonomies and categorizations of IoT applications and use cases. For example, “Industrial IoT’’ is a term widely used by companies and associations to describe IoT applications related to the production of goods and services, including in manufacturing and utilities.26 Others</text:span></text:p>
      <text:p text:style-name="P104"><text:span text:style-name="T286">discuss IoT by device type, such as wearables27 and appliances.28 Still others focus on IoT in the context of integrated location-based implementations such as “smart homes” or “smart cities’’.29 Whatever the application, it is clear that IoT use cases could extend to nearly every aspect of our lives.</text:span></text:p>
      <text:p text:style-name="P104"><text:span text:style-name="T286">As the number of Internet-connected devices grows, the amount of traffic they generate is expected to rise significantly. For example, Cisco estimates that Internet traffic generated by non-PC devices will rise from 40% in 2014 to just under 70% in 2019.30 Cisco also forecasts that the number of “Machine to Machine” (“M2M”) connections (including in industrial, home, healthcare, automotive, and other IoT verticals) will rise from 24% of all connected devices in 2014 to 43% in 2019. One implication of these trends is that over the next ten years we could see a shift in the popular notion of what it means to be “on the Internet’’. As MIT Professor Neil Gershenfied noted,<text:s/></text:span><text:span text:style-name="T287">“…</text:span><text:span text:style-name="T288">[T]he rapid growth of the World Wide Web may have been just the trigger charge that is now setting off the real explosion, as things start to use the Net’’</text:span><text:span text:style-name="T289">.</text:span><text:span text:style-name="T290">31 In the popular mindset, the World Wide Web has almost become synonymous with the Internet itself. Web technologies facilitate most interactions between people and content, making it a defining characteristic of</text:span></text:p>
      <text:p text:style-name="P104"><text:span text:style-name="T290">the current Internet experience. The Web-based experience is largely characterized by the active engagement of users downloading and generating content through computers and smartphones. If the growth projections about IoT become reality, we may see a shift towards more passive Internet interaction</text:span></text:p>
      <text:p text:style-name="P104"><text:span text:style-name="T290">by users with objects such as car components, home appliances and self-monitoring devices; these devices send and receive data on the user’s behalf, with little human intervention or even awareness.</text:span></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1"/></text:p>
      <text:p text:style-name="P104"><text:span text:style-name="T292">Different Definitions, Similar Concepts</text:span></text:p>
      <text:p text:style-name="P105"><text:span text:style-name="T293">Despite the global buzz around the Internet of Things, there is no single, universally accepted definition for the term. Different definitions are used by various groups to describe or promote a particular view of what IoT means and its most important attributes. Some definitions specify the concept of the Internet or the</text:span></text:p>
      <text:p text:style-name="P105"><text:span text:style-name="T293">Internet Protocol (IP), while others, perhaps surprisingly, do not. For example, consider the following definitions.</text:span></text:p>
      <text:p text:style-name="P105"><text:span text:style-name="T293">The Internet Architecture Board (IAB) begins RFC 7452,33 </text:span></text:p>
      <text:p text:style-name="P105"><text:span text:style-name="T294"/></text:p>
      <text:p text:style-name="P105"><text:span text:style-name="T295">“Architectural Considerations in Smart Object Networking’’, with this description:</text:span></text:p>
      <text:p text:style-name="P105"><text:span text:style-name="T296">The term "Internet of Things" (IoT) denotes a trend where a large number of embedded devices employ communication services offered by the Internet protocols. Many of these devices, often called "smart objects,</text:span><text:span text:style-name="T297">’’<text:s/></text:span><text:span text:style-name="T298">are not directly operated by humans, but exist as components in buildings or vehicles, or are spread out in the environment.</text:span></text:p>
      <text:p text:style-name="P105"><text:span text:style-name="T299"/></text:p>
      <text:p text:style-name="P105"><text:span text:style-name="T300">Within the Internet Engineering Task Force (IETF), the term “smart object networking” is commonly used in reference to the Internet of Things. In this context, “smart objects” are devices that typically have significant constraints, such as limited power, memory, and processing resources, or bandwidth.34 Work in the IETF is organized around specific requirements to achieve network interoperability between several types of smart</text:span></text:p>
      <text:p text:style-name="P105"><text:span text:style-name="T300">objects.35 Published in 2012, the International Telecommunication Union (ITU) ITU</text:span><text:span text:style-name="T301">–</text:span><text:span text:style-name="T302">T Recommendation Y.2060,</text:span></text:p>
      <text:p text:style-name="P105"><text:span text:style-name="T303">Overview of the Internet of things</text:span><text:span text:style-name="T304">,36 discusses the concept of interconnectivity, but does not specifically tie the IoT to the Internet:</text:span></text:p>
      <text:p text:style-name="P105"><text:span text:style-name="T305">3.2.2 Internet of things (IoT): A global infrastructure for the information society, enabling advanced services by interconnecting (physical and virtual) things based on existing and evolving interoperable information and communication technologies.</text:span></text:p>
      <text:p text:style-name="P105"><text:span text:style-name="T305">Note 1</text:span><text:span text:style-name="T306">—</text:span><text:span text:style-name="T307">Through the exploitation of identification, data capture, processing and communication capabilities, the IoT makes full use of things to offer services to all kinds of applications, whilst ensuring that security and privacy requirements are fulfilled.</text:span></text:p>
      <text:p text:style-name="P105"><text:span text:style-name="T308">Note 2</text:span><text:span text:style-name="T309">—</text:span><text:span text:style-name="T310">From a broader perspective, the IoT can be perceived as a vision with technological and societal implications</text:span></text:p>
      <text:p text:style-name="P105"><text:span text:style-name="T311"/></text:p>
      <text:p text:style-name="P105"><text:span text:style-name="T311"/></text:p>
      <text:p text:style-name="P105"><text:span text:style-name="T311"/></text:p>
      <text:p text:style-name="P106"><text:span text:style-name="T312">This definition in a call for papers for a feature topic issue of IEEE Communications Magazine</text:span><text:span text:style-name="T313">37 links the IoT back to cloud services:</text:span></text:p>
      <text:p text:style-name="P106"><text:span text:style-name="T314">The Internet of Things (IoT) is a framework in which all things have a representation and a</text:span></text:p>
      <text:p text:style-name="P106"><text:span text:style-name="T314">presence in the Internet. More specifically, the Internet of Things aims at offering new applications and services bridging the physical and virtual worlds, in which Machine-to-Machine (M2M) communications represents the baseline communication that enables the interactions between Things and applications in the cloud.</text:span></text:p>
      <text:p text:style-name="P106"><text:span text:style-name="T315">The Oxford Dictionaries38 offers a concise definition that invokes the Internet as an element of the IoT:<text:s/></text:span><text:span text:style-name="T316">Internet of things (noun): The interconnection via the Internet of computing devices embedded in everyday objects, enabling them to send and receive data.</text:span></text:p>
      <text:p text:style-name="P106"><text:span text:style-name="T317">All of the definitions describe scenarios in which network connectivity and computing capability extends to a constellation of objects, devices, sensors, and everyday items that are not ordinarily considered to be “computers’’; this allows the devices to generate, exchange, and consume data, often with minimal human intervention. The various definitions of IoT do not necessarily disagree<text:s/></text:span><text:span text:style-name="T318">–</text:span><text:span text:style-name="T319"><text:s/>rather they emphasize different aspects of the IoT phenomenon from different focal points and use cases.</text:span></text:p>
      <text:p text:style-name="P106"><text:span text:style-name="T320">However, the disparate definitions could be a source of confusion in dialogue on IoT issues, particularly in discussions between stakeholder groups or industry segments. Similar confusion was experienced in recent</text:span></text:p>
      <text:p text:style-name="P106"><text:span text:style-name="T320">years about net neutrality and cloud computing, where different interpretations of the terms sometimes presented obstacles to dialogue. While it is probably unnecessary to develop a single definition of IoT, it</text:span></text:p>
      <text:p text:style-name="P106"><text:span text:style-name="T320">should be recognized that there are different perspectives to be factored into discussions.</text:span></text:p>
      <text:p text:style-name="P106"><text:span text:style-name="T320">For the purposes of this paper, the terms “Internet of Things” and “IoT” refer broadly to the extension of network connectivity and computing capability to objects, devices, sensors, and items not ordinarily considered to be computers. These “smart objects” require minimal human intervention to generate, exchange, and consume data; they often feature connectivity to remote data collection, analysis, and management capabilities.</text:span></text:p>
      <text:p text:style-name="P106"><text:span text:style-name="T320">Networking and communications models for smart objects include those where exchanged data does not traverse the Internet or an IP-based network. We include those models in our broad description of “Internet of Things” used for this paper. We do so as it is likely that the data generated or processed from those smart</text:span></text:p>
      <text:p text:style-name="P106"><text:span text:style-name="T320">objects will ultimately pass through gateways with connectivity to IP-based networks or will otherwise be incorporated into product features that are accessible via the Internet. Furthermore, users of IoT devices are</text:span></text:p>
      <text:p text:style-name="P106"><text:span text:style-name="T320">likely to be more concerned with the services delivered and the implication of using those services than issues of when or where data passes through an IP-based network.</text:span></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1"/></text:p>
      <text:p text:style-name="P106"><text:span text:style-name="T322">Internet of Things Communications Models</text:span></text:p>
      <text:p text:style-name="P107"><text:span text:style-name="T323">From an operational perspective, it is useful to think about how IoT devices connect and communicate in terms of their technical communication models. In March 2015, the Internet Architecture Board (IAB) released a guiding architectural document for networking of smart objects (RFC 7452),39 which outlines a framework of four common communication models used by IoT devices. The discussion below presents this framework and explains key characteristics of each model in the framework.</text:span></text:p>
      <text:p text:style-name="P108"><text:span text:style-name="T324"/></text:p>
      <text:p text:style-name="P108"><text:span text:style-name="T325">Device-to-Device Communications</text:span></text:p>
      <text:p text:style-name="P108"><text:span text:style-name="T326"/></text:p>
      <text:p text:style-name="P108"><text:span text:style-name="T327">The device-to-device communication model represents two or more devices that directly connect and communicate between one another, rather than through an intermediary application server. These devices communicate over many types of networks, including IP networks or the Internet. Often, however these devices use protocols like Bluetooth,40 Z-Wave,41 or ZigBee42 to establish direct device-to-device</text:span></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8"/></text:p>
      <text:p text:style-name="P108"><text:span text:style-name="T329">Device-to-Gateway Model</text:span></text:p>
      <text:p text:style-name="P109"><text:span text:style-name="T330">In the device-to-gateway model, or more typically, the device-to-application-layer gateway (ALG) model, the IoT device connects through an ALG service as a conduit to reach a cloud service. In simpler terms, this means that there is application software operating on a local gateway device, which acts as an intermediary between the device and the cloud service and provides security and other functionality such as data or protocol translation. The model is shown in Figure 3.</text:span></text:p>
      <text:p text:style-name="P109"><text:span text:style-name="T331"/></text:p>
      <text:p text:style-name="P109"><draw:frame text:anchor-type="as-char" svg:width="158.49mm" svg:height="87.31mm" style:rel-width="scale" style:rel-height="scale"><draw:object-ole xlink:href="OleObj3"/><draw:image xlink:href="ObjectReplacements/OleObj3"/></draw:frame><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1"/></text:p>
      <text:p text:style-name="P109"><text:span text:style-name="T332">architecture supports<text:s/></text:span><text:span text:style-name="T333">“the [user’s] desire for granting access to the uploaded sensor data to third parties”.50 This approach is an extension of the single device-to-cloud communication model, which can lead to data silos where “IoT devices upload data only to a single application service provider’’.51 A back-end sharing</text:span></text:p>
      <text:p text:style-name="P109"><text:span text:style-name="T333">architecture allows the data collected from single IoT device data streams to be aggregated and analyzed. For example, a corporate user in charge of an office complex would be interested in consolidating and</text:span></text:p>
      <text:p text:style-name="P109"><text:span text:style-name="T333">analyzing the energy consumption and utilities data produced by all the IoT sensors and Internet-enabled utility systems on the premises. Often in the single device-to-cloud model, the data each IoT sensor or system produces sits in a stand-alone data silo. An effective back-end data sharing architecture would allow the company to easily access and analyze the data in the cloud produced by the whole spectrum of devices in the building. Also, this kind of architecture facilitates data portability needs. Effective back-end datasharing architectures allow users to move their data when they switch between IoT services, breaking down</text:span></text:p>
      <text:p text:style-name="P109"><text:span text:style-name="T333">traditional data silo barriers. The back-end data-sharing model suggests a federated cloud services approach52 or cloud applications programmer interfaces (APIs) are needed to achieve interoperability of smart device data hosted in the cloud.53 A graphical representation of this design is shown in Figure 4.</text:span></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draw:frame text:anchor-type="as-char" svg:width="158.49mm" svg:height="99.75mm" style:rel-width="scale" style:rel-height="scale"><draw:object-ole xlink:href="OleObj4"/><draw:image xlink:href="ObjectReplacements/OleObj4"/></draw:frame><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4"/></text:p>
      <text:p text:style-name="P109"><text:span text:style-name="T335">Internet of Things<text:s/></text:span><text:span text:style-name="T336">Communications<text:s/></text:span><text:span text:style-name="T337">Models Summary</text:span></text:p>
      <text:p text:style-name="P109"><text:span text:style-name="T338"/></text:p>
      <text:p text:style-name="P110"><text:span text:style-name="T339">The four basic communication models demonstrate the underlying design strategies used to allow IoT</text:span></text:p>
      <text:p text:style-name="P110"><text:span text:style-name="T339">devices to communicate. Aside from some technical considerations, the use of these models is largely</text:span></text:p>
      <text:p text:style-name="P110"><text:span text:style-name="T339">influenced by the open versus proprietary nature of the IoT devices being networked. And in the case of the</text:span></text:p>
      <text:p text:style-name="P110"><text:span text:style-name="T339">device-to-gateway model, its primary feature is its ability to overcome proprietary device restrictions in</text:span></text:p>
      <text:p text:style-name="P110"><text:span text:style-name="T339">connecting IoT devices. This means that device interoperability and open standards are key considerations</text:span></text:p>
      <text:p text:style-name="P110"><text:span text:style-name="T339">in the design and development of internetworked IoT systems.</text:span></text:p>
      <text:p text:style-name="P110"><text:span text:style-name="T339">From a general user perspective, these communication models help illustrate the ability of networked</text:span></text:p>
      <text:p text:style-name="P110"><text:span text:style-name="T339">devices to add value to the end user. By enabling the user to achieve better access to an IoT device and its</text:span></text:p>
      <text:p text:style-name="P110"><text:span text:style-name="T339">data, the overall value of the device is amplified. For example, in three of the four communication models,</text:span></text:p>
      <text:p text:style-name="P110"><text:span text:style-name="T339">the devices ultimately connect to data analytic services in a cloud computing setting. By creating data</text:span></text:p>
      <text:p text:style-name="P110"><text:span text:style-name="T339">communication conduits to the cloud, users, and service providers can more readily employ data</text:span></text:p>
      <text:p text:style-name="P110"><text:span text:style-name="T339">aggregation, big data analytics, data visualization, and predictive analytics technologies to get more value</text:span></text:p>
      <text:p text:style-name="P110"><text:span text:style-name="T339">out of IoT data than can be achieved in traditional data-silo applications. In other words, effective</text:span></text:p>
      <text:p text:style-name="P110"><text:span text:style-name="T339">communication architectures are an important driver of value to the end user by opening possibilities of</text:span></text:p>
      <text:p text:style-name="P110"><text:span text:style-name="T339">using information in new ways. It should be noted, however, these networked benefits come with trade-offs.</text:span></text:p>
      <text:p text:style-name="P110"><text:span text:style-name="T339">Careful consideration needs to be paid to the incurred cost burdens placed on users to connect to cloud</text:span></text:p>
      <text:p text:style-name="P110"><text:span text:style-name="T339">resources when considering an architecture, especially in regions where user connectivity costs are high.</text:span></text:p>
      <text:p text:style-name="P110"><text:span text:style-name="T339">While the end user benefits from effective communication models, it should be mentioned that effective IoT</text:span></text:p>
      <text:p text:style-name="P110"><text:span text:style-name="T339">communication models also enhance technical innovation and open opportunity for commercial growth. New</text:span></text:p>
      <text:p text:style-name="P110"><text:span text:style-name="T339">products and services can be designed to take advantage of IoT data streams that didn’t exist previously,</text:span></text:p>
      <text:p text:style-name="P110"><text:span text:style-name="T339">acting as a catalyst for further innovation.</text:span></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0"/></text:p>
      <text:p text:style-name="P110"><text:span text:style-name="T341">What issues are raised by the Internet of Things?</text:span></text:p>
      <text:p text:style-name="P110"><text:span text:style-name="T342">It would be impossible to cover the broad scope of issues surrounding the Internet of Things in a single</text:span></text:p>
      <text:p text:style-name="P110"><text:span text:style-name="T342">paper. Below, however, we provide an overview of five topics frequently discussed in relation to IoT. These</text:span></text:p>
      <text:p text:style-name="P110"><text:span text:style-name="T342">include: security; privacy; interoperability and standards; legal, regulatory and rights; and emerging</text:span></text:p>
      <text:p text:style-name="P110"><text:span text:style-name="T342">economies and development.</text:span></text:p>
      <text:p text:style-name="P110"><text:span text:style-name="T342">We begin to examine these issues through the lens of “the Abilities”<text:s/></text:span><text:span text:style-name="T343">–</text:span><text:span text:style-name="T344"><text:s/>the statement of fundamental</text:span></text:p>
      <text:p text:style-name="P110"><text:span text:style-name="T345">principles that guide ISOC’s work in terms of the capabilities we believe all Internet users should enjoy that</text:span></text:p>
      <text:p text:style-name="P110"><text:span text:style-name="T345">must be protected. These include the ability to<text:s/></text:span><text:span text:style-name="T346">connect, speak, innovate, share, choose</text:span><text:span text:style-name="T347">, and<text:s/></text:span><text:span text:style-name="T348">trust</text:span><text:span text:style-name="T349">.55 With</text:span></text:p>
      <text:p text:style-name="P110"><text:span text:style-name="T349">these principles as a guide, we present important aspects of each issue and propose several questions for</text:span></text:p>
      <text:p text:style-name="P110"><text:span text:style-name="T349">discussion.</text:span></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0"><text:span text:style-name="T350"/></text:p>
      <text:p text:style-name="P111"><text:span text:style-name="T351">Security Issues</text:span></text:p>
      <text:p text:style-name="P111"><text:span text:style-name="T352">The IoT Security Challenge</text:span></text:p>
      <text:p text:style-name="P111"><text:span text:style-name="T353"/></text:p>
      <text:p text:style-name="P112"><text:span text:style-name="T354">As we note in the principles that guide our work, ensuring the security, reliability, resilience, and stability of</text:span></text:p>
      <text:p text:style-name="P112"><text:span text:style-name="T354">Internet applications and services is critical to promoting<text:s/></text:span><text:span text:style-name="T355">trust<text:s/></text:span><text:span text:style-name="T356">and use of the Internet.56 As users of the</text:span></text:p>
      <text:p text:style-name="P112"><text:span text:style-name="T356">Internet, we need to have a high degree of trust that the Internet, its applications, and the devices linked to it</text:span></text:p>
      <text:p text:style-name="P112"><text:span text:style-name="T356">are secure enough to do the kinds of activities we want to do online in relation to the risk tolerance</text:span></text:p>
      <text:p text:style-name="P112"><text:span text:style-name="T356">associated with those activities. The Internet of Things is no different in this respect, and security in IoT is</text:span></text:p>
      <text:p text:style-name="P112"><text:span text:style-name="T356">fundamentally linked to the ability of users to trust their environment. If people don’t believe their connected</text:span></text:p>
      <text:p text:style-name="P112"><text:span text:style-name="T356">devices and their information are reasonably secure from misuse or harm, the resulting erosion of trust</text:span></text:p>
      <text:p text:style-name="P112"><text:span text:style-name="T356">causes a reluctance to use the Internet. This has global consequences to electronic commerce, technical</text:span></text:p>
      <text:p text:style-name="P112"><text:span text:style-name="T356">innovation, free speech, and practically every other aspect of online activities. Indeed, ensuring security in</text:span></text:p>
      <text:p text:style-name="P112"><text:span text:style-name="T356">IoT products and services should be considered a top priority for the sector.</text:span></text:p>
      <text:p text:style-name="P112"><text:span text:style-name="T356">As we increasingly connect devices to the Internet, new opportunities to exploit potential security</text:span></text:p>
      <text:p text:style-name="P112"><text:span text:style-name="T356">vulnerabilities grow. Poorly secured IoT devices could serve as entry points for cyberattack by allowing</text:span></text:p>
      <text:p text:style-name="P112"><text:span text:style-name="T356">malicious individuals to re-program a device or cause it to malfunction. Poorly designed devices can expose</text:span></text:p>
      <text:p text:style-name="P112"><text:span text:style-name="T356">user data to theft by leaving data streams inadequately protected. Failing or malfunctioning devices also can</text:span></text:p>
      <text:p text:style-name="P112"><text:span text:style-name="T356">create security vulnerabilities. These problems are just as large or larger for the small, cheap, and<text:s text:c="2"/>the endpoints of Internet connectivity. Competitive cost and technical constraints on IoT devices challenge</text:span></text:p>
      <text:p text:style-name="P113"><text:span text:style-name="T357">manufacturers to adequately design security features into these devices, potentially creating security and</text:span></text:p>
      <text:p text:style-name="P113"><text:span text:style-name="T357">long-term maintainability vulnerabilities greater than their traditional computer counterparts.</text:span></text:p>
      <text:p text:style-name="P113"><text:span text:style-name="T357">Along with potential security design deficiencies, the sheer increase in the number and nature of IoT devices</text:span></text:p>
      <text:p text:style-name="P113"><text:span text:style-name="T357">could increase the opportunities of attack. When coupled with the highly interconnected nature of IoT</text:span></text:p>
      <text:p text:style-name="P113"><text:span text:style-name="T357">devices, every poorly secured device that is connected online potentially affects the security and resilience</text:span></text:p>
      <text:p text:style-name="P113"><text:span text:style-name="T357">of the Internet<text:s/></text:span><text:span text:style-name="T358">globally</text:span><text:span text:style-name="T359">, not just locally. For example, an unprotected refrigerator or television in the US that</text:span></text:p>
      <text:p text:style-name="P113"><text:span text:style-name="T359">is infected with malware might send thousands of harmful spam emails to recipients worldwide using the</text:span></text:p>
      <text:p text:style-name="P113"><text:span text:style-name="T359">owner’s home Wi-Fi Internet connection.57</text:span></text:p>
      <text:p text:style-name="P113"><text:span text:style-name="T359">To complicate matters, our ability to function in our daily activities without using devices or systems that are</text:span></text:p>
      <text:p text:style-name="P113"><text:span text:style-name="T359">Internet-enabled is likely to decrease in a hyperconnected world. In fact, it is increasingly difficult to purchase</text:span></text:p>
      <text:p text:style-name="P113"><text:span text:style-name="T359">some devices that are<text:s/></text:span><text:span text:style-name="T360">not<text:s/></text:span><text:span text:style-name="T361">Internet-connected because certain vendors only make connected products. Day</text:span></text:p>
      <text:p text:style-name="P113"><text:span text:style-name="T361">by day, we become more connected and dependent on IoT devices for essential services, and we need the</text:span></text:p>
      <text:p text:style-name="P113"><text:span text:style-name="T361">devices to be secure, while recognizing that no device can be absolutely secure. This increasing level of</text:span></text:p>
      <text:p text:style-name="P113"><text:span text:style-name="T361">dependence on IoT devices and the Internet services they interact with also increases the pathways for</text:span></text:p>
      <text:p text:style-name="P113"><text:span text:style-name="T361">wrongdoers to gain access to devices. Perhaps we could unplug our Internet-connected TVs if they get</text:span></text:p>
      <text:p text:style-name="P113"><text:span text:style-name="T361">compromised in a cyber attack, but we can’t so easily turn off a smart utility power meter or a traffic control</text:span></text:p>
      <text:p text:style-name="P113"><text:span text:style-name="T361">system or a person’s implanted pacemaker if they fall victim to malicious behavior.</text:span></text:p>
      <text:p text:style-name="P113"><text:span text:style-name="T361">This is why security of IoT devices and services is a major discussion point and should be considered a</text:span></text:p>
      <text:p text:style-name="P113"><text:span text:style-name="T361">critical issue. We increasingly depend on these devices for essential services, and their behavior may have</text:span></text:p>
      <text:p text:style-name="P114"><text:span text:style-name="T361">global reach and impact.</text:span></text:p>
      <text:p text:style-name="P114"><text:span text:style-name="T362"/></text:p>
      <text:p text:style-name="P114"><text:span text:style-name="T362"/></text:p>
      <text:p text:style-name="P114"><text:span text:style-name="T362"/></text:p>
      <text:p text:style-name="P114"><text:span text:style-name="T362"/></text:p>
      <text:p text:style-name="P114"><text:span text:style-name="T362"/></text:p>
      <text:p text:style-name="P114"><text:span text:style-name="T362"/></text:p>
      <text:p text:style-name="P114"><text:span text:style-name="T362"/></text:p>
      <text:p text:style-name="P114"><text:span text:style-name="T362"/></text:p>
      <text:p text:style-name="P114"><text:span text:style-name="T363">Privacy Considerations</text:span></text:p>
      <text:p text:style-name="P115"><text:span text:style-name="T364">Internet of Things Privacy Background</text:span></text:p>
      <text:p text:style-name="P116"><text:span text:style-name="T365">Respect for privacy rights and expectations is integral to ensuring<text:s/></text:span><text:span text:style-name="T366">trust<text:s/></text:span><text:span text:style-name="T367">in the Internet, and it also impacts the</text:span></text:p>
      <text:p text:style-name="P116"><text:span text:style-name="T367">ability of individuals to<text:s/></text:span><text:span text:style-name="T368">speak</text:span><text:span text:style-name="T369">,<text:s/></text:span><text:span text:style-name="T370">connect,<text:s/></text:span><text:span text:style-name="T371">and<text:s/></text:span><text:span text:style-name="T372">choose<text:s/></text:span><text:span text:style-name="T373">in meaningful ways. These rights and expectations are</text:span></text:p>
      <text:p text:style-name="P116"><text:span text:style-name="T373">sometimes framed in terms of ethical data handling, which emphasizes the importance of respecting an</text:span></text:p>
      <text:p text:style-name="P116"><text:span text:style-name="T373">individual’s expectations of privacy and the fair use of their data.63 The Internet of Things can challenge</text:span></text:p>
      <text:p text:style-name="P116"><text:span text:style-name="T373">these traditional expectations of privacy.</text:span></text:p>
      <text:p text:style-name="P116"><text:span text:style-name="T373">IoT often refers to a large network of sensor-enabled devices designed to collect data about their</text:span></text:p>
      <text:p text:style-name="P116"><text:span text:style-name="T373">environment, which frequently includes data related to people. This data presumably provides a benefit to</text:span></text:p>
      <text:p text:style-name="P116"><text:span text:style-name="T373">the device’s owner, but frequently to the device’s manufacturer or supplier as well. IoT data collection and</text:span></text:p>
      <text:p text:style-name="P116"><text:span text:style-name="T373">use becomes a privacy consideration when the individuals who are observed by IoT devices have different</text:span></text:p>
      <text:p text:style-name="P116"><text:span text:style-name="T373">privacy expectations regarding the scope and use of that data than those of the data collector.</text:span></text:p>
      <text:p text:style-name="P116"><text:span text:style-name="T373">Seemingly benign combinations of IoT data streams also can jeopardize privacy. When individual data</text:span></text:p>
      <text:p text:style-name="P116"><text:span text:style-name="T373">streams are combined or correlated, often a more invasive digital portrait is painted of the individual than can</text:span></text:p>
      <text:p text:style-name="P116"><text:span text:style-name="T373">be realized from an individual IoT data stream. For example, a user’s Internet-enabled toothbrush might</text:span></text:p>
      <text:p text:style-name="P116"><text:span text:style-name="T373">capture and transmit innocuous data about a person’s tooth-brushing habits. But if the user’s refrigerator</text:span></text:p>
      <text:p text:style-name="P116"><text:span text:style-name="T373">reports the inventory of the foods he eats and his fitness-tracking device reports his activity data, the</text:span></text:p>
      <text:p text:style-name="P116"><text:span text:style-name="T373">combination of these data streams paint a much more detailed and private description of the person’s overall</text:span></text:p>
      <text:p text:style-name="P116"><text:span text:style-name="T373">health. This data-aggregation effect can be particularly potent with respect to IoT devices because many</text:span></text:p>
      <text:p text:style-name="P116"><text:span text:style-name="T373">produce additional metadata like time stamps and geolocation information, which adds even more specificity</text:span></text:p>
      <text:p text:style-name="P116"><text:span text:style-name="T373">about the user.</text:span></text:p>
      <text:p text:style-name="P116"><text:span text:style-name="T373">In other situations, the user might not be aware that an IoT device is collecting data about the individual and</text:span></text:p>
      <text:p text:style-name="P116"><text:span text:style-name="T373">potentially sharing it with third parties. This type of data collection is becoming more prevalent in consumer</text:span></text:p>
      <text:p text:style-name="P116"><text:span text:style-name="T373">devices like smart televisions and video game devices. These kinds of products have voice recognition or</text:span></text:p>
      <text:p text:style-name="P116"><text:span text:style-name="T373">vision features that continuously listen to conversations or watch for activity in a room and selectively</text:span></text:p>
      <text:p text:style-name="P116"><text:span text:style-name="T373">transmit that data to a cloud service for processing, which sometimes includes a third party. A person might</text:span></text:p>
      <text:p text:style-name="P117"><text:span text:style-name="T373">be in the presence of these kinds of devices without knowing their conversation or activities are being monitored and their data captured. These kinds of features may provide a benefit to an informed user, but</text:span></text:p>
      <text:p text:style-name="P118"><text:span text:style-name="T374">can pose a privacy problem for those who are unaware of the presence of the devices and have no</text:span></text:p>
      <text:p text:style-name="P118"><text:span text:style-name="T374">meaningful influence over how that collected information is used.</text:span></text:p>
      <text:p text:style-name="P118"><text:span text:style-name="T374">Independent of whether the user is aware of and consents to having their IoT data collected and analyzed,</text:span></text:p>
      <text:p text:style-name="P118"><text:span text:style-name="T374">these situations highlight the value of these personalized data streams to companies and organizations</text:span></text:p>
      <text:p text:style-name="P118"><text:span text:style-name="T374">seeking to collect and capitalize on IoT information. The demand for this information exposes the legal and</text:span></text:p>
      <text:p text:style-name="P118"><text:span text:style-name="T374">regulatory challenges facing data protection and privacy laws.</text:span></text:p>
      <text:p text:style-name="P118"><text:span text:style-name="T374">These kinds of privacy problems are critical to address because they have implications on our basic rights</text:span></text:p>
      <text:p text:style-name="P118"><text:span text:style-name="T374">and our collective ability to trust the Internet. From a broad perspective, people recognize their privacy is</text:span></text:p>
      <text:p text:style-name="P118"><text:span text:style-name="T374">intrinsically valuable, and they have expectations of what data can be collected about them and how other</text:span></text:p>
      <text:p text:style-name="P118"><text:span text:style-name="T374">parties can use that data. This general notion about privacy holds true for data collected by Internet of</text:span></text:p>
      <text:p text:style-name="P118"><text:span text:style-name="T374">Things devices, but those devices can undermine the user’s ability to express and enforce privacy</text:span></text:p>
      <text:p text:style-name="P118"><text:span text:style-name="T374">preferences. If users lose confidence in the Internet because their privacy preferences aren’t being</text:span></text:p>
      <text:p text:style-name="P119"><text:span text:style-name="T374">respected in the Internet of Things, then the greater value of the Internet may be diminished.</text:span></text:p>
      <text:p text:style-name="P119"><text:span text:style-name="T375"/></text:p>
      <text:p text:style-name="P119"><text:span text:style-name="T375"/></text:p>
      <text:p text:style-name="P119"><text:span text:style-name="T375"/></text:p>
      <text:p text:style-name="P119"><text:span text:style-name="T375"/></text:p>
      <text:p text:style-name="P119"><text:span text:style-name="T375"/></text:p>
      <text:p text:style-name="P119"><text:span text:style-name="T375"/></text:p>
      <text:p text:style-name="P119"><text:span text:style-name="T375"/></text:p>
      <text:p text:style-name="P119"><text:span text:style-name="T375"/></text:p>
      <text:p text:style-name="P119"><text:span text:style-name="T375"/></text:p>
      <text:p text:style-name="P119"><text:span text:style-name="T375"/></text:p>
      <text:p text:style-name="P119"><text:span text:style-name="T376">Emerging Economy and Development Issues</text:span></text:p>
      <text:p text:style-name="P120"><text:span text:style-name="T377">Ensuring IoT Opportunities are Global</text:span></text:p>
      <text:p text:style-name="P121"><text:span text:style-name="T378">The spread and impact of the Internet is global in nature, providing opportunity and benefits to developed</text:span></text:p>
      <text:p text:style-name="P121"><text:span text:style-name="T378">and developing regions alike. At the same time, there are often unique challenges in developing regions</text:span></text:p>
      <text:p text:style-name="P121"><text:span text:style-name="T378">related to the deployment, growth, implementation, and use of technology, including the Internet. It is</text:span></text:p>
      <text:p text:style-name="P121"><text:span text:style-name="T378">reasonable to expect the same to be true for the potential benefits and challenges associated with the</text:span></text:p>
      <text:p text:style-name="P121"><text:span text:style-name="T378">Internet of Things.</text:span></text:p>
      <text:p text:style-name="P121"><text:span text:style-name="T378">From an Internet Society principle perspective, we believe that the Internet should be a source of</text:span></text:p>
      <text:p text:style-name="P121"><text:span text:style-name="T378">empowerment globally, regardless of a user’s location, region, or state of economic development, and that</text:span></text:p>
      <text:p text:style-name="P121"><text:span text:style-name="T378">the full range of abilities and principles97 that drive our work and the success of the Internet apply globally.</text:span></text:p>
      <text:p text:style-name="P121"><text:span text:style-name="T378">From early in the history of the Internet, the Internet technical community, civil society, governmental</text:span></text:p>
      <text:p text:style-name="P121"><text:span text:style-name="T378">organizations, and private industry, among others, have focused on the opportunities and challenges related</text:span></text:p>
      <text:p text:style-name="P121"><text:span text:style-name="T378">to the Internet in emerging economies. So this also should be true regarding opportunities and challenges</text:span></text:p>
      <text:p text:style-name="P121"><text:span text:style-name="T378">related to the Internet of Things</text:span></text:p>
      <text:p text:style-name="P121"><text:span text:style-name="T379"/></text:p>
      <text:p text:style-name="P121"><text:span text:style-name="T379"/></text:p>
      <text:p text:style-name="P121"><text:span text:style-name="T379"/></text:p>
      <text:p text:style-name="P121"><text:span text:style-name="T379"/></text:p>
      <text:p text:style-name="P121"><text:span text:style-name="T379"/></text:p>
      <text:p text:style-name="P122"><text:span text:style-name="T380">Economic and Development Opportunities</text:span></text:p>
      <text:p text:style-name="P122"><text:span text:style-name="T381"/></text:p>
      <text:p text:style-name="P123"><text:span text:style-name="T382">In terms of opportunity, McKinsey Global Institute notes that IoT technology has significant potential in</text:span></text:p>
      <text:p text:style-name="P124"><text:span text:style-name="T382">developing economies. By 2025, they project that as much as 38% of annual economic impact of IoT applications will derive from less developed regions.</text:span><text:span text:style-name="T383">99 From an economic perspective, it is expected that</text:span></text:p>
      <text:p text:style-name="P125"><text:span text:style-name="T383">both demographics and marketplace trends will drive opportunity. For example, developing countries have a</text:span></text:p>
      <text:p text:style-name="P125"><text:span text:style-name="T383">high potential number of IoT users (particularly in China), global economic growth is shifting to developing</text:span></text:p>
      <text:p text:style-name="P125"><text:span text:style-name="T383">economies, and industrial IoT applications (such as in factories, worksites, and transportation) are expected</text:span></text:p>
      <text:p text:style-name="P125"><text:span text:style-name="T383">to drive economic value creation.100</text:span></text:p>
      <text:p text:style-name="P125"><text:span text:style-name="T383">Should expectations regarding innovation and application of the technology be realized, IoT implementations</text:span></text:p>
      <text:p text:style-name="P125"><text:span text:style-name="T383">could hold considerable promise as fundamental enablers of social development, including the achievement</text:span></text:p>
      <text:p text:style-name="P125"><text:span text:style-name="T383">of the United Nations Sustainable Development Goals.101 The Sustainable Development Goals, or SDGs,</text:span></text:p>
      <text:p text:style-name="P125"><text:span text:style-name="T383">are a set of 17 goals framing over 100 development targets aimed at guiding efforts to achieve dignity, wellbeing,</text:span></text:p>
      <text:p text:style-name="P125"><text:span text:style-name="T383">and equality for all the world’s people -- especially the poor and underserved. They cover the vast</text:span></text:p>
      <text:p text:style-name="P125"><text:span text:style-name="T383">range of fundamental development challenges, including sustainable agriculture, energy, water availability,</text:span></text:p>
      <text:p text:style-name="P125"><text:span text:style-name="T383">industrialization, and management of terrestrial and maritime resources, among others.</text:span></text:p>
      <text:p text:style-name="P125"><text:span text:style-name="T383">In considering the potential for smart object and Internet of Things technology to meaningfully address</text:span></text:p>
      <text:p text:style-name="P125"><text:span text:style-name="T383">development challenges, the opportunities appear compelling. For example, the application of sensor</text:span></text:p>
      <text:p text:style-name="P125"><text:span text:style-name="T383">networks to environmental challenges, including water quality and use, sanitation, disease, and health,</text:span></text:p>
      <text:p text:style-name="P125"><text:span text:style-name="T383">climate change, and natural resource monitoring, could have significant impact beyond resource</text:span></text:p>
      <text:p text:style-name="P125"><text:span text:style-name="T383">management. The data derived from such applications also could be used in research contexts, assisting</text:span></text:p>
      <text:p text:style-name="P125"><text:span text:style-name="T383">local scientists and universities in making unique contributions to the broader body of global scientific</text:span></text:p>
      <text:p text:style-name="P125"><text:span text:style-name="T383">knowledge and providing an incentive for local academic talent to stay in country to conduct research.</text:span></text:p>
      <text:p text:style-name="P125"><text:span text:style-name="T383">The growing world population, particularly in emerging economies, and challenges associated with providing</text:span></text:p>
      <text:p text:style-name="P125"><text:span text:style-name="T383">access to quality, safe, and affordable food are set to grow over time. The potential use of IoT to combat</text:span></text:p>
      <text:p text:style-name="P125"><text:span text:style-name="T383">hunger and promote sustainable agricultural has received particular attention, perhaps more than any other</text:span></text:p>
      <text:p text:style-name="P125"><text:span text:style-name="T383">development issue.102 From managing agricultural production cycles, disease threats, and growing inputs</text:span></text:p>
      <text:p text:style-name="P125"><text:span text:style-name="T383">through to automated harvesting, distribution logistics, and quality monitoring, IoT-enabled “smart</text:span></text:p>
      <text:p text:style-name="P125"><text:span text:style-name="T383">agriculture” techniques are envisioned across the entire value chain to improve the sustainability and</text:span></text:p>
      <text:p text:style-name="P126"><text:span text:style-name="T383">productivity of the food supply.103,104</text:span></text:p>
      <text:p text:style-name="P126"><text:span text:style-name="T384"/></text:p>
      <text:p text:style-name="P126"><text:span text:style-name="T384"/></text:p>
      <text:p text:style-name="P126"><text:span text:style-name="T384"/></text:p>
      <text:p text:style-name="P126"><text:span text:style-name="T385">project description:</text:span></text:p>
      <text:p text:style-name="P127"><text:span text:style-name="T386">Introduction</text:span><text:span text:style-name="T387"><text:line-break/></text:span><text:span text:style-name="T388">Today I am going to talk about a very useful project that I had taken up. It is called the Water Level Indicator. Nowadays everybody has overhead tank at their homes. But everyone who has a water tank above knows the kind of problems that they face. Firstly there is no system to track the water in the tank. Then there come a secondary problem that is when their water pump is started they have no idea when it gets filled up and sometimes there are situation where the pump keeps on </text:span><text:span text:style-name="T389">pumping water to the tank </text:span><text:span text:style-name="T390">and the water starts </text:span><text:span text:style-name="T391">spilling out from the tank.</text:span><text:span text:style-name="T392"> </text:span><text:span text:style-name="T393">There is wastage of energy</text:span><text:span text:style-name="T394"> </text:span><text:span text:style-name="T395">as well as</text:span><text:span text:style-name="T396"> </text:span><text:span text:style-name="T397">wastage of water</text:span><text:span text:style-name="T398">.</text:span><text:span text:style-name="T399"><text:line-break/><text:line-break/></text:span><text:span text:style-name="T400">Later History</text:span><text:span text:style-name="T401"><text:line-break/></text:span><text:span text:style-name="T402">This project that i had taken up is the result of  long hours of research of work at the Internet as well as long hours of thinking. I had made various</text:span><text:span text:style-name="T403"> </text:span><text:span text:style-name="T404">versions</text:span><text:span text:style-name="T405"> </text:span><text:span text:style-name="T406">of the projects earlier but at last i came up with this</text:span><text:span text:style-name="T407"> </text:span><text:span text:style-name="T408">final product.</text:span><text:span text:style-name="T409"> </text:span><text:span text:style-name="T410">I bet this has been tested and i can now firmly say that the model would work flawlessly without any complains for years. I am saying this as i have installed this models to various houses in my neighborhood and all are working fine without any maintenance. And indeed this model is admired by all who uses it.</text:span><text:span text:style-name="T411"><text:line-break/><text:line-break/></text:span><text:span text:style-name="T412">The Situation </text:span><text:span text:style-name="T413"><text:line-break/></text:span><text:span text:style-name="T414">The house where I live in has an overhead tank which is about 30 feet from the ground level. I was getting bored going up the rooftop to check whether the tank has filled or the water level was below to start the pump. I had to do this again and again. Then I sought for a solution. I always used to think of the possibilities of how can this problem be tackled in an electronic way. After years of research and by trial and error,  I found one and wanted to put whatever I</text:span><text:span text:style-name="T415"><text:s/></text:span><text:span text:style-name="T416">have done out here so that it may be helpful to someone who has a overhead water tank at their homes</text:span></text:p>
      <text:p text:style-name="P127"><text:span text:style-name="T416">Basically the unit is made up of various sensors</text:span><text:span text:style-name="T417"> acting as a switch</text:span><text:span text:style-name="T418">. Let me explain in a simple way. What happens is when you turn on you water pump, the water starts to get pumped from your underground reservoir  or from your underground water supply from the pipes to your water tank. In the tank there is a </text:span><text:span text:style-name="T419">set of sensors( to be precise there are 7 sensors), </text:span><text:span text:style-name="T420">in the water tank. Just think them as a switch, as the work of the sensor will be to connect a circuit. . So the water starts to get filled in the tank and when the water level in the tank starts to rise up, what happens is that the sensors that is installed in the tank starts to get activated one by one indicating the water level in the tank. And finally when it reaches to its top most sensor, there will be a visual display as well as a sound from the unit indicating that the water has filled in the tank and one can be alerted that the tank has been filled up and the water pump has to be </text:span><text:span text:style-name="T421">switched off</text:span><text:span text:style-name="T422"> saving the </text:span><text:span text:style-name="T423">electricity bill</text:span><text:span text:style-name="T424"> as well as<text:s/></text:span><text:span text:style-name="T425">over flow of water from the tank.</text:span><text:span text:style-name="T426"><text:s/></text:span></text:p>
      <text:p text:style-name="P127"><text:span text:style-name="T427"/></text:p>
      <text:p text:style-name="P127"><text:span text:style-name="T427"/></text:p>
      <text:p text:style-name="P127"><text:span text:style-name="T427"/></text:p>
      <text:p text:style-name="P127"><text:span text:style-name="T427"/></text:p>
      <text:p text:style-name="P127"><text:span text:style-name="T427"/></text:p>
      <text:p text:style-name="P127"><text:span text:style-name="T427"/></text:p>
      <text:p text:style-name="P127"><text:span text:style-name="T427"/></text:p>
      <text:p text:style-name="P127"><text:span text:style-name="T427"/></text:p>
      <text:p text:style-name="P127"><text:span text:style-name="T427"/></text:p>
      <text:p text:style-name="P127"><text:span text:style-name="T427"/></text:p>
      <text:p text:style-name="P127"><text:span text:style-name="T428">There are Four parts in this project:-</text:span><text:span text:style-name="T429"><text:line-break/><text:line-break/></text:span><text:span text:style-name="T430">(i) The Sensor Part</text:span><text:span text:style-name="T431"><text:line-break/>It is generally a fixed support inside the tank having some nuts and bolt with wires coming out.</text:span></text:p>
      <text:p text:style-name="P127"><text:span text:style-name="T432"/></text:p>
      <text:p text:style-name="P127"><text:span text:style-name="T433">(ii) The Circuit Part</text:span><text:span text:style-name="T434"><text:line-break/>It comprises the brain of the module, where in all the various inputs from the sensors are fed. It is the unit from where you will get all the information of how much of water is in the tank.</text:span></text:p>
      <text:p text:style-name="P127"><text:span text:style-name="T435"/></text:p>
      <text:p text:style-name="P127"><text:span text:style-name="T436">(iii) The Power Supply </text:span><text:span text:style-name="T437"><text:line-break/>It is the part where in you will be converting the A/C voltage to a regulated voltage of 5V to the Circuit.</text:span></text:p>
      <text:p text:style-name="P127"><text:span text:style-name="T438"/></text:p>
      <text:p text:style-name="P127"><text:span text:style-name="T439">(IV) The Buzzer Part</text:span><text:span text:style-name="T440"><text:line-break/>It is responsible for bringing up the sound when the water level fills up in the tank. It will also be having a speaker or a buzzer to alert</text:span></text:p>
      <text:p text:style-name="P127"><text:span text:style-name="T441"/></text:p>
      <text:p text:style-name="P127"><text:span text:style-name="T441"/></text:p>
      <text:p text:style-name="P127"><text:span text:style-name="T441"/></text:p>
      <text:p text:style-name="P127"><text:span text:style-name="T442"> </text:span><text:span text:style-name="T443">The Circuit</text:span></text:p>
      <text:p text:style-name="P127"><text:span text:style-name="T444"/></text:p>
      <text:p text:style-name="P127"><draw:frame text:anchor-type="as-char" svg:width="158.49mm" svg:height="146.31mm" style:rel-width="scale" style:rel-height="scale"><draw:object-ole xlink:href="OleObj5"/><draw:image xlink:href="ObjectReplacements/OleObj5"/></draw:frame><text:span text:style-name="T444"/></text:p>
      <text:p text:style-name="P127"><text:span text:style-name="T444"/></text:p>
      <text:p text:style-name="P127"><text:span text:style-name="T444"/></text:p>
      <text:p text:style-name="P127"><text:span text:style-name="T444"/></text:p>
      <text:p text:style-name="P127"><text:span text:style-name="T445">source code:</text:span></text:p>
      <text:p text:style-name="P127"><draw:frame text:anchor-type="as-char" svg:width="181.24mm" svg:height="101.86mm" style:rel-width="scale" style:rel-height="scale"><draw:object-ole xlink:href="OleObj6"/><draw:image xlink:href="ObjectReplacements/OleObj6"/></draw:frame><text:span text:style-name="T446"/></text:p>
      <text:p text:style-name="P127"><text:span text:style-name="T446"/></text:p>
      <text:p text:style-name="P127"><text:span text:style-name="T446"/></text:p>
      <text:p text:style-name="P127"><text:span text:style-name="T446"/></text:p>
      <text:p text:style-name="P127"><text:span text:style-name="T446"/></text:p>
      <text:p text:style-name="P127"><text:span text:style-name="T446"/></text:p>
      <text:p text:style-name="P127"><text:span text:style-name="T447">Code In C</text:span></text:p>
      <text:p text:style-name="P127"><text:span text:style-name="T448">byte sensorPin[] = {8, 9, 10};</text:span></text:p>
      <text:p text:style-name="P128"><text:span text:style-name="T449">byte ledPin[] = {11, 12, 13}; // number of leds = numbers of sensors</text:span></text:p>
      <text:p text:style-name="P128"><text:span text:style-name="T449">const byte sensors = 3;</text:span></text:p>
      <text:p text:style-name="P128"><text:span text:style-name="T449">int level = 0;</text:span></text:p>
      <text:p text:style-name="P128"><text:span text:style-name="T449">void setup()</text:span></text:p>
      <text:p text:style-name="P128"><text:span text:style-name="T449">{</text:span></text:p>
      <text:p text:style-name="P128"><text:span text:style-name="T449">Serial.begin(9600);</text:span></text:p>
      <text:p text:style-name="P128"><text:span text:style-name="T449">for(int i = 0; i &lt; sensors; i++)</text:span></text:p>
      <text:p text:style-name="P128"><text:span text:style-name="T449">{</text:span></text:p>
      <text:p text:style-name="P128"><text:span text:style-name="T449">pinMode(sensorPin[i], INPUT);</text:span></text:p>
      <text:p text:style-name="P128"><text:span text:style-name="T449">pinMode(ledPin[i], OUTPUT);</text:span></text:p>
      <text:p text:style-name="P128"><text:span text:style-name="T449">}</text:span></text:p>
      <text:p text:style-name="P128"><text:span text:style-name="T449">}</text:span></text:p>
      <text:p text:style-name="P128"><text:span text:style-name="T449">void loop()</text:span></text:p>
      <text:p text:style-name="P128"><text:span text:style-name="T449">{</text:span></text:p>
      <text:p text:style-name="P128"><text:span text:style-name="T449">level = 0;</text:span></text:p>
      <text:p text:style-name="P128"><text:span text:style-name="T449">for(int i = 0; i &lt; sensors; i++)</text:span></text:p>
      <text:p text:style-name="P128"><text:span text:style-name="T449">{</text:span></text:p>
      <text:p text:style-name="P128"><text:span text:style-name="T449">if(digitalRead(sensorPin[i]) == LOW)</text:span></text:p>
      <text:p text:style-name="P128"><text:span text:style-name="T449">{</text:span></text:p>
      <text:p text:style-name="P128"><text:span text:style-name="T449">digitalWrite(ledPin[i], HIGH);</text:span></text:p>
      <text:p text:style-name="P128"><text:span text:style-name="T449">level = sensors - i;</text:span></text:p>
      <text:p text:style-name="P128"><text:span text:style-name="T449">}</text:span></text:p>
      <text:p text:style-name="P128"><text:span text:style-name="T449">else</text:span></text:p>
      <text:p text:style-name="P128"><text:span text:style-name="T449">{</text:span></text:p>
      <text:p text:style-name="P128"><text:span text:style-name="T449">digitalWrite(ledPin[i], LOW);</text:span></text:p>
      <text:p text:style-name="P128"><text:span text:style-name="T449">}</text:span></text:p>
      <text:p text:style-name="P128"><text:span text:style-name="T449">}</text:span></text:p>
      <text:p text:style-name="P128"><text:span text:style-name="T449">Serial.println("Water level");</text:span></text:p>
      <text:p text:style-name="P128"><text:span text:style-name="T449">switch(level)</text:span></text:p>
      <text:p text:style-name="P128"><text:span text:style-name="T449">{</text:span></text:p>
      <text:p text:style-name="P128"><text:span text:style-name="T449">case 1:</text:span></text:p>
      <text:p text:style-name="P128"><text:span text:style-name="T449">Serial.println("HIGH");</text:span></text:p>
      <text:p text:style-name="P128"><text:span text:style-name="T449">break;</text:span></text:p>
      <text:p text:style-name="P128"><text:span text:style-name="T449">case 2:</text:span></text:p>
      <text:p text:style-name="P128"><text:span text:style-name="T449">Serial.println("AVERAGE");</text:span></text:p>
      <text:p text:style-name="P128"><text:span text:style-name="T449">break;</text:span></text:p>
      <text:p text:style-name="P128"><text:span text:style-name="T449">case 3:</text:span></text:p>
      <text:p text:style-name="P128"><text:span text:style-name="T449">Serial.println("LOW");</text:span></text:p>
      <text:p text:style-name="P128"><text:span text:style-name="T449">break;</text:span></text:p>
      <text:p text:style-name="P128"><text:span text:style-name="T449">default:</text:span></text:p>
      <text:p text:style-name="P128"><text:span text:style-name="T449">Serial.println("NO WATER");</text:span></text:p>
      <text:p text:style-name="P128"><text:span text:style-name="T449">break;</text:span></text:p>
      <text:p text:style-name="P128"><text:span text:style-name="T449">}</text:span></text:p>
      <text:p text:style-name="P128"><text:span text:style-name="T449">delay(50);</text:span></text:p>
      <text:p text:style-name="P128"><text:span text:style-name="T449">}</text:span></text:p>
      <text:p text:style-name="P129"><text:span text:style-name="T450"/></text:p>
      <text:p text:style-name="P129"><text:span text:style-name="T451">The Buzzer Part<text:line-break/></text:span><text:span text:style-name="T452">Here you can add any of the normal buzzers that are readily available in the market and if  it is not then you can make yourself with a simple 555 IC. I am giving a small circuit diagram, it is really simple to make and there are minimum parts. It is a simple audio oscillator. I have also provide a circuit diagram here but if you are able to manage a buzzer then no need to assemble this circuit.</text:span><text:span text:style-name="T453"><text:line-break/></text:span></text:p>
      <text:p text:style-name="P129"><text:span text:style-name="T454"/></text:p>
      <text:p text:style-name="P129"><text:span text:style-name="T455"><text:line-break/>The Power Supply<text:line-break/></text:span><text:span text:style-name="T456">This section contains a transformer converting the mains voltage 220V bring down to 9V. There is a bridge rectifier containing 4 diodes and making the Alternating current to Direct Current. After the filtering the voltage is then directly fed to the voltage regulator (7805) with a filtering capacitor. From the regulator IC the output voltage is then again filtered with a capacitor and is fed to the circuit. This comprises the power supply of the device.</text:span><text:span text:style-name="T457"><text:s/></text:span></text:p>
      <text:p text:style-name="P129"><text:span text:style-name="T458"/></text:p>
      <text:p text:style-name="P129"><text:span text:style-name="T458"/></text:p>
      <text:p text:style-name="P129"><text:span text:style-name="T459">HARDWARE SETUP 1:</text:span></text:p>
      <text:p text:style-name="P129"><text:span text:style-name="T460"/></text:p>
      <text:p text:style-name="P129"><draw:frame text:anchor-type="as-char" svg:width="158.49mm" svg:height="89.16mm" style:rel-width="scale" style:rel-height="scale"><draw:object-ole xlink:href="OleObj7"/><draw:image xlink:href="ObjectReplacements/OleObj7"/></draw:frame><text:span text:style-name="T460"/></text:p>
      <text:p text:style-name="P129"><text:span text:style-name="T460"/></text:p>
      <text:p text:style-name="P129"><text:span text:style-name="T461">HARDWARE SETUP 2:</text:span></text:p>
      <text:p text:style-name="P129"><text:span text:style-name="T462"/></text:p>
      <text:p text:style-name="P129"><text:span text:style-name="T462"/></text:p>
      <text:p text:style-name="P129"><text:span text:style-name="T462"/></text:p>
      <text:p text:style-name="P129"><draw:frame text:anchor-type="as-char" svg:width="158.49mm" svg:height="89.16mm" style:rel-width="scale" style:rel-height="scale"><draw:object-ole xlink:href="OleObj8"/><draw:image xlink:href="ObjectReplacements/OleObj8"/></draw:frame><text:span text:style-name="T462"/></text:p>
      <text:p text:style-name="P129"><text:span text:style-name="T462"/></text:p>
      <text:p text:style-name="P129"><text:span text:style-name="T462"/></text:p>
      <text:p text:style-name="P129"><text:span text:style-name="T462"/></text:p>
      <text:p text:style-name="P129"><text:span text:style-name="T462"/></text:p>
      <text:p text:style-name="P129"><text:span text:style-name="T462"/></text:p>
      <text:p text:style-name="P129"><text:span text:style-name="T463">Brief overview of working of project</text:span></text:p>
      <text:p text:style-name="P129"><text:span text:style-name="T464"/></text:p>
      <text:p text:style-name="P129"><text:span text:style-name="T464"/></text:p>
      <text:p text:style-name="P129"><text:span text:style-name="T464"/></text:p>
      <text:p text:style-name="P129"><draw:frame text:anchor-type="as-char" svg:width="158.49mm" svg:height="87.31mm" style:rel-width="scale" style:rel-height="scale"><draw:object-ole xlink:href="OleObj9"/><draw:image xlink:href="ObjectReplacements/OleObj9"/></draw:frame><text:span text:style-name="T464"/></text:p>
      <text:p text:style-name="P129"><text:span text:style-name="T464"/></text:p>
      <text:p text:style-name="P129"><text:span text:style-name="T464"/></text:p>
      <text:p text:style-name="P129"><text:span text:style-name="T464"/></text:p>
      <text:p text:style-name="P129"><text:span text:style-name="T465">Output on emulator:</text:span></text:p>
      <text:p text:style-name="P129"><text:span text:style-name="T465">Starting<text:s text:c="2"/>phase:</text:span></text:p>
      <text:p text:style-name="P129"><text:span text:style-name="T466"/></text:p>
      <text:p text:style-name="P129"><text:span text:style-name="T466"/></text:p>
      <text:p text:style-name="P129"><text:span text:style-name="T466"/></text:p>
      <text:p text:style-name="P129"><text:span text:style-name="T466"/></text:p>
      <text:p text:style-name="P129"><text:span text:style-name="T466"/></text:p>
      <text:p text:style-name="P129"><text:span text:style-name="T467">Second Level:</text:span></text:p>
      <text:p text:style-name="P129"><text:span text:style-name="T468"/></text:p>
      <text:p text:style-name="P129"><text:span text:style-name="T468"/></text:p>
      <text:p text:style-name="P129"><text:span text:style-name="T468"/></text:p>
      <text:p text:style-name="P129"><text:span text:style-name="T468"/></text:p>
      <text:p text:style-name="P129"><text:span text:style-name="T468"/></text:p>
      <text:p text:style-name="P129"><text:span text:style-name="T468"/></text:p>
      <text:p text:style-name="P129"><text:span text:style-name="T468"/></text:p>
      <text:p text:style-name="P129"><text:span text:style-name="T469">Third Level:</text:span></text:p>
      <text:p text:style-name="P129"><text:span text:style-name="T470"/></text:p>
      <text:p text:style-name="P129"><text:span text:style-name="T470"/></text:p>
      <text:p text:style-name="P129"><text:span text:style-name="T470"/></text:p>
      <text:p text:style-name="P129"><text:span text:style-name="T470"/></text:p>
      <text:p text:style-name="P129"><text:span text:style-name="T470"/></text:p>
      <text:p text:style-name="P129"><text:span text:style-name="T470"/></text:p>
      <text:p text:style-name="P129"><text:span text:style-name="T471">Medium Level:</text:span></text:p>
      <text:p text:style-name="P129"><text:span text:style-name="T472"/></text:p>
      <text:p text:style-name="P129"><text:span text:style-name="T472"/></text:p>
      <text:p text:style-name="P129"><text:span text:style-name="T472"/></text:p>
      <text:p text:style-name="P129"><text:span text:style-name="T472"/></text:p>
      <text:p text:style-name="P129"><text:span text:style-name="T472"/></text:p>
      <text:p text:style-name="P129"><text:span text:style-name="T472"/></text:p>
      <text:p text:style-name="P129"><text:span text:style-name="T472"/></text:p>
      <text:p text:style-name="P129"><text:span text:style-name="T472"/></text:p>
      <text:p text:style-name="P129"><text:span text:style-name="T473">High Level</text:span></text:p>
      <text:p text:style-name="P129"><text:span text:style-name="T474"/></text:p>
      <text:p text:style-name="P129"><text:span text:style-name="T474"/></text:p>
      <text:p text:style-name="P129"><text:span text:style-name="T474"/></text:p>
      <text:p text:style-name="P129"><text:span text:style-name="T474"/></text:p>
      <text:p text:style-name="P129"><text:span text:style-name="T474"/></text:p>
      <text:p text:style-name="P129"><text:span text:style-name="T475">Full Level:</text:span></text:p>
      <text:p text:style-name="P129"><text:span text:style-name="T476"/></text:p>
      <text:p text:style-name="P129"><text:span text:style-name="T476"/></text:p>
      <text:p text:style-name="P129"><text:span text:style-name="T476"/></text:p>
      <text:p text:style-name="P129"><text:span text:style-name="T476"/></text:p>
      <text:p text:style-name="P129"><text:span text:style-name="T476"/></text:p>
      <text:p text:style-name="P129"><text:span text:style-name="T476"/></text:p>
      <text:p text:style-name="P129"><text:span text:style-name="T476"/></text:p>
      <text:p text:style-name="P129"><text:span text:style-name="T476"/></text:p>
      <text:p text:style-name="P129"><text:span text:style-name="T477">Last Level:</text:span></text:p>
      <text:p text:style-name="P129"><text:span text:style-name="T478"/></text:p>
      <text:p text:style-name="P129"><text:span text:style-name="T478"/></text:p>
      <text:p text:style-name="P129"><text:span text:style-name="T478"/></text:p>
      <text:p text:style-name="P129"><text:span text:style-name="T478"/></text:p>
      <text:p text:style-name="P129"><text:span text:style-name="T478"/></text:p>
      <text:p text:style-name="P129"><text:span text:style-name="T478"/></text:p>
      <text:p text:style-name="P129"><text:span text:style-name="T478"/></text:p>
      <text:list text:style-name="L130">
        <text:list-item>
          <text:p text:style-name="P130"><text:span text:style-name="T479">References:</text:span></text:p>
        </text:list-item>
      </text:list>
      <text:p text:style-name="P131"><text:span text:style-name="T480"/></text:p>
      <text:p text:style-name="P132"><text:span text:style-name="T481">Reference to a book:<text:s text:c="2"/></text:span></text:p>
      <text:p text:style-name="P132"><text:span text:style-name="T481">[1]<text:s text:c="2"/></text:span><text:span text:style-name="T482">P</text:span><text:span text:style-name="T483">orup, J.M. </text:span><text:a xlink:href="http://arstechnica.com/security/2016/01/how-to-search-the-internet-of-things-for-photos-of-sleeping-babies/"><text:span text:style-name="T485">"</text:span><text:span text:style-name="T486"><text:s/>HYPERLINK "http://arstechnica.com/security/2016/01/how-to-search-the-internet-of-things-for-photos-of-sleeping-babies/"</text:span><text:span text:style-name="T487">"</text:span><text:span text:style-name="T488"><text:s/>HYPERLINK "http://arstechnica.com/security/2016/01/how-to-search-the-internet-of-things-for-photos-of-sleeping-babies/"</text:span><text:span text:style-name="T489">Internet of Things</text:span><text:span text:style-name="T490"><text:s/>HYPERLINK "http://arstechnica.com/security/2016/01/how-to-search-the-internet-of-things-for-photos-of-sleeping-babies/"</text:span><text:span text:style-name="T491">"</text:span><text:span text:style-name="T492"><text:s/>HYPERLINK "http://arstechnica.com/security/2016/01/how-to-search-the-internet-of-things-for-photos-of-sleeping-babies/"</text:span><text:span text:style-name="T493"><text:s/>security is hilariously broken and getting worse</text:span><text:span text:style-name="T494"><text:s/>HYPERLINK "http://arstechnica.com/security/2016/01/how-to-search-the-internet-of-things-for-photos-of-sleeping-babies/"</text:span><text:span text:style-name="T495">"</text:span></text:a><text:span text:style-name="T496">. Ars Technica. Condé Nast. Retrieved June 27, 2016.</text:span><text:span text:style-name="T497"><text:s/></text:span></text:p>
      <text:p text:style-name="P132"><text:span text:style-name="T498">Reference to web page</text:span><text:span text:style-name="T499">:</text:span><text:span text:style-name="T500"><text:s/></text:span></text:p>
      <text:p text:style-name="P132"><text:span text:style-name="T501"><text:s/>[1]<text:s/></text:span><text:a xlink:href="http://www.instructables.com/id/Water-Level-Indicator-with-Alarm/"><text:span text:style-name="T502">http://www.instructables.com/id/Water-Level-Indicator-with-Alarm/</text:span></text:a><text:span text:style-name="T503"/></text:p>
      <text:p text:style-name="P132"><text:span text:style-name="T504"/></text:p>
      <text:p text:style-name="P132"><text:span text:style-name="T505">Reference to research paper</text:span><text:span text:style-name="T506">:</text:span><text:span text:style-name="T507"><text:s/></text:span></text:p>
      <text:p text:style-name="P133"><text:span text:style-name="T508"><text:tab/></text:span><text:span text:style-name="T509">R</text:span><text:a xlink:href="http://www.instructables.com/member/raikut/"><text:span text:style-name="T511">aikut</text:span></text:a><text:span text:style-name="T512"><text:s/>,<text:s/></text:span><text:span text:style-name="T513">Water Level Indicator with Alarm</text:span><text:span text:style-name="T514">,Retrieved from <text:tab/><text:tab/></text:span><text:a xlink:href="http://www.instructables.com/"><text:span text:style-name="T515">http://www.instructables.com/</text:span></text:a><text:span text:style-name="T516"/></text:p>
      <text:p text:style-name="P134"><text:span text:style-name="T517"/></text:p>
      <text:p text:style-name="P134"><text:span text:style-name="T517"/></text:p>
      <text:p text:style-name="P134"><text:span text:style-name="T517"/></text:p>
      <text:p text:style-name="P134"><text:span text:style-name="T51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